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1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3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Heading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3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Comma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9">
      <style:table-cell-properties style:vertical-align="automatic" fo:wrap-option="wrap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39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FF"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4" style:family="table-cell" style:parent-style-name="Normal_2003_32_main_32_NTS_32_tables_32_raw" style:data-style-name="N4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Comma" style:data-style-name="N41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2" style:family="table-cell" style:parent-style-name="Percent" style:data-style-name="N13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2003_32_main_32_NTS_32_tables_32_raw" style:data-style-name="N4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Percent" style:data-style-name="N13"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Percent_32_2" style:data-style-name="N42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Percent_32_2" style:data-style-name="N42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2003_32_main_32_tables" style:data-style-name="N4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Normal_2003_32_main_32_tables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73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6" style:family="table-cell" style:parent-style-name="Hyperlink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77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32_3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9" style:family="table-cell" style:parent-style-name="Normal_2003_32_main_32_tables" style:data-style-name="N4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677333333333333cm"/>
    </style:style>
    <style:style style:name="co2" style:family="table-column">
      <style:table-column-properties fo:break-before="auto" style:column-width="6.1595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0.973666666666667cm"/>
    </style:style>
    <style:style style:name="co5" style:family="table-column">
      <style:table-column-properties fo:break-before="auto" style:column-width="1.735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9pt" style:use-optimal-row-height="false" fo:break-before="auto"/>
    </style:style>
    <style:style style:name="ro8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40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4" table:default-cell-style-name="ce9"/>
        <table:table-column table:style-name="co4" table:default-cell-style-name="ce9"/>
        <table:table-column table:style-name="co5" table:number-columns-repeated="11" table:default-cell-style-name="ce9"/>
        <table:table-column table:style-name="co5" table:number-columns-repeated="52" table:default-cell-style-name="ce2"/>
        <table:table-column table:style-name="co5" table:number-columns-repeated="16304" table:default-cell-style-name="ce9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2" table:style-name="ce2"/>
          <table:table-cell table:number-columns-repeated="3" table:style-name="ce3"/>
          <table:table-cell table:style-name="ce4"/>
          <table:table-cell table:style-name="ce5"/>
          <table:table-cell table:style-name="ce6"/>
          <table:table-cell table:number-columns-repeated="2" table:style-name="ce7"/>
          <table:table-cell table:number-columns-repeated="5" table:style-name="ce8"/>
          <table:table-cell table:number-columns-repeated="11" table:style-name="ce9"/>
          <table:table-cell table:number-columns-repeated="52" table:style-name="ce2"/>
          <table:table-cell table:number-columns-repeated="16304"/>
        </table:table-row>
        <table:table-row table:style-name="ro2">
          <table:table-cell office:value-type="string" table:style-name="ce10">
            <text:p><text:a xlink:href="https://www.gov.uk/government/organisations/department-for-transport/series/walking-and-cycling-statistics">Walking and Cycling Statistics (www.gov.uk/government/organisations/department-for-transport/series/walking-and-cycling-statistics)</text:a></text:p>
          </table:table-cell>
          <table:table-cell table:style-name="ce10"/>
          <table:table-cell table:number-columns-repeated="2" table:style-name="ce2"/>
          <table:table-cell table:number-columns-repeated="3" table:style-name="ce7"/>
          <table:table-cell table:style-name="ce8"/>
          <table:table-cell table:style-name="ce11"/>
          <table:table-cell table:number-columns-repeated="3" table:style-name="ce7"/>
          <table:table-cell table:number-columns-repeated="5" table:style-name="ce8"/>
          <table:table-cell table:style-name="ce12"/>
          <table:table-cell table:number-columns-repeated="10" table:style-name="ce9"/>
          <table:table-cell table:number-columns-repeated="52" table:style-name="ce2"/>
          <table:table-cell table:number-columns-repeated="16304"/>
        </table:table-row>
        <table:table-row table:style-name="ro1">
          <table:table-cell office:value-type="string" table:style-name="ce13">
            <text:p>Table CW0401</text:p>
          </table:table-cell>
          <table:table-cell table:style-name="ce13"/>
          <table:table-cell table:number-columns-repeated="2" table:style-name="ce2"/>
          <table:table-cell table:number-columns-repeated="3" table:style-name="ce7"/>
          <table:table-cell table:style-name="ce8"/>
          <table:table-cell table:style-name="ce11"/>
          <table:table-cell table:number-columns-repeated="3" table:style-name="ce7"/>
          <table:table-cell table:style-name="ce14"/>
          <table:table-cell table:number-columns-repeated="4" table:style-name="ce8"/>
          <table:table-cell table:style-name="ce15"/>
          <table:table-cell table:number-columns-repeated="10" table:style-name="ce9"/>
          <table:table-cell table:number-columns-repeated="52" table:style-name="ce2"/>
          <table:table-cell table:number-columns-repeated="16304"/>
        </table:table-row>
        <table:table-row table:style-name="ro3">
          <table:table-cell office:value-type="string" table:style-name="ce13">
            <text:p>Total stages walked<text:span text:style-name="T2">1</text:span>, with 3 year average, England, 2005 to 2018</text:p>
          </table:table-cell>
          <table:table-cell table:style-name="ce13"/>
          <table:table-cell table:number-columns-repeated="2" table:style-name="ce16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52" table:style-name="ce2"/>
          <table:table-cell table:number-columns-repeated="16304"/>
        </table:table-row>
        <table:table-row table:style-name="ro4">
          <table:table-cell table:number-columns-repeated="2" table:style-name="ce17"/>
          <table:table-cell table:number-columns-repeated="14" table:style-name="ce18"/>
          <table:table-cell table:style-name="ce19"/>
          <table:table-cell table:number-columns-repeated="8" table:style-name="ce9"/>
          <table:table-cell table:number-columns-repeated="3" table:style-name="ce19"/>
          <table:table-cell office:value-type="string" table:style-name="ce19">
            <text:p>Millions</text:p>
          </table:table-cell>
          <table:table-cell table:number-columns-repeated="51" table:style-name="ce2"/>
          <table:table-cell table:number-columns-repeated="16304"/>
        </table:table-row>
        <table:table-row table:style-name="ro5">
          <table:table-cell table:number-columns-repeated="2" table:style-name="ce20"/>
          <table:table-cell office:value-type="string" table:number-columns-spanned="14" table:number-rows-spanned="1" table:style-name="ce78">
            <text:p>Annual figure</text:p>
          </table:table-cell>
          <table:covered-table-cell table:number-columns-repeated="13"/>
          <table:table-cell table:style-name="ce21"/>
          <table:table-cell office:value-type="string" table:number-columns-spanned="12" table:number-rows-spanned="1" table:style-name="ce78">
            <text:p>3 year average (of each year either side)</text:p>
          </table:table-cell>
          <table:covered-table-cell table:number-columns-repeated="11"/>
          <table:table-cell table:number-columns-repeated="51" table:style-name="ce2"/>
          <table:table-cell table:number-columns-repeated="16304"/>
        </table:table-row>
        <table:table-row table:style-name="ro6">
          <table:table-cell table:number-columns-repeated="2" table:style-name="ce22"/>
          <table:table-cell office:value-type="float" office:value="2005" table:style-name="ce23">
            <text:p>2005</text:p>
          </table:table-cell>
          <table:table-cell office:value-type="float" office:value="2006" table:style-name="ce23">
            <text:p>2006</text:p>
          </table:table-cell>
          <table:table-cell office:value-type="float" office:value="2007" table:style-name="ce23">
            <text:p>2007</text:p>
          </table:table-cell>
          <table:table-cell office:value-type="float" office:value="2008" table:style-name="ce23">
            <text:p>2008</text:p>
          </table:table-cell>
          <table:table-cell office:value-type="float" office:value="2009" table:style-name="ce23">
            <text:p>2009</text:p>
          </table:table-cell>
          <table:table-cell office:value-type="float" office:value="2010" table:style-name="ce23">
            <text:p>2010</text:p>
          </table:table-cell>
          <table:table-cell office:value-type="float" office:value="2011" table:style-name="ce23">
            <text:p>2011</text:p>
          </table:table-cell>
          <table:table-cell office:value-type="float" office:value="2012" table:style-name="ce23">
            <text:p>2012</text:p>
          </table:table-cell>
          <table:table-cell office:value-type="float" office:value="2013" table:style-name="ce23">
            <text:p>2013</text:p>
          </table:table-cell>
          <table:table-cell office:value-type="float" office:value="2014" table:style-name="ce23">
            <text:p>2014</text:p>
          </table:table-cell>
          <table:table-cell office:value-type="float" office:value="2015" table:style-name="ce23">
            <text:p>2015</text:p>
          </table:table-cell>
          <table:table-cell office:value-type="float" office:value="2016" table:style-name="ce23">
            <text:p>2016</text:p>
          </table:table-cell>
          <table:table-cell office:value-type="float" office:value="2017" table:style-name="ce23">
            <text:p>2017</text:p>
          </table:table-cell>
          <table:table-cell office:value-type="float" office:value="2018" table:style-name="ce23">
            <text:p>2018</text:p>
          </table:table-cell>
          <table:table-cell table:style-name="ce24"/>
          <table:table-cell office:value-type="float" office:value="2006" table:style-name="ce23">
            <text:p>2006</text:p>
          </table:table-cell>
          <table:table-cell office:value-type="float" office:value="2007" table:style-name="ce23">
            <text:p>2007</text:p>
          </table:table-cell>
          <table:table-cell office:value-type="float" office:value="2008" table:style-name="ce23">
            <text:p>2008</text:p>
          </table:table-cell>
          <table:table-cell office:value-type="float" office:value="2009" table:style-name="ce23">
            <text:p>2009</text:p>
          </table:table-cell>
          <table:table-cell office:value-type="float" office:value="2010" table:style-name="ce23">
            <text:p>2010</text:p>
          </table:table-cell>
          <table:table-cell office:value-type="float" office:value="2011" table:style-name="ce23">
            <text:p>2011</text:p>
          </table:table-cell>
          <table:table-cell office:value-type="float" office:value="2012" table:style-name="ce23">
            <text:p>2012</text:p>
          </table:table-cell>
          <table:table-cell office:value-type="float" office:value="2013" table:style-name="ce23">
            <text:p>2013</text:p>
          </table:table-cell>
          <table:table-cell office:value-type="float" office:value="2014" table:style-name="ce23">
            <text:p>2014</text:p>
          </table:table-cell>
          <table:table-cell office:value-type="float" office:value="2015" table:style-name="ce23">
            <text:p>2015</text:p>
          </table:table-cell>
          <table:table-cell office:value-type="float" office:value="2016" table:style-name="ce23">
            <text:p>2016</text:p>
          </table:table-cell>
          <table:table-cell office:value-type="float" office:value="2017" table:style-name="ce23">
            <text:p>2017</text:p>
          </table:table-cell>
          <table:table-cell table:number-columns-repeated="51" table:style-name="ce2"/>
          <table:table-cell table:number-columns-repeated="16304"/>
        </table:table-row>
        <table:table-row table:style-name="ro3">
          <table:table-cell table:number-columns-repeated="2" table:style-name="ce25"/>
          <table:table-cell table:number-columns-repeated="15" table:style-name="ce24"/>
          <table:table-cell table:number-columns-repeated="11" table:style-name="ce9"/>
          <table:table-cell table:number-columns-repeated="52" table:style-name="ce2"/>
          <table:table-cell table:number-columns-repeated="16304"/>
        </table:table-row>
        <table:table-row table:style-name="ro3">
          <table:table-cell office:value-type="string" table:style-name="ce25">
            <text:p>England</text:p>
          </table:table-cell>
          <table:table-cell table:style-name="ce25"/>
          <table:table-cell office:value-type="float" office:value="17316250954.827126" table:style-name="ce26">
            <text:p>17,316</text:p>
          </table:table-cell>
          <table:table-cell office:value-type="float" office:value="17859305743.788578" table:style-name="ce26">
            <text:p>17,859</text:p>
          </table:table-cell>
          <table:table-cell office:value-type="float" office:value="16032291051.307823" table:style-name="ce26">
            <text:p>16,032</text:p>
          </table:table-cell>
          <table:table-cell office:value-type="float" office:value="16296941067.951504" table:style-name="ce26">
            <text:p>16,297</text:p>
          </table:table-cell>
          <table:table-cell office:value-type="float" office:value="17073462934.014889" table:style-name="ce26">
            <text:p>17,073</text:p>
          </table:table-cell>
          <table:table-cell office:value-type="float" office:value="16409802809.238394" table:style-name="ce26">
            <text:p>16,410</text:p>
          </table:table-cell>
          <table:table-cell office:value-type="float" office:value="16762424440.996357" table:style-name="ce26">
            <text:p>16,762</text:p>
          </table:table-cell>
          <table:table-cell office:value-type="float" office:value="16589067327.603548" table:style-name="ce26">
            <text:p>16,589</text:p>
          </table:table-cell>
          <table:table-cell office:value-type="float" office:value="16300142951.538277" table:style-name="ce26">
            <text:p>16,300</text:p>
          </table:table-cell>
          <table:table-cell office:value-type="float" office:value="16075645842.320133" table:style-name="ce26">
            <text:p>16,076</text:p>
          </table:table-cell>
          <table:table-cell office:value-type="float" office:value="16454098101.600336" table:style-name="ce26">
            <text:p>16,454</text:p>
          </table:table-cell>
          <table:table-cell office:value-type="float" office:value="18352443746.991558" table:style-name="ce26">
            <text:p>18,352</text:p>
          </table:table-cell>
          <table:table-cell office:value-type="float" office:value="19099197354.731468" table:style-name="ce26">
            <text:p>19,099</text:p>
          </table:table-cell>
          <table:table-cell office:value-type="float" office:value="19431259932.259682" table:style-name="ce26">
            <text:p>19,431</text:p>
          </table:table-cell>
          <table:table-cell table:style-name="ce26"/>
          <table:table-cell office:value-type="float" office:value="17072066883.259108" table:style-name="ce26">
            <text:p>17,072</text:p>
          </table:table-cell>
          <table:table-cell office:value-type="float" office:value="16737769700.506779" table:style-name="ce26">
            <text:p>16,738</text:p>
          </table:table-cell>
          <table:table-cell office:value-type="float" office:value="16467373060.751396" table:style-name="ce26">
            <text:p>16,467</text:p>
          </table:table-cell>
          <table:table-cell office:value-type="float" office:value="16599573611.499084" table:style-name="ce26">
            <text:p>16,600</text:p>
          </table:table-cell>
          <table:table-cell office:value-type="float" office:value="16757914772.696615" table:style-name="ce26">
            <text:p>16,758</text:p>
          </table:table-cell>
          <table:table-cell office:value-type="float" office:value="16583994876.372593" table:style-name="ce26">
            <text:p>16,584</text:p>
          </table:table-cell>
          <table:table-cell office:value-type="float" office:value="16548762726.301878" table:style-name="ce26">
            <text:p>16,549</text:p>
          </table:table-cell>
          <table:table-cell office:value-type="float" office:value="16325770959.126053" table:style-name="ce26">
            <text:p>16,326</text:p>
          </table:table-cell>
          <table:table-cell office:value-type="float" office:value="16275601941.841352" table:style-name="ce26">
            <text:p>16,276</text:p>
          </table:table-cell>
          <table:table-cell office:value-type="float" office:value="16948440905.330248" table:style-name="ce26">
            <text:p>16,948</text:p>
          </table:table-cell>
          <table:table-cell office:value-type="float" office:value="17943718777.684292" table:style-name="ce26">
            <text:p>17,944</text:p>
          </table:table-cell>
          <table:table-cell office:value-type="float" office:value="18944042718.765095" table:style-name="ce26">
            <text:p>18,944</text:p>
          </table:table-cell>
          <table:table-cell table:number-columns-repeated="51" table:style-name="ce27"/>
          <table:table-cell table:number-columns-repeated="16304" table:style-name="ce28"/>
        </table:table-row>
        <table:table-row table:style-name="ro2">
          <table:table-cell table:number-columns-repeated="2" table:style-name="ce25"/>
          <table:table-cell table:number-columns-repeated="14" table:style-name="ce29"/>
          <table:table-cell table:style-name="ce24"/>
          <table:table-cell table:style-name="ce29"/>
          <table:table-cell table:number-columns-repeated="10" table:style-name="ce30"/>
          <table:table-cell table:number-columns-repeated="52" table:style-name="ce31"/>
          <table:table-cell table:number-columns-repeated="16304" table:style-name="ce32"/>
        </table:table-row>
        <table:table-row table:style-name="ro3">
          <table:table-cell office:value-type="string" table:style-name="ce25">
            <text:p>Region</text:p>
          </table:table-cell>
          <table:table-cell table:style-name="ce25"/>
          <table:table-cell table:number-columns-repeated="14" table:style-name="ce33"/>
          <table:table-cell table:style-name="ce34"/>
          <table:table-cell table:style-name="ce33"/>
          <table:table-cell table:number-columns-repeated="10" table:style-name="ce30"/>
          <table:table-cell table:number-columns-repeated="52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North East</text:p>
          </table:table-cell>
          <table:table-cell office:value-type="float" office:value="719070256.65663588" table:style-name="ce26">
            <text:p>719</text:p>
          </table:table-cell>
          <table:table-cell office:value-type="float" office:value="886987903.14413846" table:style-name="ce26">
            <text:p>887</text:p>
          </table:table-cell>
          <table:table-cell office:value-type="float" office:value="797742768.30020165" table:style-name="ce26">
            <text:p>798</text:p>
          </table:table-cell>
          <table:table-cell office:value-type="float" office:value="879881121.20643222" table:style-name="ce26">
            <text:p>880</text:p>
          </table:table-cell>
          <table:table-cell office:value-type="float" office:value="789465328.24679923" table:style-name="ce26">
            <text:p>789</text:p>
          </table:table-cell>
          <table:table-cell office:value-type="float" office:value="676310308.89036083" table:style-name="ce26">
            <text:p>676</text:p>
          </table:table-cell>
          <table:table-cell office:value-type="float" office:value="803526324.49716389" table:style-name="ce26">
            <text:p>804</text:p>
          </table:table-cell>
          <table:table-cell office:value-type="float" office:value="719695192.31247783" table:style-name="ce26">
            <text:p>720</text:p>
          </table:table-cell>
          <table:table-cell office:value-type="float" office:value="697796264.2134403" table:style-name="ce26">
            <text:p>698</text:p>
          </table:table-cell>
          <table:table-cell office:value-type="float" office:value="618096970.39804447" table:style-name="ce26">
            <text:p>618</text:p>
          </table:table-cell>
          <table:table-cell office:value-type="float" office:value="720733645.84438586" table:style-name="ce26">
            <text:p>721</text:p>
          </table:table-cell>
          <table:table-cell office:value-type="float" office:value="636921535.88260567" table:style-name="ce26">
            <text:p>637</text:p>
          </table:table-cell>
          <table:table-cell office:value-type="float" office:value="759860994.17254603" table:style-name="ce26">
            <text:p>760</text:p>
          </table:table-cell>
          <table:table-cell office:value-type="float" office:value="849191396.21947086" table:style-name="ce26">
            <text:p>849</text:p>
          </table:table-cell>
          <table:table-cell table:style-name="ce26"/>
          <table:table-cell office:value-type="float" office:value="800809775.94788754" table:style-name="ce26">
            <text:p>801</text:p>
          </table:table-cell>
          <table:table-cell office:value-type="float" office:value="854673972.51532376" table:style-name="ce26">
            <text:p>855</text:p>
          </table:table-cell>
          <table:table-cell office:value-type="float" office:value="821709498.83571923" table:style-name="ce26">
            <text:p>822</text:p>
          </table:table-cell>
          <table:table-cell office:value-type="float" office:value="782497517.6622287" table:style-name="ce26">
            <text:p>782</text:p>
          </table:table-cell>
          <table:table-cell office:value-type="float" office:value="756017965.77726507" table:style-name="ce26">
            <text:p>756</text:p>
          </table:table-cell>
          <table:table-cell office:value-type="float" office:value="731672060.14416361" table:style-name="ce26">
            <text:p>732</text:p>
          </table:table-cell>
          <table:table-cell office:value-type="float" office:value="739517819.71174693" table:style-name="ce26">
            <text:p>740</text:p>
          </table:table-cell>
          <table:table-cell office:value-type="float" office:value="678979306.76948476" table:style-name="ce26">
            <text:p>679</text:p>
          </table:table-cell>
          <table:table-cell office:value-type="float" office:value="678060742.84027481" table:style-name="ce26">
            <text:p>678</text:p>
          </table:table-cell>
          <table:table-cell office:value-type="float" office:value="657761290.63231194" table:style-name="ce26">
            <text:p>658</text:p>
          </table:table-cell>
          <table:table-cell office:value-type="float" office:value="704388620.62632906" table:style-name="ce26">
            <text:p>704</text:p>
          </table:table-cell>
          <table:table-cell office:value-type="float" office:value="744795418.1895988" table:style-name="ce26">
            <text:p>745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North West</text:p>
          </table:table-cell>
          <table:table-cell office:value-type="float" office:value="2594766524.7598577" table:style-name="ce26">
            <text:p>2,595</text:p>
          </table:table-cell>
          <table:table-cell office:value-type="float" office:value="2491256058.9257584" table:style-name="ce26">
            <text:p>2,491</text:p>
          </table:table-cell>
          <table:table-cell office:value-type="float" office:value="1914669764.8353324" table:style-name="ce26">
            <text:p>1,915</text:p>
          </table:table-cell>
          <table:table-cell office:value-type="float" office:value="2090801783.5133326" table:style-name="ce26">
            <text:p>2,091</text:p>
          </table:table-cell>
          <table:table-cell office:value-type="float" office:value="2234703345.0346093" table:style-name="ce26">
            <text:p>2,235</text:p>
          </table:table-cell>
          <table:table-cell office:value-type="float" office:value="2010327707.1405852" table:style-name="ce26">
            <text:p>2,010</text:p>
          </table:table-cell>
          <table:table-cell office:value-type="float" office:value="2151690831.4676867" table:style-name="ce26">
            <text:p>2,152</text:p>
          </table:table-cell>
          <table:table-cell office:value-type="float" office:value="2215406637.5582962" table:style-name="ce26">
            <text:p>2,215</text:p>
          </table:table-cell>
          <table:table-cell office:value-type="float" office:value="2017652479.2481425" table:style-name="ce26">
            <text:p>2,018</text:p>
          </table:table-cell>
          <table:table-cell office:value-type="float" office:value="1903450349.533637" table:style-name="ce26">
            <text:p>1,903</text:p>
          </table:table-cell>
          <table:table-cell office:value-type="float" office:value="2113763733.5288284" table:style-name="ce26">
            <text:p>2,114</text:p>
          </table:table-cell>
          <table:table-cell office:value-type="float" office:value="2087099029.744993" table:style-name="ce26">
            <text:p>2,087</text:p>
          </table:table-cell>
          <table:table-cell office:value-type="float" office:value="2316049016.3078899" table:style-name="ce26">
            <text:p>2,316</text:p>
          </table:table-cell>
          <table:table-cell office:value-type="float" office:value="2242719847.8317609" table:style-name="ce26">
            <text:p>2,243</text:p>
          </table:table-cell>
          <table:table-cell table:style-name="ce35"/>
          <table:table-cell office:value-type="float" office:value="2336026203.5092683" table:style-name="ce26">
            <text:p>2,336</text:p>
          </table:table-cell>
          <table:table-cell office:value-type="float" office:value="2167070354.1169252" table:style-name="ce26">
            <text:p>2,167</text:p>
          </table:table-cell>
          <table:table-cell office:value-type="float" office:value="2079126801.2625608" table:style-name="ce26">
            <text:p>2,079</text:p>
          </table:table-cell>
          <table:table-cell office:value-type="float" office:value="2113766818.9112799" table:style-name="ce26">
            <text:p>2,114</text:p>
          </table:table-cell>
          <table:table-cell office:value-type="float" office:value="2133751305.765429" table:style-name="ce26">
            <text:p>2,134</text:p>
          </table:table-cell>
          <table:table-cell office:value-type="float" office:value="2125558010.5546889" table:style-name="ce26">
            <text:p>2,126</text:p>
          </table:table-cell>
          <table:table-cell office:value-type="float" office:value="2129158808.91554" table:style-name="ce26">
            <text:p>2,129</text:p>
          </table:table-cell>
          <table:table-cell office:value-type="float" office:value="2047323876.2297211" table:style-name="ce26">
            <text:p>2,047</text:p>
          </table:table-cell>
          <table:table-cell office:value-type="float" office:value="2009590388.1112266" table:style-name="ce26">
            <text:p>2,010</text:p>
          </table:table-cell>
          <table:table-cell office:value-type="float" office:value="2032181769.645184" table:style-name="ce26">
            <text:p>2,032</text:p>
          </table:table-cell>
          <table:table-cell office:value-type="float" office:value="2168612626.9764962" table:style-name="ce26">
            <text:p>2,169</text:p>
          </table:table-cell>
          <table:table-cell office:value-type="float" office:value="2211699954.1041718" table:style-name="ce26">
            <text:p>2,212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Yorkshire and the Humber</text:p>
          </table:table-cell>
          <table:table-cell office:value-type="float" office:value="1637803317.8628461" table:style-name="ce26">
            <text:p>1,638</text:p>
          </table:table-cell>
          <table:table-cell office:value-type="float" office:value="1716365698.7443333" table:style-name="ce26">
            <text:p>1,716</text:p>
          </table:table-cell>
          <table:table-cell office:value-type="float" office:value="1357594137.4546006" table:style-name="ce26">
            <text:p>1,358</text:p>
          </table:table-cell>
          <table:table-cell office:value-type="float" office:value="1587779682.993084" table:style-name="ce26">
            <text:p>1,588</text:p>
          </table:table-cell>
          <table:table-cell office:value-type="float" office:value="1621713576.814265" table:style-name="ce26">
            <text:p>1,622</text:p>
          </table:table-cell>
          <table:table-cell office:value-type="float" office:value="1642974769.0539258" table:style-name="ce26">
            <text:p>1,643</text:p>
          </table:table-cell>
          <table:table-cell office:value-type="float" office:value="1560660904.3268862" table:style-name="ce26">
            <text:p>1,561</text:p>
          </table:table-cell>
          <table:table-cell office:value-type="float" office:value="1462645740.1031122" table:style-name="ce26">
            <text:p>1,463</text:p>
          </table:table-cell>
          <table:table-cell office:value-type="float" office:value="1617877532.411927" table:style-name="ce26">
            <text:p>1,618</text:p>
          </table:table-cell>
          <table:table-cell office:value-type="float" office:value="1461689519.1463497" table:style-name="ce26">
            <text:p>1,462</text:p>
          </table:table-cell>
          <table:table-cell office:value-type="float" office:value="1465256465.1612606" table:style-name="ce26">
            <text:p>1,465</text:p>
          </table:table-cell>
          <table:table-cell office:value-type="float" office:value="1679451693.4792986" table:style-name="ce26">
            <text:p>1,679</text:p>
          </table:table-cell>
          <table:table-cell office:value-type="float" office:value="1718815116.2378347" table:style-name="ce26">
            <text:p>1,719</text:p>
          </table:table-cell>
          <table:table-cell office:value-type="float" office:value="1957868269.0693705" table:style-name="ce26">
            <text:p>1,958</text:p>
          </table:table-cell>
          <table:table-cell table:style-name="ce35"/>
          <table:table-cell office:value-type="float" office:value="1570363181.731864" table:style-name="ce26">
            <text:p>1,570</text:p>
          </table:table-cell>
          <table:table-cell office:value-type="float" office:value="1553002636.8334994" table:style-name="ce26">
            <text:p>1,553</text:p>
          </table:table-cell>
          <table:table-cell office:value-type="float" office:value="1521124905.0427778" table:style-name="ce26">
            <text:p>1,521</text:p>
          </table:table-cell>
          <table:table-cell office:value-type="float" office:value="1617486162.6662817" table:style-name="ce26">
            <text:p>1,617</text:p>
          </table:table-cell>
          <table:table-cell office:value-type="float" office:value="1609981035.2746739" table:style-name="ce26">
            <text:p>1,610</text:p>
          </table:table-cell>
          <table:table-cell office:value-type="float" office:value="1555605605.1218131" table:style-name="ce26">
            <text:p>1,556</text:p>
          </table:table-cell>
          <table:table-cell office:value-type="float" office:value="1545811813.6789951" table:style-name="ce26">
            <text:p>1,546</text:p>
          </table:table-cell>
          <table:table-cell office:value-type="float" office:value="1513330916.8199599" table:style-name="ce26">
            <text:p>1,513</text:p>
          </table:table-cell>
          <table:table-cell office:value-type="float" office:value="1515880593.604589" table:style-name="ce26">
            <text:p>1,516</text:p>
          </table:table-cell>
          <table:table-cell office:value-type="float" office:value="1534090379.6409435" table:style-name="ce26">
            <text:p>1,534</text:p>
          </table:table-cell>
          <table:table-cell office:value-type="float" office:value="1618744372.6958067" table:style-name="ce26">
            <text:p>1,619</text:p>
          </table:table-cell>
          <table:table-cell office:value-type="float" office:value="1781529425.5020096" table:style-name="ce26">
            <text:p>1,782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East Midlands</text:p>
          </table:table-cell>
          <table:table-cell office:value-type="float" office:value="1442431680.1061788" table:style-name="ce26">
            <text:p>1,442</text:p>
          </table:table-cell>
          <table:table-cell office:value-type="float" office:value="1554277246.9727931" table:style-name="ce26">
            <text:p>1,554</text:p>
          </table:table-cell>
          <table:table-cell office:value-type="float" office:value="1210196692.6641774" table:style-name="ce26">
            <text:p>1,210</text:p>
          </table:table-cell>
          <table:table-cell office:value-type="float" office:value="1329275525.3790939" table:style-name="ce26">
            <text:p>1,329</text:p>
          </table:table-cell>
          <table:table-cell office:value-type="float" office:value="1284592308.5895152" table:style-name="ce26">
            <text:p>1,285</text:p>
          </table:table-cell>
          <table:table-cell office:value-type="float" office:value="1155126147.7936962" table:style-name="ce26">
            <text:p>1,155</text:p>
          </table:table-cell>
          <table:table-cell office:value-type="float" office:value="1280906372.7711751" table:style-name="ce26">
            <text:p>1,281</text:p>
          </table:table-cell>
          <table:table-cell office:value-type="float" office:value="1254344147.2562726" table:style-name="ce26">
            <text:p>1,254</text:p>
          </table:table-cell>
          <table:table-cell office:value-type="float" office:value="1278146550.9914947" table:style-name="ce26">
            <text:p>1,278</text:p>
          </table:table-cell>
          <table:table-cell office:value-type="float" office:value="1225116683.122066" table:style-name="ce26">
            <text:p>1,225</text:p>
          </table:table-cell>
          <table:table-cell office:value-type="float" office:value="1594178224.8533783" table:style-name="ce26">
            <text:p>1,594</text:p>
          </table:table-cell>
          <table:table-cell office:value-type="float" office:value="1500736324.9185708" table:style-name="ce26">
            <text:p>1,501</text:p>
          </table:table-cell>
          <table:table-cell office:value-type="float" office:value="1522490564.273566" table:style-name="ce26">
            <text:p>1,522</text:p>
          </table:table-cell>
          <table:table-cell office:value-type="float" office:value="1590398957.1109107" table:style-name="ce26">
            <text:p>1,590</text:p>
          </table:table-cell>
          <table:table-cell table:style-name="ce35"/>
          <table:table-cell office:value-type="float" office:value="1402031616.147254" table:style-name="ce26">
            <text:p>1,402</text:p>
          </table:table-cell>
          <table:table-cell office:value-type="float" office:value="1364525734.7819269" table:style-name="ce26">
            <text:p>1,365</text:p>
          </table:table-cell>
          <table:table-cell office:value-type="float" office:value="1273933878.235641" table:style-name="ce26">
            <text:p>1,274</text:p>
          </table:table-cell>
          <table:table-cell office:value-type="float" office:value="1257203871.8075998" table:style-name="ce26">
            <text:p>1,257</text:p>
          </table:table-cell>
          <table:table-cell office:value-type="float" office:value="1240349535.9288714" table:style-name="ce26">
            <text:p>1,240</text:p>
          </table:table-cell>
          <table:table-cell office:value-type="float" office:value="1229121451.8941605" table:style-name="ce26">
            <text:p>1,229</text:p>
          </table:table-cell>
          <table:table-cell office:value-type="float" office:value="1270779051.8045764" table:style-name="ce26">
            <text:p>1,271</text:p>
          </table:table-cell>
          <table:table-cell office:value-type="float" office:value="1252685438.8606472" table:style-name="ce26">
            <text:p>1,253</text:p>
          </table:table-cell>
          <table:table-cell office:value-type="float" office:value="1361652647.556072" table:style-name="ce26">
            <text:p>1,362</text:p>
          </table:table-cell>
          <table:table-cell office:value-type="float" office:value="1436171101.8307428" table:style-name="ce26">
            <text:p>1,436</text:p>
          </table:table-cell>
          <table:table-cell office:value-type="float" office:value="1539873703.528944" table:style-name="ce26">
            <text:p>1,540</text:p>
          </table:table-cell>
          <table:table-cell office:value-type="float" office:value="1536928122.1994572" table:style-name="ce26">
            <text:p>1,537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West Midlands</text:p>
          </table:table-cell>
          <table:table-cell office:value-type="float" office:value="1654502128.2480309" table:style-name="ce26">
            <text:p>1,655</text:p>
          </table:table-cell>
          <table:table-cell office:value-type="float" office:value="1614175205.3065023" table:style-name="ce26">
            <text:p>1,614</text:p>
          </table:table-cell>
          <table:table-cell office:value-type="float" office:value="1497448495.1303158" table:style-name="ce26">
            <text:p>1,497</text:p>
          </table:table-cell>
          <table:table-cell office:value-type="float" office:value="1476955608.3659818" table:style-name="ce26">
            <text:p>1,477</text:p>
          </table:table-cell>
          <table:table-cell office:value-type="float" office:value="1518298269.5249434" table:style-name="ce26">
            <text:p>1,518</text:p>
          </table:table-cell>
          <table:table-cell office:value-type="float" office:value="1475787622.4779179" table:style-name="ce26">
            <text:p>1,476</text:p>
          </table:table-cell>
          <table:table-cell office:value-type="float" office:value="1461297292.2577913" table:style-name="ce26">
            <text:p>1,461</text:p>
          </table:table-cell>
          <table:table-cell office:value-type="float" office:value="1557873374.793715" table:style-name="ce26">
            <text:p>1,558</text:p>
          </table:table-cell>
          <table:table-cell office:value-type="float" office:value="1440826209.9352326" table:style-name="ce26">
            <text:p>1,441</text:p>
          </table:table-cell>
          <table:table-cell office:value-type="float" office:value="1394332000.0982893" table:style-name="ce26">
            <text:p>1,394</text:p>
          </table:table-cell>
          <table:table-cell office:value-type="float" office:value="1443160493.1459136" table:style-name="ce26">
            <text:p>1,443</text:p>
          </table:table-cell>
          <table:table-cell office:value-type="float" office:value="1386548522.7889063" table:style-name="ce26">
            <text:p>1,387</text:p>
          </table:table-cell>
          <table:table-cell office:value-type="float" office:value="1560680518.3860064" table:style-name="ce26">
            <text:p>1,561</text:p>
          </table:table-cell>
          <table:table-cell office:value-type="float" office:value="1664863662.4492924" table:style-name="ce26">
            <text:p>1,665</text:p>
          </table:table-cell>
          <table:table-cell table:style-name="ce35"/>
          <table:table-cell office:value-type="float" office:value="1589630769.7090328" table:style-name="ce26">
            <text:p>1,590</text:p>
          </table:table-cell>
          <table:table-cell office:value-type="float" office:value="1530795268.2125237" table:style-name="ce26">
            <text:p>1,531</text:p>
          </table:table-cell>
          <table:table-cell office:value-type="float" office:value="1497848742.4928176" table:style-name="ce26">
            <text:p>1,498</text:p>
          </table:table-cell>
          <table:table-cell office:value-type="float" office:value="1490779557.9024332" table:style-name="ce26">
            <text:p>1,491</text:p>
          </table:table-cell>
          <table:table-cell office:value-type="float" office:value="1486286682.3265886" table:style-name="ce26">
            <text:p>1,486</text:p>
          </table:table-cell>
          <table:table-cell office:value-type="float" office:value="1499155480.3888447" table:style-name="ce26">
            <text:p>1,499</text:p>
          </table:table-cell>
          <table:table-cell office:value-type="float" office:value="1487686884.9759641" table:style-name="ce26">
            <text:p>1,488</text:p>
          </table:table-cell>
          <table:table-cell office:value-type="float" office:value="1465597614.6082139" table:style-name="ce26">
            <text:p>1,466</text:p>
          </table:table-cell>
          <table:table-cell office:value-type="float" office:value="1425914292.9952519" table:style-name="ce26">
            <text:p>1,426</text:p>
          </table:table-cell>
          <table:table-cell office:value-type="float" office:value="1407828613.6552563" table:style-name="ce26">
            <text:p>1,408</text:p>
          </table:table-cell>
          <table:table-cell office:value-type="float" office:value="1461026428.1863918" table:style-name="ce26">
            <text:p>1,461</text:p>
          </table:table-cell>
          <table:table-cell office:value-type="float" office:value="1532360590.0239515" table:style-name="ce26">
            <text:p>1,532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East of England</text:p>
          </table:table-cell>
          <table:table-cell office:value-type="float" office:value="1838714583.5237198" table:style-name="ce26">
            <text:p>1,839</text:p>
          </table:table-cell>
          <table:table-cell office:value-type="float" office:value="1791918730.2680447" table:style-name="ce26">
            <text:p>1,792</text:p>
          </table:table-cell>
          <table:table-cell office:value-type="float" office:value="1575328728.7649689" table:style-name="ce26">
            <text:p>1,575</text:p>
          </table:table-cell>
          <table:table-cell office:value-type="float" office:value="1465410839.8394709" table:style-name="ce26">
            <text:p>1,465</text:p>
          </table:table-cell>
          <table:table-cell office:value-type="float" office:value="1592685417.8794305" table:style-name="ce26">
            <text:p>1,593</text:p>
          </table:table-cell>
          <table:table-cell office:value-type="float" office:value="1517745060.4280107" table:style-name="ce26">
            <text:p>1,518</text:p>
          </table:table-cell>
          <table:table-cell office:value-type="float" office:value="1687753263.7317743" table:style-name="ce26">
            <text:p>1,688</text:p>
          </table:table-cell>
          <table:table-cell office:value-type="float" office:value="1713082337.3342369" table:style-name="ce26">
            <text:p>1,713</text:p>
          </table:table-cell>
          <table:table-cell office:value-type="float" office:value="1584203018.0003762" table:style-name="ce26">
            <text:p>1,584</text:p>
          </table:table-cell>
          <table:table-cell office:value-type="float" office:value="1646745757.8338768" table:style-name="ce26">
            <text:p>1,647</text:p>
          </table:table-cell>
          <table:table-cell office:value-type="float" office:value="1603671416.0736375" table:style-name="ce26">
            <text:p>1,604</text:p>
          </table:table-cell>
          <table:table-cell office:value-type="float" office:value="1879359354.006557" table:style-name="ce26">
            <text:p>1,879</text:p>
          </table:table-cell>
          <table:table-cell office:value-type="float" office:value="1960298973.3169262" table:style-name="ce26">
            <text:p>1,960</text:p>
          </table:table-cell>
          <table:table-cell office:value-type="float" office:value="1905770225.1036716" table:style-name="ce26">
            <text:p>1,906</text:p>
          </table:table-cell>
          <table:table-cell table:style-name="ce35"/>
          <table:table-cell office:value-type="float" office:value="1736024048.4478829" table:style-name="ce26">
            <text:p>1,736</text:p>
          </table:table-cell>
          <table:table-cell office:value-type="float" office:value="1612849167.191339" table:style-name="ce26">
            <text:p>1,613</text:p>
          </table:table-cell>
          <table:table-cell office:value-type="float" office:value="1545492428.61252" table:style-name="ce26">
            <text:p>1,545</text:p>
          </table:table-cell>
          <table:table-cell office:value-type="float" office:value="1526156913.1237991" table:style-name="ce26">
            <text:p>1,526</text:p>
          </table:table-cell>
          <table:table-cell office:value-type="float" office:value="1597990092.2220652" table:style-name="ce26">
            <text:p>1,598</text:p>
          </table:table-cell>
          <table:table-cell office:value-type="float" office:value="1638431807.0143228" table:style-name="ce26">
            <text:p>1,638</text:p>
          </table:table-cell>
          <table:table-cell office:value-type="float" office:value="1662080417.5965607" table:style-name="ce26">
            <text:p>1,662</text:p>
          </table:table-cell>
          <table:table-cell office:value-type="float" office:value="1648937276.2804592" table:style-name="ce26">
            <text:p>1,649</text:p>
          </table:table-cell>
          <table:table-cell office:value-type="float" office:value="1611972627.4498992" table:style-name="ce26">
            <text:p>1,612</text:p>
          </table:table-cell>
          <table:table-cell office:value-type="float" office:value="1709206079.4654369" table:style-name="ce26">
            <text:p>1,709</text:p>
          </table:table-cell>
          <table:table-cell office:value-type="float" office:value="1811188659.607564" table:style-name="ce26">
            <text:p>1,811</text:p>
          </table:table-cell>
          <table:table-cell office:value-type="float" office:value="1914558518.3528218" table:style-name="ce26">
            <text:p>1,915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London</text:p>
          </table:table-cell>
          <table:table-cell office:value-type="float" office:value="3357593080.7062769" table:style-name="ce26">
            <text:p>3,358</text:p>
          </table:table-cell>
          <table:table-cell office:value-type="float" office:value="3400028316.6633759" table:style-name="ce26">
            <text:p>3,400</text:p>
          </table:table-cell>
          <table:table-cell office:value-type="float" office:value="3371416255.3110385" table:style-name="ce26">
            <text:p>3,371</text:p>
          </table:table-cell>
          <table:table-cell office:value-type="float" office:value="3229358911.64498" table:style-name="ce26">
            <text:p>3,229</text:p>
          </table:table-cell>
          <table:table-cell office:value-type="float" office:value="3611934852.0229721" table:style-name="ce26">
            <text:p>3,612</text:p>
          </table:table-cell>
          <table:table-cell office:value-type="float" office:value="3736122648.2173386" table:style-name="ce26">
            <text:p>3,736</text:p>
          </table:table-cell>
          <table:table-cell office:value-type="float" office:value="3805183914.5572829" table:style-name="ce26">
            <text:p>3,805</text:p>
          </table:table-cell>
          <table:table-cell office:value-type="float" office:value="3708783744.6360278" table:style-name="ce26">
            <text:p>3,709</text:p>
          </table:table-cell>
          <table:table-cell office:value-type="float" office:value="3751224231.4528928" table:style-name="ce26">
            <text:p>3,751</text:p>
          </table:table-cell>
          <table:table-cell office:value-type="float" office:value="3672052400.6782136" table:style-name="ce26">
            <text:p>3,672</text:p>
          </table:table-cell>
          <table:table-cell office:value-type="float" office:value="3753548294.4412637" table:style-name="ce26">
            <text:p>3,754</text:p>
          </table:table-cell>
          <table:table-cell office:value-type="float" office:value="4663422233.7634687" table:style-name="ce26">
            <text:p>4,663</text:p>
          </table:table-cell>
          <table:table-cell office:value-type="float" office:value="4388248377.7955952" table:style-name="ce26">
            <text:p>4,388</text:p>
          </table:table-cell>
          <table:table-cell office:value-type="float" office:value="4556167767.3728676" table:style-name="ce26">
            <text:p>4,556</text:p>
          </table:table-cell>
          <table:table-cell table:style-name="ce35"/>
          <table:table-cell office:value-type="float" office:value="3376897145.3650274" table:style-name="ce26">
            <text:p>3,377</text:p>
          </table:table-cell>
          <table:table-cell office:value-type="float" office:value="3336637427.999413" table:style-name="ce26">
            <text:p>3,337</text:p>
          </table:table-cell>
          <table:table-cell office:value-type="float" office:value="3405423307.3761683" table:style-name="ce26">
            <text:p>3,405</text:p>
          </table:table-cell>
          <table:table-cell office:value-type="float" office:value="3525290566.8421707" table:style-name="ce26">
            <text:p>3,525</text:p>
          </table:table-cell>
          <table:table-cell office:value-type="float" office:value="3716623331.6241832" table:style-name="ce26">
            <text:p>3,717</text:p>
          </table:table-cell>
          <table:table-cell office:value-type="float" office:value="3748984841.6257834" table:style-name="ce26">
            <text:p>3,749</text:p>
          </table:table-cell>
          <table:table-cell office:value-type="float" office:value="3753830035.3715372" table:style-name="ce26">
            <text:p>3,754</text:p>
          </table:table-cell>
          <table:table-cell office:value-type="float" office:value="3710970245.2151732" table:style-name="ce26">
            <text:p>3,711</text:p>
          </table:table-cell>
          <table:table-cell office:value-type="float" office:value="3725950566.1246901" table:style-name="ce26">
            <text:p>3,726</text:p>
          </table:table-cell>
          <table:table-cell office:value-type="float" office:value="4025229300.9881706" table:style-name="ce26">
            <text:p>4,025</text:p>
          </table:table-cell>
          <table:table-cell office:value-type="float" office:value="4267396631.7531319" table:style-name="ce26">
            <text:p>4,267</text:p>
          </table:table-cell>
          <table:table-cell office:value-type="float" office:value="4540356775.7401543" table:style-name="ce26">
            <text:p>4,540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South East</text:p>
          </table:table-cell>
          <table:table-cell office:value-type="float" office:value="2419568737.7348824" table:style-name="ce26">
            <text:p>2,420</text:p>
          </table:table-cell>
          <table:table-cell office:value-type="float" office:value="2629461348.3106709" table:style-name="ce26">
            <text:p>2,629</text:p>
          </table:table-cell>
          <table:table-cell office:value-type="float" office:value="2535627557.8066444" table:style-name="ce26">
            <text:p>2,536</text:p>
          </table:table-cell>
          <table:table-cell office:value-type="float" office:value="2689872583.5182905" table:style-name="ce26">
            <text:p>2,690</text:p>
          </table:table-cell>
          <table:table-cell office:value-type="float" office:value="2891848497.6588655" table:style-name="ce26">
            <text:p>2,892</text:p>
          </table:table-cell>
          <table:table-cell office:value-type="float" office:value="2736952726.7633891" table:style-name="ce26">
            <text:p>2,737</text:p>
          </table:table-cell>
          <table:table-cell office:value-type="float" office:value="2568289677.0976114" table:style-name="ce26">
            <text:p>2,568</text:p>
          </table:table-cell>
          <table:table-cell office:value-type="float" office:value="2370142774.7175946" table:style-name="ce26">
            <text:p>2,370</text:p>
          </table:table-cell>
          <table:table-cell office:value-type="float" office:value="2372502244.4985576" table:style-name="ce26">
            <text:p>2,373</text:p>
          </table:table-cell>
          <table:table-cell office:value-type="float" office:value="2665765934.8761725" table:style-name="ce26">
            <text:p>2,666</text:p>
          </table:table-cell>
          <table:table-cell office:value-type="float" office:value="2380416501.6681814" table:style-name="ce26">
            <text:p>2,380</text:p>
          </table:table-cell>
          <table:table-cell office:value-type="float" office:value="2679070068.1257563" table:style-name="ce26">
            <text:p>2,679</text:p>
          </table:table-cell>
          <table:table-cell office:value-type="float" office:value="2914878495.7103839" table:style-name="ce26">
            <text:p>2,915</text:p>
          </table:table-cell>
          <table:table-cell office:value-type="float" office:value="2852149435.4053469" table:style-name="ce26">
            <text:p>2,852</text:p>
          </table:table-cell>
          <table:table-cell table:style-name="ce35"/>
          <table:table-cell office:value-type="float" office:value="2527602457.2576365" table:style-name="ce26">
            <text:p>2,528</text:p>
          </table:table-cell>
          <table:table-cell office:value-type="float" office:value="2617651645.2772641" table:style-name="ce26">
            <text:p>2,618</text:p>
          </table:table-cell>
          <table:table-cell office:value-type="float" office:value="2705077180.4344358" table:style-name="ce26">
            <text:p>2,705</text:p>
          </table:table-cell>
          <table:table-cell office:value-type="float" office:value="2774460758.6581244" table:style-name="ce26">
            <text:p>2,774</text:p>
          </table:table-cell>
          <table:table-cell office:value-type="float" office:value="2738456337.4924159" table:style-name="ce26">
            <text:p>2,738</text:p>
          </table:table-cell>
          <table:table-cell office:value-type="float" office:value="2558229658.7404218" table:style-name="ce26">
            <text:p>2,558</text:p>
          </table:table-cell>
          <table:table-cell office:value-type="float" office:value="2435230693.5000591" table:style-name="ce26">
            <text:p>2,435</text:p>
          </table:table-cell>
          <table:table-cell office:value-type="float" office:value="2468887643.0836959" table:style-name="ce26">
            <text:p>2,469</text:p>
          </table:table-cell>
          <table:table-cell office:value-type="float" office:value="2475451954.8759542" table:style-name="ce26">
            <text:p>2,475</text:p>
          </table:table-cell>
          <table:table-cell office:value-type="float" office:value="2577620707.2701731" table:style-name="ce26">
            <text:p>2,578</text:p>
          </table:table-cell>
          <table:table-cell office:value-type="float" office:value="2652106436.0894413" table:style-name="ce26">
            <text:p>2,652</text:p>
          </table:table-cell>
          <table:table-cell office:value-type="float" office:value="2811657521.1485448" table:style-name="ce26">
            <text:p>2,812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South West</text:p>
          </table:table-cell>
          <table:table-cell office:value-type="float" office:value="1651800645.2286959" table:style-name="ce26">
            <text:p>1,652</text:p>
          </table:table-cell>
          <table:table-cell office:value-type="float" office:value="1774835235.4529603" table:style-name="ce26">
            <text:p>1,775</text:p>
          </table:table-cell>
          <table:table-cell office:value-type="float" office:value="1772266651.0405421" table:style-name="ce26">
            <text:p>1,772</text:p>
          </table:table-cell>
          <table:table-cell office:value-type="float" office:value="1547605011.4908373" table:style-name="ce26">
            <text:p>1,548</text:p>
          </table:table-cell>
          <table:table-cell office:value-type="float" office:value="1528221338.2434897" table:style-name="ce26">
            <text:p>1,528</text:p>
          </table:table-cell>
          <table:table-cell office:value-type="float" office:value="1458455818.4731719" table:style-name="ce26">
            <text:p>1,458</text:p>
          </table:table-cell>
          <table:table-cell office:value-type="float" office:value="1443115860.2889843" table:style-name="ce26">
            <text:p>1,443</text:p>
          </table:table-cell>
          <table:table-cell office:value-type="float" office:value="1587093378.8918135" table:style-name="ce26">
            <text:p>1,587</text:p>
          </table:table-cell>
          <table:table-cell office:value-type="float" office:value="1539914420.7862146" table:style-name="ce26">
            <text:p>1,540</text:p>
          </table:table-cell>
          <table:table-cell office:value-type="float" office:value="1488396226.6334836" table:style-name="ce26">
            <text:p>1,488</text:p>
          </table:table-cell>
          <table:table-cell office:value-type="float" office:value="1379369326.8834865" table:style-name="ce26">
            <text:p>1,379</text:p>
          </table:table-cell>
          <table:table-cell office:value-type="float" office:value="1839834984.2814016" table:style-name="ce26">
            <text:p>1,840</text:p>
          </table:table-cell>
          <table:table-cell office:value-type="float" office:value="1957875298.5307231" table:style-name="ce26">
            <text:p>1,958</text:p>
          </table:table-cell>
          <table:table-cell office:value-type="float" office:value="1812130371.6969898" table:style-name="ce26">
            <text:p>1,812</text:p>
          </table:table-cell>
          <table:table-cell table:style-name="ce35"/>
          <table:table-cell office:value-type="float" office:value="1732681685.1432555" table:style-name="ce26">
            <text:p>1,733</text:p>
          </table:table-cell>
          <table:table-cell office:value-type="float" office:value="1700563493.5785644" table:style-name="ce26">
            <text:p>1,701</text:p>
          </table:table-cell>
          <table:table-cell office:value-type="float" office:value="1617636318.4587564" table:style-name="ce26">
            <text:p>1,618</text:p>
          </table:table-cell>
          <table:table-cell office:value-type="float" office:value="1511931443.9251683" table:style-name="ce26">
            <text:p>1,512</text:p>
          </table:table-cell>
          <table:table-cell office:value-type="float" office:value="1478458486.2851224" table:style-name="ce26">
            <text:p>1,478</text:p>
          </table:table-cell>
          <table:table-cell office:value-type="float" office:value="1497235960.8883948" table:style-name="ce26">
            <text:p>1,497</text:p>
          </table:table-cell>
          <table:table-cell office:value-type="float" office:value="1524667200.7468989" table:style-name="ce26">
            <text:p>1,525</text:p>
          </table:table-cell>
          <table:table-cell office:value-type="float" office:value="1539058641.2586966" table:style-name="ce26">
            <text:p>1,539</text:p>
          </table:table-cell>
          <table:table-cell office:value-type="float" office:value="1471128128.2833941" table:style-name="ce26">
            <text:p>1,471</text:p>
          </table:table-cell>
          <table:table-cell office:value-type="float" office:value="1568351662.2020302" table:style-name="ce26">
            <text:p>1,568</text:p>
          </table:table-cell>
          <table:table-cell office:value-type="float" office:value="1720381298.2201903" table:style-name="ce26">
            <text:p>1,720</text:p>
          </table:table-cell>
          <table:table-cell office:value-type="float" office:value="1870156393.5043859" table:style-name="ce26">
            <text:p>1,870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number-columns-repeated="2" table:style-name="ce25"/>
          <table:table-cell table:number-columns-repeated="27" table:style-name="ce35"/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office:value-type="string" table:style-name="ce25">
            <text:p>Rural/Urban<text:span text:style-name="T3">2</text:span></text:p>
          </table:table-cell>
          <table:table-cell table:style-name="ce25"/>
          <table:table-cell table:number-columns-repeated="27" table:style-name="ce35"/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36"/>
          <table:table-cell office:value-type="string" table:style-name="ce25">
            <text:p>Urban</text:p>
          </table:table-cell>
          <table:table-cell office:value-type="float" office:value="14685792227.156126" table:style-name="ce26">
            <text:p>14,686</text:p>
          </table:table-cell>
          <table:table-cell office:value-type="float" office:value="15446333760.043615" table:style-name="ce26">
            <text:p>15,446</text:p>
          </table:table-cell>
          <table:table-cell office:value-type="float" office:value="13882641810.115637" table:style-name="ce26">
            <text:p>13,883</text:p>
          </table:table-cell>
          <table:table-cell office:value-type="float" office:value="14166677430.009365" table:style-name="ce26">
            <text:p>14,167</text:p>
          </table:table-cell>
          <table:table-cell office:value-type="float" office:value="14897063481.609346" table:style-name="ce26">
            <text:p>14,897</text:p>
          </table:table-cell>
          <table:table-cell office:value-type="float" office:value="14190454017.637955" table:style-name="ce26">
            <text:p>14,190</text:p>
          </table:table-cell>
          <table:table-cell office:value-type="float" office:value="14690086932.732021" table:style-name="ce26">
            <text:p>14,690</text:p>
          </table:table-cell>
          <table:table-cell office:value-type="float" office:value="14693886070.779251" table:style-name="ce26">
            <text:p>14,694</text:p>
          </table:table-cell>
          <table:table-cell office:value-type="float" office:value="14378368190.255125" table:style-name="ce26">
            <text:p>14,378</text:p>
          </table:table-cell>
          <table:table-cell office:value-type="float" office:value="14109110355.326603" table:style-name="ce26">
            <text:p>14,109</text:p>
          </table:table-cell>
          <table:table-cell office:value-type="float" office:value="14588439404.023798" table:style-name="ce26">
            <text:p>14,588</text:p>
          </table:table-cell>
          <table:table-cell office:value-type="float" office:value="15854052362.785366" table:style-name="ce26">
            <text:p>15,854</text:p>
          </table:table-cell>
          <table:table-cell office:value-type="float" office:value="16519308434.430796" table:style-name="ce26">
            <text:p>16,519</text:p>
          </table:table-cell>
          <table:table-cell office:value-type="float" office:value="16936952862.21925" table:style-name="ce26">
            <text:p>16,937</text:p>
          </table:table-cell>
          <table:table-cell table:style-name="ce26"/>
          <table:table-cell office:value-type="float" office:value="14674792662.872301" table:style-name="ce26">
            <text:p>14,675</text:p>
          </table:table-cell>
          <table:table-cell office:value-type="float" office:value="14511070254.633232" table:style-name="ce26">
            <text:p>14,511</text:p>
          </table:table-cell>
          <table:table-cell office:value-type="float" office:value="14315253460.181606" table:style-name="ce26">
            <text:p>14,315</text:p>
          </table:table-cell>
          <table:table-cell office:value-type="float" office:value="14425039379.210123" table:style-name="ce26">
            <text:p>14,425</text:p>
          </table:table-cell>
          <table:table-cell office:value-type="float" office:value="14601870663.619013" table:style-name="ce26">
            <text:p>14,602</text:p>
          </table:table-cell>
          <table:table-cell office:value-type="float" office:value="14527087404.084505" table:style-name="ce26">
            <text:p>14,527</text:p>
          </table:table-cell>
          <table:table-cell office:value-type="float" office:value="14585571688.852411" table:style-name="ce26">
            <text:p>14,586</text:p>
          </table:table-cell>
          <table:table-cell office:value-type="float" office:value="14398415669.282902" table:style-name="ce26">
            <text:p>14,398</text:p>
          </table:table-cell>
          <table:table-cell office:value-type="float" office:value="14357043802.066452" table:style-name="ce26">
            <text:p>14,357</text:p>
          </table:table-cell>
          <table:table-cell office:value-type="float" office:value="14835188530.159405" table:style-name="ce26">
            <text:p>14,835</text:p>
          </table:table-cell>
          <table:table-cell office:value-type="float" office:value="15632391548.619822" table:style-name="ce26">
            <text:p>15,632</text:p>
          </table:table-cell>
          <table:table-cell office:value-type="float" office:value="16419501141.31196" table:style-name="ce26">
            <text:p>16,420</text:p>
          </table:table-cell>
          <table:table-cell table:number-columns-repeated="51" table:style-name="ce37"/>
          <table:table-cell table:number-columns-repeated="16304" table:style-name="ce36"/>
        </table:table-row>
        <table:table-row table:style-name="ro3">
          <table:table-cell table:style-name="ce36"/>
          <table:table-cell office:value-type="string" table:style-name="ce25">
            <text:p>Rural</text:p>
          </table:table-cell>
          <table:table-cell office:value-type="float" office:value="2630458727.6709995" table:style-name="ce26">
            <text:p>2,630</text:p>
          </table:table-cell>
          <table:table-cell office:value-type="float" office:value="2412971983.7449632" table:style-name="ce26">
            <text:p>2,413</text:p>
          </table:table-cell>
          <table:table-cell office:value-type="float" office:value="2149649241.192184" table:style-name="ce26">
            <text:p>2,150</text:p>
          </table:table-cell>
          <table:table-cell office:value-type="float" office:value="2130263637.942138" table:style-name="ce26">
            <text:p>2,130</text:p>
          </table:table-cell>
          <table:table-cell office:value-type="float" office:value="2176399452.4055419" table:style-name="ce26">
            <text:p>2,176</text:p>
          </table:table-cell>
          <table:table-cell office:value-type="float" office:value="2219348791.6004381" table:style-name="ce26">
            <text:p>2,219</text:p>
          </table:table-cell>
          <table:table-cell office:value-type="float" office:value="2072337508.2643356" table:style-name="ce26">
            <text:p>2,072</text:p>
          </table:table-cell>
          <table:table-cell office:value-type="float" office:value="1895181256.8242965" table:style-name="ce26">
            <text:p>1,895</text:p>
          </table:table-cell>
          <table:table-cell office:value-type="float" office:value="1921774761.2831511" table:style-name="ce26">
            <text:p>1,922</text:p>
          </table:table-cell>
          <table:table-cell office:value-type="float" office:value="1966535486.9935305" table:style-name="ce26">
            <text:p>1,967</text:p>
          </table:table-cell>
          <table:table-cell office:value-type="float" office:value="1865658697.5765371" table:style-name="ce26">
            <text:p>1,866</text:p>
          </table:table-cell>
          <table:table-cell office:value-type="float" office:value="2498391384.2061939" table:style-name="ce26">
            <text:p>2,498</text:p>
          </table:table-cell>
          <table:table-cell office:value-type="float" office:value="2579888920.3006725" table:style-name="ce26">
            <text:p>2,580</text:p>
          </table:table-cell>
          <table:table-cell office:value-type="float" office:value="2494307070.0404329" table:style-name="ce26">
            <text:p>2,494</text:p>
          </table:table-cell>
          <table:table-cell table:style-name="ce35"/>
          <table:table-cell office:value-type="float" office:value="2397274220.3868074" table:style-name="ce26">
            <text:p>2,397</text:p>
          </table:table-cell>
          <table:table-cell office:value-type="float" office:value="2226699445.8735476" table:style-name="ce26">
            <text:p>2,227</text:p>
          </table:table-cell>
          <table:table-cell office:value-type="float" office:value="2152119600.5697894" table:style-name="ce26">
            <text:p>2,152</text:p>
          </table:table-cell>
          <table:table-cell office:value-type="float" office:value="2174534232.2889605" table:style-name="ce26">
            <text:p>2,175</text:p>
          </table:table-cell>
          <table:table-cell office:value-type="float" office:value="2156044109.0776043" table:style-name="ce26">
            <text:p>2,156</text:p>
          </table:table-cell>
          <table:table-cell office:value-type="float" office:value="2056907472.2880893" table:style-name="ce26">
            <text:p>2,057</text:p>
          </table:table-cell>
          <table:table-cell office:value-type="float" office:value="1963191037.449466" table:style-name="ce26">
            <text:p>1,963</text:p>
          </table:table-cell>
          <table:table-cell office:value-type="float" office:value="1927355289.8431516" table:style-name="ce26">
            <text:p>1,927</text:p>
          </table:table-cell>
          <table:table-cell office:value-type="float" office:value="1918558139.7749002" table:style-name="ce26">
            <text:p>1,919</text:p>
          </table:table-cell>
          <table:table-cell office:value-type="float" office:value="2113252375.1708436" table:style-name="ce26">
            <text:p>2,113</text:p>
          </table:table-cell>
          <table:table-cell office:value-type="float" office:value="2311327229.0644693" table:style-name="ce26">
            <text:p>2,311</text:p>
          </table:table-cell>
          <table:table-cell office:value-type="float" office:value="2524541577.453135" table:style-name="ce26">
            <text:p>2,525</text:p>
          </table:table-cell>
          <table:table-cell table:number-columns-repeated="51" table:style-name="ce37"/>
          <table:table-cell table:number-columns-repeated="16304" table:style-name="ce36"/>
        </table:table-row>
        <table:table-row table:style-name="ro3">
          <table:table-cell table:number-columns-repeated="2" table:style-name="ce25"/>
          <table:table-cell table:number-columns-repeated="16" table:style-name="ce24"/>
          <table:table-cell table:number-columns-repeated="10" table:style-name="ce38"/>
          <table:table-cell table:number-columns-repeated="52" table:style-name="ce31"/>
          <table:table-cell table:number-columns-repeated="16304" table:style-name="ce32"/>
        </table:table-row>
        <table:table-row table:style-name="ro3">
          <table:table-cell office:value-type="string" table:style-name="ce25">
            <text:p>Gender</text:p>
          </table:table-cell>
          <table:table-cell table:style-name="ce25"/>
          <table:table-cell table:style-name="ce39"/>
          <table:table-cell table:number-columns-repeated="15" table:style-name="ce24"/>
          <table:table-cell table:number-columns-repeated="10" table:style-name="ce38"/>
          <table:table-cell table:number-columns-repeated="52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Female</text:p>
          </table:table-cell>
          <table:table-cell office:value-type="float" office:value="9385862356.1164532" table:style-name="ce26">
            <text:p>9,386</text:p>
          </table:table-cell>
          <table:table-cell office:value-type="float" office:value="9902405592.8036022" table:style-name="ce26">
            <text:p>9,902</text:p>
          </table:table-cell>
          <table:table-cell office:value-type="float" office:value="8793180856.4293804" table:style-name="ce26">
            <text:p>8,793</text:p>
          </table:table-cell>
          <table:table-cell office:value-type="float" office:value="8776703958.2526131" table:style-name="ce26">
            <text:p>8,777</text:p>
          </table:table-cell>
          <table:table-cell office:value-type="float" office:value="9145224480.1572018" table:style-name="ce26">
            <text:p>9,145</text:p>
          </table:table-cell>
          <table:table-cell office:value-type="float" office:value="8844632398.3258629" table:style-name="ce26">
            <text:p>8,845</text:p>
          </table:table-cell>
          <table:table-cell office:value-type="float" office:value="8938549446.5568027" table:style-name="ce26">
            <text:p>8,939</text:p>
          </table:table-cell>
          <table:table-cell office:value-type="float" office:value="8779896505.5491219" table:style-name="ce26">
            <text:p>8,780</text:p>
          </table:table-cell>
          <table:table-cell office:value-type="float" office:value="8766930527.9828377" table:style-name="ce26">
            <text:p>8,767</text:p>
          </table:table-cell>
          <table:table-cell office:value-type="float" office:value="8685365201.8245125" table:style-name="ce26">
            <text:p>8,685</text:p>
          </table:table-cell>
          <table:table-cell office:value-type="float" office:value="8734830569.9438553" table:style-name="ce26">
            <text:p>8,735</text:p>
          </table:table-cell>
          <table:table-cell office:value-type="float" office:value="9831110170.2599182" table:style-name="ce26">
            <text:p>9,831</text:p>
          </table:table-cell>
          <table:table-cell office:value-type="float" office:value="10068899252.646172" table:style-name="ce26">
            <text:p>10,069</text:p>
          </table:table-cell>
          <table:table-cell office:value-type="float" office:value="10171210932.687887" table:style-name="ce26">
            <text:p>10,171</text:p>
          </table:table-cell>
          <table:table-cell table:style-name="ce26"/>
          <table:table-cell office:value-type="float" office:value="9361081918.245718" table:style-name="ce26">
            <text:p>9,361</text:p>
          </table:table-cell>
          <table:table-cell office:value-type="float" office:value="9164272677.4850025" table:style-name="ce26">
            <text:p>9,164</text:p>
          </table:table-cell>
          <table:table-cell office:value-type="float" office:value="8906039170.5095081" table:style-name="ce26">
            <text:p>8,906</text:p>
          </table:table-cell>
          <table:table-cell office:value-type="float" office:value="8925329319.1183681" table:style-name="ce26">
            <text:p>8,925</text:p>
          </table:table-cell>
          <table:table-cell office:value-type="float" office:value="8981879105.2661266" table:style-name="ce26">
            <text:p>8,982</text:p>
          </table:table-cell>
          <table:table-cell office:value-type="float" office:value="8852795643.2242928" table:style-name="ce26">
            <text:p>8,853</text:p>
          </table:table-cell>
          <table:table-cell office:value-type="float" office:value="8826620175.3083515" table:style-name="ce26">
            <text:p>8,827</text:p>
          </table:table-cell>
          <table:table-cell office:value-type="float" office:value="8744909111.4009228" table:style-name="ce26">
            <text:p>8,745</text:p>
          </table:table-cell>
          <table:table-cell office:value-type="float" office:value="8730111484.4272289" table:style-name="ce26">
            <text:p>8,730</text:p>
          </table:table-cell>
          <table:table-cell office:value-type="float" office:value="9078782843.4883862" table:style-name="ce26">
            <text:p>9,079</text:p>
          </table:table-cell>
          <table:table-cell office:value-type="float" office:value="9533798354.9531994" table:style-name="ce26">
            <text:p>9,534</text:p>
          </table:table-cell>
          <table:table-cell office:value-type="float" office:value="10019144434.915701" table:style-name="ce26">
            <text:p>10,019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25"/>
          <table:table-cell office:value-type="string" table:style-name="ce25">
            <text:p>Male</text:p>
          </table:table-cell>
          <table:table-cell office:value-type="float" office:value="7930388598.7106714" table:style-name="ce26">
            <text:p>7,930</text:p>
          </table:table-cell>
          <table:table-cell office:value-type="float" office:value="7956900150.9849768" table:style-name="ce26">
            <text:p>7,957</text:p>
          </table:table-cell>
          <table:table-cell office:value-type="float" office:value="7239110194.8784447" table:style-name="ce26">
            <text:p>7,239</text:p>
          </table:table-cell>
          <table:table-cell office:value-type="float" office:value="7520237109.6988907" table:style-name="ce26">
            <text:p>7,520</text:p>
          </table:table-cell>
          <table:table-cell office:value-type="float" office:value="7928238453.857687" table:style-name="ce26">
            <text:p>7,928</text:p>
          </table:table-cell>
          <table:table-cell office:value-type="float" office:value="7565170410.9125299" table:style-name="ce26">
            <text:p>7,565</text:p>
          </table:table-cell>
          <table:table-cell office:value-type="float" office:value="7823874994.4395542" table:style-name="ce26">
            <text:p>7,824</text:p>
          </table:table-cell>
          <table:table-cell office:value-type="float" office:value="7809170822.0544262" table:style-name="ce26">
            <text:p>7,809</text:p>
          </table:table-cell>
          <table:table-cell office:value-type="float" office:value="7533212423.555439" table:style-name="ce26">
            <text:p>7,533</text:p>
          </table:table-cell>
          <table:table-cell office:value-type="float" office:value="7390280640.4956217" table:style-name="ce26">
            <text:p>7,390</text:p>
          </table:table-cell>
          <table:table-cell office:value-type="float" office:value="7719267531.6564817" table:style-name="ce26">
            <text:p>7,719</text:p>
          </table:table-cell>
          <table:table-cell office:value-type="float" office:value="8521333576.7316399" table:style-name="ce26">
            <text:p>8,521</text:p>
          </table:table-cell>
          <table:table-cell office:value-type="float" office:value="9030298102.0852985" table:style-name="ce26">
            <text:p>9,030</text:p>
          </table:table-cell>
          <table:table-cell office:value-type="float" office:value="9260048999.5717945" table:style-name="ce26">
            <text:p>9,260</text:p>
          </table:table-cell>
          <table:table-cell table:style-name="ce35"/>
          <table:table-cell office:value-type="float" office:value="7710984965.0133896" table:style-name="ce26">
            <text:p>7,711</text:p>
          </table:table-cell>
          <table:table-cell office:value-type="float" office:value="7573497023.0217752" table:style-name="ce26">
            <text:p>7,573</text:p>
          </table:table-cell>
          <table:table-cell office:value-type="float" office:value="7561333890.241888" table:style-name="ce26">
            <text:p>7,561</text:p>
          </table:table-cell>
          <table:table-cell office:value-type="float" office:value="7674244292.3807173" table:style-name="ce26">
            <text:p>7,674</text:p>
          </table:table-cell>
          <table:table-cell office:value-type="float" office:value="7776035667.4304886" table:style-name="ce26">
            <text:p>7,776</text:p>
          </table:table-cell>
          <table:table-cell office:value-type="float" office:value="7731199233.1482992" table:style-name="ce26">
            <text:p>7,731</text:p>
          </table:table-cell>
          <table:table-cell office:value-type="float" office:value="7722142550.9935255" table:style-name="ce26">
            <text:p>7,722</text:p>
          </table:table-cell>
          <table:table-cell office:value-type="float" office:value="7580861847.725132" table:style-name="ce26">
            <text:p>7,581</text:p>
          </table:table-cell>
          <table:table-cell office:value-type="float" office:value="7545490457.4141235" table:style-name="ce26">
            <text:p>7,545</text:p>
          </table:table-cell>
          <table:table-cell office:value-type="float" office:value="7869658061.8418627" table:style-name="ce26">
            <text:p>7,870</text:p>
          </table:table-cell>
          <table:table-cell office:value-type="float" office:value="8409920422.7310934" table:style-name="ce26">
            <text:p>8,410</text:p>
          </table:table-cell>
          <table:table-cell office:value-type="float" office:value="8924898283.8493977" table:style-name="ce26">
            <text:p>8,925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number-columns-repeated="2" table:style-name="ce25"/>
          <table:table-cell table:number-columns-repeated="16" table:style-name="ce24"/>
          <table:table-cell table:number-columns-repeated="10" table:style-name="ce38"/>
          <table:table-cell table:number-columns-repeated="52" table:style-name="ce31"/>
          <table:table-cell table:number-columns-repeated="16304" table:style-name="ce32"/>
        </table:table-row>
        <table:table-row table:style-name="ro3">
          <table:table-cell office:value-type="string" table:style-name="ce40">
            <text:p>Age</text:p>
          </table:table-cell>
          <table:table-cell table:style-name="ce40"/>
          <table:table-cell table:style-name="ce35"/>
          <table:table-cell table:number-columns-repeated="3" table:style-name="ce41"/>
          <table:table-cell table:style-name="ce42"/>
          <table:table-cell table:number-columns-repeated="11" table:style-name="ce43"/>
          <table:table-cell table:number-columns-repeated="10" table:style-name="ce38"/>
          <table:table-cell table:number-columns-repeated="52" table:style-name="ce31"/>
          <table:table-cell table:number-columns-repeated="16304" table:style-name="ce32"/>
        </table:table-row>
        <table:table-row table:style-name="ro3">
          <table:table-cell table:style-name="ce44"/>
          <table:table-cell office:value-type="string" table:style-name="ce44">
            <text:p>0 - 16 years</text:p>
          </table:table-cell>
          <table:table-cell office:value-type="float" office:value="4188001985.0891895" table:style-name="ce26">
            <text:p>4,188</text:p>
          </table:table-cell>
          <table:table-cell office:value-type="float" office:value="4151339624.9019222" table:style-name="ce26">
            <text:p>4,151</text:p>
          </table:table-cell>
          <table:table-cell office:value-type="float" office:value="3818510360.2831039" table:style-name="ce26">
            <text:p>3,819</text:p>
          </table:table-cell>
          <table:table-cell office:value-type="float" office:value="3848822464.5795903" table:style-name="ce26">
            <text:p>3,849</text:p>
          </table:table-cell>
          <table:table-cell office:value-type="float" office:value="4048597805.9259186" table:style-name="ce26">
            <text:p>4,049</text:p>
          </table:table-cell>
          <table:table-cell office:value-type="float" office:value="3765374556.0944052" table:style-name="ce26">
            <text:p>3,765</text:p>
          </table:table-cell>
          <table:table-cell office:value-type="float" office:value="3715207934.4400702" table:style-name="ce26">
            <text:p>3,715</text:p>
          </table:table-cell>
          <table:table-cell office:value-type="float" office:value="3841701431.676981" table:style-name="ce26">
            <text:p>3,842</text:p>
          </table:table-cell>
          <table:table-cell office:value-type="float" office:value="3900630200.4995594" table:style-name="ce26">
            <text:p>3,901</text:p>
          </table:table-cell>
          <table:table-cell office:value-type="float" office:value="3688101643.2012792" table:style-name="ce26">
            <text:p>3,688</text:p>
          </table:table-cell>
          <table:table-cell office:value-type="float" office:value="3745290486.1958947" table:style-name="ce26">
            <text:p>3,745</text:p>
          </table:table-cell>
          <table:table-cell office:value-type="float" office:value="4083805632.2970796" table:style-name="ce26">
            <text:p>4,084</text:p>
          </table:table-cell>
          <table:table-cell office:value-type="float" office:value="3981198094.6604986" table:style-name="ce26">
            <text:p>3,981</text:p>
          </table:table-cell>
          <table:table-cell office:value-type="float" office:value="3927006416.3719049" table:style-name="ce26">
            <text:p>3,927</text:p>
          </table:table-cell>
          <table:table-cell table:style-name="ce26"/>
          <table:table-cell office:value-type="float" office:value="4055376465.2424502" table:style-name="ce26">
            <text:p>4,055</text:p>
          </table:table-cell>
          <table:table-cell office:value-type="float" office:value="3942951324.6069021" table:style-name="ce26">
            <text:p>3,943</text:p>
          </table:table-cell>
          <table:table-cell office:value-type="float" office:value="3906623267.1656179" table:style-name="ce26">
            <text:p>3,907</text:p>
          </table:table-cell>
          <table:table-cell office:value-type="float" office:value="3890279420.0556927" table:style-name="ce26">
            <text:p>3,890</text:p>
          </table:table-cell>
          <table:table-cell office:value-type="float" office:value="3849605393.5021491" table:style-name="ce26">
            <text:p>3,850</text:p>
          </table:table-cell>
          <table:table-cell office:value-type="float" office:value="3775166132.8495989" table:style-name="ce26">
            <text:p>3,775</text:p>
          </table:table-cell>
          <table:table-cell office:value-type="float" office:value="3819983042.8266811" table:style-name="ce26">
            <text:p>3,820</text:p>
          </table:table-cell>
          <table:table-cell office:value-type="float" office:value="3810630704.4803729" table:style-name="ce26">
            <text:p>3,811</text:p>
          </table:table-cell>
          <table:table-cell office:value-type="float" office:value="3778857810.1042953" table:style-name="ce26">
            <text:p>3,779</text:p>
          </table:table-cell>
          <table:table-cell office:value-type="float" office:value="3837085261.3835359" table:style-name="ce26">
            <text:p>3,837</text:p>
          </table:table-cell>
          <table:table-cell office:value-type="float" office:value="3936948592.2322245" table:style-name="ce26">
            <text:p>3,937</text:p>
          </table:table-cell>
          <table:table-cell office:value-type="float" office:value="4001851675.1997533" table:style-name="ce26">
            <text:p>4,002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44"/>
          <table:table-cell office:value-type="string" table:style-name="ce44">
            <text:p>17 - 20 years</text:p>
          </table:table-cell>
          <table:table-cell office:value-type="float" office:value="924588241.50105" table:style-name="ce26">
            <text:p>925</text:p>
          </table:table-cell>
          <table:table-cell office:value-type="float" office:value="977663435.83283031" table:style-name="ce26">
            <text:p>978</text:p>
          </table:table-cell>
          <table:table-cell office:value-type="float" office:value="911969994.31933367" table:style-name="ce26">
            <text:p>912</text:p>
          </table:table-cell>
          <table:table-cell office:value-type="float" office:value="865521992.62260163" table:style-name="ce26">
            <text:p>866</text:p>
          </table:table-cell>
          <table:table-cell office:value-type="float" office:value="963159235.64540195" table:style-name="ce26">
            <text:p>963</text:p>
          </table:table-cell>
          <table:table-cell office:value-type="float" office:value="955568140.02712667" table:style-name="ce26">
            <text:p>956</text:p>
          </table:table-cell>
          <table:table-cell office:value-type="float" office:value="936536025.01399159" table:style-name="ce26">
            <text:p>937</text:p>
          </table:table-cell>
          <table:table-cell office:value-type="float" office:value="925646753.21581793" table:style-name="ce26">
            <text:p>926</text:p>
          </table:table-cell>
          <table:table-cell office:value-type="float" office:value="978148765.07121587" table:style-name="ce26">
            <text:p>978</text:p>
          </table:table-cell>
          <table:table-cell office:value-type="float" office:value="807504665.66075969" table:style-name="ce26">
            <text:p>808</text:p>
          </table:table-cell>
          <table:table-cell office:value-type="float" office:value="874113089.76188743" table:style-name="ce26">
            <text:p>874</text:p>
          </table:table-cell>
          <table:table-cell office:value-type="float" office:value="995646264.13121474" table:style-name="ce26">
            <text:p>996</text:p>
          </table:table-cell>
          <table:table-cell office:value-type="float" office:value="947537540.03004992" table:style-name="ce26">
            <text:p>948</text:p>
          </table:table-cell>
          <table:table-cell office:value-type="float" office:value="1022551597.1999398" table:style-name="ce26">
            <text:p>1,023</text:p>
          </table:table-cell>
          <table:table-cell table:style-name="ce35"/>
          <table:table-cell office:value-type="float" office:value="937838905.0764066" table:style-name="ce26">
            <text:p>938</text:p>
          </table:table-cell>
          <table:table-cell office:value-type="float" office:value="920601336.22884691" table:style-name="ce26">
            <text:p>921</text:p>
          </table:table-cell>
          <table:table-cell office:value-type="float" office:value="914802213.92497468" table:style-name="ce26">
            <text:p>915</text:p>
          </table:table-cell>
          <table:table-cell office:value-type="float" office:value="928679900.38261271" table:style-name="ce26">
            <text:p>929</text:p>
          </table:table-cell>
          <table:table-cell office:value-type="float" office:value="952505701.26144123" table:style-name="ce26">
            <text:p>953</text:p>
          </table:table-cell>
          <table:table-cell office:value-type="float" office:value="939470710.56389093" table:style-name="ce26">
            <text:p>939</text:p>
          </table:table-cell>
          <table:table-cell office:value-type="float" office:value="946769208.91436207" table:style-name="ce26">
            <text:p>947</text:p>
          </table:table-cell>
          <table:table-cell office:value-type="float" office:value="904187452.47172594" table:style-name="ce26">
            <text:p>904</text:p>
          </table:table-cell>
          <table:table-cell office:value-type="float" office:value="886892565.92477429" table:style-name="ce26">
            <text:p>887</text:p>
          </table:table-cell>
          <table:table-cell office:value-type="float" office:value="890894595.81222558" table:style-name="ce26">
            <text:p>891</text:p>
          </table:table-cell>
          <table:table-cell office:value-type="float" office:value="938708453.19861841" table:style-name="ce26">
            <text:p>939</text:p>
          </table:table-cell>
          <table:table-cell office:value-type="float" office:value="988042011.27681243" table:style-name="ce26">
            <text:p>988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44"/>
          <table:table-cell office:value-type="string" table:style-name="ce44">
            <text:p>21 - 29 years</text:p>
          </table:table-cell>
          <table:table-cell office:value-type="float" office:value="2239976688.1907201" table:style-name="ce26">
            <text:p>2,240</text:p>
          </table:table-cell>
          <table:table-cell office:value-type="float" office:value="2402983023.209271" table:style-name="ce26">
            <text:p>2,403</text:p>
          </table:table-cell>
          <table:table-cell office:value-type="float" office:value="2161620844.8698711" table:style-name="ce26">
            <text:p>2,162</text:p>
          </table:table-cell>
          <table:table-cell office:value-type="float" office:value="2264575813.1732664" table:style-name="ce26">
            <text:p>2,265</text:p>
          </table:table-cell>
          <table:table-cell office:value-type="float" office:value="2537889429.5628772" table:style-name="ce26">
            <text:p>2,538</text:p>
          </table:table-cell>
          <table:table-cell office:value-type="float" office:value="2388810221.2985659" table:style-name="ce26">
            <text:p>2,389</text:p>
          </table:table-cell>
          <table:table-cell office:value-type="float" office:value="2422644744.9573855" table:style-name="ce26">
            <text:p>2,423</text:p>
          </table:table-cell>
          <table:table-cell office:value-type="float" office:value="2411823234.8364081" table:style-name="ce26">
            <text:p>2,412</text:p>
          </table:table-cell>
          <table:table-cell office:value-type="float" office:value="2267834495.7197433" table:style-name="ce26">
            <text:p>2,268</text:p>
          </table:table-cell>
          <table:table-cell office:value-type="float" office:value="2211174625.2074881" table:style-name="ce26">
            <text:p>2,211</text:p>
          </table:table-cell>
          <table:table-cell office:value-type="float" office:value="2291758883.904376" table:style-name="ce26">
            <text:p>2,292</text:p>
          </table:table-cell>
          <table:table-cell office:value-type="float" office:value="2381171018.4686313" table:style-name="ce26">
            <text:p>2,381</text:p>
          </table:table-cell>
          <table:table-cell office:value-type="float" office:value="2483234713.522665" table:style-name="ce26">
            <text:p>2,483</text:p>
          </table:table-cell>
          <table:table-cell office:value-type="float" office:value="2518088671.8407803" table:style-name="ce26">
            <text:p>2,518</text:p>
          </table:table-cell>
          <table:table-cell table:style-name="ce35"/>
          <table:table-cell office:value-type="float" office:value="2267685733.4350457" table:style-name="ce26">
            <text:p>2,268</text:p>
          </table:table-cell>
          <table:table-cell office:value-type="float" office:value="2276009036.526248" table:style-name="ce26">
            <text:p>2,276</text:p>
          </table:table-cell>
          <table:table-cell office:value-type="float" office:value="2321893080.2599554" table:style-name="ce26">
            <text:p>2,322</text:p>
          </table:table-cell>
          <table:table-cell office:value-type="float" office:value="2398439342.778852" table:style-name="ce26">
            <text:p>2,398</text:p>
          </table:table-cell>
          <table:table-cell office:value-type="float" office:value="2451666324.657125" table:style-name="ce26">
            <text:p>2,452</text:p>
          </table:table-cell>
          <table:table-cell office:value-type="float" office:value="2407765842.100121" table:style-name="ce26">
            <text:p>2,408</text:p>
          </table:table-cell>
          <table:table-cell office:value-type="float" office:value="2367738329.4264579" table:style-name="ce26">
            <text:p>2,368</text:p>
          </table:table-cell>
          <table:table-cell office:value-type="float" office:value="2298165545.5918708" table:style-name="ce26">
            <text:p>2,298</text:p>
          </table:table-cell>
          <table:table-cell office:value-type="float" office:value="2256469576.7808661" table:style-name="ce26">
            <text:p>2,256</text:p>
          </table:table-cell>
          <table:table-cell office:value-type="float" office:value="2293537628.0879016" table:style-name="ce26">
            <text:p>2,294</text:p>
          </table:table-cell>
          <table:table-cell office:value-type="float" office:value="2383019727.6139812" table:style-name="ce26">
            <text:p>2,383</text:p>
          </table:table-cell>
          <table:table-cell office:value-type="float" office:value="2457901541.311542" table:style-name="ce26">
            <text:p>2,458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44"/>
          <table:table-cell office:value-type="string" table:style-name="ce44">
            <text:p>30 - 39 years</text:p>
          </table:table-cell>
          <table:table-cell office:value-type="float" office:value="2752793269.2215872" table:style-name="ce26">
            <text:p>2,753</text:p>
          </table:table-cell>
          <table:table-cell office:value-type="float" office:value="2915208466.340282" table:style-name="ce26">
            <text:p>2,915</text:p>
          </table:table-cell>
          <table:table-cell office:value-type="float" office:value="2261923609.5744333" table:style-name="ce26">
            <text:p>2,262</text:p>
          </table:table-cell>
          <table:table-cell office:value-type="float" office:value="2655369332.8359208" table:style-name="ce26">
            <text:p>2,655</text:p>
          </table:table-cell>
          <table:table-cell office:value-type="float" office:value="2543176671.4265304" table:style-name="ce26">
            <text:p>2,543</text:p>
          </table:table-cell>
          <table:table-cell office:value-type="float" office:value="2521517197.099741" table:style-name="ce26">
            <text:p>2,522</text:p>
          </table:table-cell>
          <table:table-cell office:value-type="float" office:value="2666248175.8889084" table:style-name="ce26">
            <text:p>2,666</text:p>
          </table:table-cell>
          <table:table-cell office:value-type="float" office:value="2493735066.761682" table:style-name="ce26">
            <text:p>2,494</text:p>
          </table:table-cell>
          <table:table-cell office:value-type="float" office:value="2580754548.9083686" table:style-name="ce26">
            <text:p>2,581</text:p>
          </table:table-cell>
          <table:table-cell office:value-type="float" office:value="2492369378.1105342" table:style-name="ce26">
            <text:p>2,492</text:p>
          </table:table-cell>
          <table:table-cell office:value-type="float" office:value="2485163943.6881237" table:style-name="ce26">
            <text:p>2,485</text:p>
          </table:table-cell>
          <table:table-cell office:value-type="float" office:value="2877542184.9066491" table:style-name="ce26">
            <text:p>2,878</text:p>
          </table:table-cell>
          <table:table-cell office:value-type="float" office:value="3093096795.1517448" table:style-name="ce26">
            <text:p>3,093</text:p>
          </table:table-cell>
          <table:table-cell office:value-type="float" office:value="3046818002.0819697" table:style-name="ce26">
            <text:p>3,047</text:p>
          </table:table-cell>
          <table:table-cell table:style-name="ce35"/>
          <table:table-cell office:value-type="float" office:value="2643244934.5564995" table:style-name="ce26">
            <text:p>2,643</text:p>
          </table:table-cell>
          <table:table-cell office:value-type="float" office:value="2608817078.355844" table:style-name="ce26">
            <text:p>2,609</text:p>
          </table:table-cell>
          <table:table-cell office:value-type="float" office:value="2481424337.3385172" table:style-name="ce26">
            <text:p>2,481</text:p>
          </table:table-cell>
          <table:table-cell office:value-type="float" office:value="2573366605.9274955" table:style-name="ce26">
            <text:p>2,573</text:p>
          </table:table-cell>
          <table:table-cell office:value-type="float" office:value="2574780194.0552573" table:style-name="ce26">
            <text:p>2,575</text:p>
          </table:table-cell>
          <table:table-cell office:value-type="float" office:value="2558346989.9027376" table:style-name="ce26">
            <text:p>2,558</text:p>
          </table:table-cell>
          <table:table-cell office:value-type="float" office:value="2578506735.3268151" table:style-name="ce26">
            <text:p>2,579</text:p>
          </table:table-cell>
          <table:table-cell office:value-type="float" office:value="2522038850.7878823" table:style-name="ce26">
            <text:p>2,522</text:p>
          </table:table-cell>
          <table:table-cell office:value-type="float" office:value="2520695833.6522002" table:style-name="ce26">
            <text:p>2,521</text:p>
          </table:table-cell>
          <table:table-cell office:value-type="float" office:value="2616892691.4824071" table:style-name="ce26">
            <text:p>2,617</text:p>
          </table:table-cell>
          <table:table-cell office:value-type="float" office:value="2812558092.7585382" table:style-name="ce26">
            <text:p>2,813</text:p>
          </table:table-cell>
          <table:table-cell office:value-type="float" office:value="3003210504.8201594" table:style-name="ce26">
            <text:p>3,003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44"/>
          <table:table-cell office:value-type="string" table:style-name="ce44">
            <text:p>40 - 49 years</text:p>
          </table:table-cell>
          <table:table-cell office:value-type="float" office:value="2340533954.4285383" table:style-name="ce26">
            <text:p>2,341</text:p>
          </table:table-cell>
          <table:table-cell office:value-type="float" office:value="2430639499.8412652" table:style-name="ce26">
            <text:p>2,431</text:p>
          </table:table-cell>
          <table:table-cell office:value-type="float" office:value="2272384257.780498" table:style-name="ce26">
            <text:p>2,272</text:p>
          </table:table-cell>
          <table:table-cell office:value-type="float" office:value="2256224743.0590882" table:style-name="ce26">
            <text:p>2,256</text:p>
          </table:table-cell>
          <table:table-cell office:value-type="float" office:value="2313798734.9888148" table:style-name="ce26">
            <text:p>2,314</text:p>
          </table:table-cell>
          <table:table-cell office:value-type="float" office:value="2297038048.0821109" table:style-name="ce26">
            <text:p>2,297</text:p>
          </table:table-cell>
          <table:table-cell office:value-type="float" office:value="2293053066.048635" table:style-name="ce26">
            <text:p>2,293</text:p>
          </table:table-cell>
          <table:table-cell office:value-type="float" office:value="2351164669.2018924" table:style-name="ce26">
            <text:p>2,351</text:p>
          </table:table-cell>
          <table:table-cell office:value-type="float" office:value="2173025035.1706719" table:style-name="ce26">
            <text:p>2,173</text:p>
          </table:table-cell>
          <table:table-cell office:value-type="float" office:value="2168906769.2417045" table:style-name="ce26">
            <text:p>2,169</text:p>
          </table:table-cell>
          <table:table-cell office:value-type="float" office:value="2199743344.7764683" table:style-name="ce26">
            <text:p>2,200</text:p>
          </table:table-cell>
          <table:table-cell office:value-type="float" office:value="2583784216.4110093" table:style-name="ce26">
            <text:p>2,584</text:p>
          </table:table-cell>
          <table:table-cell office:value-type="float" office:value="2618415406.0541654" table:style-name="ce26">
            <text:p>2,618</text:p>
          </table:table-cell>
          <table:table-cell office:value-type="float" office:value="2743974974.9712038" table:style-name="ce26">
            <text:p>2,744</text:p>
          </table:table-cell>
          <table:table-cell table:style-name="ce35"/>
          <table:table-cell office:value-type="float" office:value="2349055190.0683103" table:style-name="ce26">
            <text:p>2,349</text:p>
          </table:table-cell>
          <table:table-cell office:value-type="float" office:value="2321662201.9386277" table:style-name="ce26">
            <text:p>2,322</text:p>
          </table:table-cell>
          <table:table-cell office:value-type="float" office:value="2281108725.5047717" table:style-name="ce26">
            <text:p>2,281</text:p>
          </table:table-cell>
          <table:table-cell office:value-type="float" office:value="2289213247.0508375" table:style-name="ce26">
            <text:p>2,289</text:p>
          </table:table-cell>
          <table:table-cell office:value-type="float" office:value="2302163268.8574843" table:style-name="ce26">
            <text:p>2,302</text:p>
          </table:table-cell>
          <table:table-cell office:value-type="float" office:value="2314539051.3586364" table:style-name="ce26">
            <text:p>2,315</text:p>
          </table:table-cell>
          <table:table-cell office:value-type="float" office:value="2273322310.9936366" table:style-name="ce26">
            <text:p>2,273</text:p>
          </table:table-cell>
          <table:table-cell office:value-type="float" office:value="2232299131.3833895" table:style-name="ce26">
            <text:p>2,232</text:p>
          </table:table-cell>
          <table:table-cell office:value-type="float" office:value="2179680243.4075398" table:style-name="ce26">
            <text:p>2,180</text:p>
          </table:table-cell>
          <table:table-cell office:value-type="float" office:value="2314572626.2039814" table:style-name="ce26">
            <text:p>2,315</text:p>
          </table:table-cell>
          <table:table-cell office:value-type="float" office:value="2462630375.0240445" table:style-name="ce26">
            <text:p>2,463</text:p>
          </table:table-cell>
          <table:table-cell office:value-type="float" office:value="2644599960.4205823" table:style-name="ce26">
            <text:p>2,645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44"/>
          <table:table-cell office:value-type="string" table:style-name="ce44">
            <text:p>50 - 59 years</text:p>
          </table:table-cell>
          <table:table-cell office:value-type="float" office:value="2006643203.3360691" table:style-name="ce26">
            <text:p>2,007</text:p>
          </table:table-cell>
          <table:table-cell office:value-type="float" office:value="1967072725.991364" table:style-name="ce26">
            <text:p>1,967</text:p>
          </table:table-cell>
          <table:table-cell office:value-type="float" office:value="1698187534.6122277" table:style-name="ce26">
            <text:p>1,698</text:p>
          </table:table-cell>
          <table:table-cell office:value-type="float" office:value="1690533496.6072671" table:style-name="ce26">
            <text:p>1,691</text:p>
          </table:table-cell>
          <table:table-cell office:value-type="float" office:value="1811738675.4327121" table:style-name="ce26">
            <text:p>1,812</text:p>
          </table:table-cell>
          <table:table-cell office:value-type="float" office:value="1771454548.5001893" table:style-name="ce26">
            <text:p>1,771</text:p>
          </table:table-cell>
          <table:table-cell office:value-type="float" office:value="1740489152.3522153" table:style-name="ce26">
            <text:p>1,740</text:p>
          </table:table-cell>
          <table:table-cell office:value-type="float" office:value="1804468983.6230609" table:style-name="ce26">
            <text:p>1,804</text:p>
          </table:table-cell>
          <table:table-cell office:value-type="float" office:value="1665181049.0088642" table:style-name="ce26">
            <text:p>1,665</text:p>
          </table:table-cell>
          <table:table-cell office:value-type="float" office:value="1823378951.1790776" table:style-name="ce26">
            <text:p>1,823</text:p>
          </table:table-cell>
          <table:table-cell office:value-type="float" office:value="1934996149.0475731" table:style-name="ce26">
            <text:p>1,935</text:p>
          </table:table-cell>
          <table:table-cell office:value-type="float" office:value="2047279425.3920081" table:style-name="ce26">
            <text:p>2,047</text:p>
          </table:table-cell>
          <table:table-cell office:value-type="float" office:value="2436774091.7737875" table:style-name="ce26">
            <text:p>2,437</text:p>
          </table:table-cell>
          <table:table-cell office:value-type="float" office:value="2331814130.159915" table:style-name="ce26">
            <text:p>2,332</text:p>
          </table:table-cell>
          <table:table-cell table:style-name="ce35"/>
          <table:table-cell office:value-type="float" office:value="1890452420.6585979" table:style-name="ce26">
            <text:p>1,890</text:p>
          </table:table-cell>
          <table:table-cell office:value-type="float" office:value="1784981235.1743727" table:style-name="ce26">
            <text:p>1,785</text:p>
          </table:table-cell>
          <table:table-cell office:value-type="float" office:value="1733602218.0582991" table:style-name="ce26">
            <text:p>1,734</text:p>
          </table:table-cell>
          <table:table-cell office:value-type="float" office:value="1758270312.2896228" table:style-name="ce26">
            <text:p>1,758</text:p>
          </table:table-cell>
          <table:table-cell office:value-type="float" office:value="1777015332.9662943" table:style-name="ce26">
            <text:p>1,777</text:p>
          </table:table-cell>
          <table:table-cell office:value-type="float" office:value="1772508015.6335459" table:style-name="ce26">
            <text:p>1,773</text:p>
          </table:table-cell>
          <table:table-cell office:value-type="float" office:value="1737290917.3603077" table:style-name="ce26">
            <text:p>1,737</text:p>
          </table:table-cell>
          <table:table-cell office:value-type="float" office:value="1765021458.2495449" table:style-name="ce26">
            <text:p>1,765</text:p>
          </table:table-cell>
          <table:table-cell office:value-type="float" office:value="1806273144.2300076" table:style-name="ce26">
            <text:p>1,806</text:p>
          </table:table-cell>
          <table:table-cell office:value-type="float" office:value="1934153309.1866133" table:style-name="ce26">
            <text:p>1,934</text:p>
          </table:table-cell>
          <table:table-cell office:value-type="float" office:value="2133261907.4048619" table:style-name="ce26">
            <text:p>2,133</text:p>
          </table:table-cell>
          <table:table-cell office:value-type="float" office:value="2266581171.6083593" table:style-name="ce26">
            <text:p>2,267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44"/>
          <table:table-cell office:value-type="string" table:style-name="ce44">
            <text:p>60 - 69 years</text:p>
          </table:table-cell>
          <table:table-cell office:value-type="float" office:value="1458422831.2069483" table:style-name="ce26">
            <text:p>1,458</text:p>
          </table:table-cell>
          <table:table-cell office:value-type="float" office:value="1509825362.5607686" table:style-name="ce26">
            <text:p>1,510</text:p>
          </table:table-cell>
          <table:table-cell office:value-type="float" office:value="1539881224.5584104" table:style-name="ce26">
            <text:p>1,540</text:p>
          </table:table-cell>
          <table:table-cell office:value-type="float" office:value="1460836447.9424829" table:style-name="ce26">
            <text:p>1,461</text:p>
          </table:table-cell>
          <table:table-cell office:value-type="float" office:value="1495427641.3331344" table:style-name="ce26">
            <text:p>1,495</text:p>
          </table:table-cell>
          <table:table-cell office:value-type="float" office:value="1438594730.9262371" table:style-name="ce26">
            <text:p>1,439</text:p>
          </table:table-cell>
          <table:table-cell office:value-type="float" office:value="1627345539.9346752" table:style-name="ce26">
            <text:p>1,627</text:p>
          </table:table-cell>
          <table:table-cell office:value-type="float" office:value="1504508601.4545856" table:style-name="ce26">
            <text:p>1,505</text:p>
          </table:table-cell>
          <table:table-cell office:value-type="float" office:value="1469157535.5298548" table:style-name="ce26">
            <text:p>1,469</text:p>
          </table:table-cell>
          <table:table-cell office:value-type="float" office:value="1589089116.9592328" table:style-name="ce26">
            <text:p>1,589</text:p>
          </table:table-cell>
          <table:table-cell office:value-type="float" office:value="1543234599.0647042" table:style-name="ce26">
            <text:p>1,543</text:p>
          </table:table-cell>
          <table:table-cell office:value-type="float" office:value="1820273472.5000429" table:style-name="ce26">
            <text:p>1,820</text:p>
          </table:table-cell>
          <table:table-cell office:value-type="float" office:value="1870739087.9167957" table:style-name="ce26">
            <text:p>1,871</text:p>
          </table:table-cell>
          <table:table-cell office:value-type="float" office:value="1901487893.5920041" table:style-name="ce26">
            <text:p>1,901</text:p>
          </table:table-cell>
          <table:table-cell table:style-name="ce35"/>
          <table:table-cell office:value-type="float" office:value="1503116418.7017303" table:style-name="ce26">
            <text:p>1,503</text:p>
          </table:table-cell>
          <table:table-cell office:value-type="float" office:value="1505307333.6192367" table:style-name="ce26">
            <text:p>1,505</text:p>
          </table:table-cell>
          <table:table-cell office:value-type="float" office:value="1499005238.8633554" table:style-name="ce26">
            <text:p>1,499</text:p>
          </table:table-cell>
          <table:table-cell office:value-type="float" office:value="1465258590.4112794" table:style-name="ce26">
            <text:p>1,465</text:p>
          </table:table-cell>
          <table:table-cell office:value-type="float" office:value="1519193300.6932993" table:style-name="ce26">
            <text:p>1,519</text:p>
          </table:table-cell>
          <table:table-cell office:value-type="float" office:value="1521580610.1151881" table:style-name="ce26">
            <text:p>1,522</text:p>
          </table:table-cell>
          <table:table-cell office:value-type="float" office:value="1532236222.3699393" table:style-name="ce26">
            <text:p>1,532</text:p>
          </table:table-cell>
          <table:table-cell office:value-type="float" office:value="1521081358.6844797" table:style-name="ce26">
            <text:p>1,521</text:p>
          </table:table-cell>
          <table:table-cell office:value-type="float" office:value="1533924964.0507317" table:style-name="ce26">
            <text:p>1,534</text:p>
          </table:table-cell>
          <table:table-cell office:value-type="float" office:value="1650086506.5287237" table:style-name="ce26">
            <text:p>1,650</text:p>
          </table:table-cell>
          <table:table-cell office:value-type="float" office:value="1742106026.7606986" table:style-name="ce26">
            <text:p>1,742</text:p>
          </table:table-cell>
          <table:table-cell office:value-type="float" office:value="1862229416.2647955" table:style-name="ce26">
            <text:p>1,862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style-name="ce44"/>
          <table:table-cell office:value-type="string" table:style-name="ce44">
            <text:p>70 years +</text:p>
          </table:table-cell>
          <table:table-cell office:value-type="float" office:value="1405290781.8530245" table:style-name="ce26">
            <text:p>1,405</text:p>
          </table:table-cell>
          <table:table-cell office:value-type="float" office:value="1504573605.1108747" table:style-name="ce26">
            <text:p>1,505</text:p>
          </table:table-cell>
          <table:table-cell office:value-type="float" office:value="1367813225.3099432" table:style-name="ce26">
            <text:p>1,368</text:p>
          </table:table-cell>
          <table:table-cell office:value-type="float" office:value="1255056777.1312892" table:style-name="ce26">
            <text:p>1,255</text:p>
          </table:table-cell>
          <table:table-cell office:value-type="float" office:value="1359674739.6994996" table:style-name="ce26">
            <text:p>1,360</text:p>
          </table:table-cell>
          <table:table-cell office:value-type="float" office:value="1271445367.2100179" table:style-name="ce26">
            <text:p>1,271</text:p>
          </table:table-cell>
          <table:table-cell office:value-type="float" office:value="1360899802.3604755" table:style-name="ce26">
            <text:p>1,361</text:p>
          </table:table-cell>
          <table:table-cell office:value-type="float" office:value="1256018586.8331199" table:style-name="ce26">
            <text:p>1,256</text:p>
          </table:table-cell>
          <table:table-cell office:value-type="float" office:value="1265411321.6300008" table:style-name="ce26">
            <text:p>1,265</text:p>
          </table:table-cell>
          <table:table-cell office:value-type="float" office:value="1295120692.7600594" table:style-name="ce26">
            <text:p>1,295</text:p>
          </table:table-cell>
          <table:table-cell office:value-type="float" office:value="1379797605.161309" table:style-name="ce26">
            <text:p>1,380</text:p>
          </table:table-cell>
          <table:table-cell office:value-type="float" office:value="1562941532.8849213" table:style-name="ce26">
            <text:p>1,563</text:p>
          </table:table-cell>
          <table:table-cell office:value-type="float" office:value="1668201625.621762" table:style-name="ce26">
            <text:p>1,668</text:p>
          </table:table-cell>
          <table:table-cell office:value-type="float" office:value="1939518246.041965" table:style-name="ce26">
            <text:p>1,940</text:p>
          </table:table-cell>
          <table:table-cell table:style-name="ce35"/>
          <table:table-cell office:value-type="float" office:value="1425296815.5200653" table:style-name="ce26">
            <text:p>1,425</text:p>
          </table:table-cell>
          <table:table-cell office:value-type="float" office:value="1377440154.0566998" table:style-name="ce26">
            <text:p>1,377</text:p>
          </table:table-cell>
          <table:table-cell office:value-type="float" office:value="1328913979.6359055" table:style-name="ce26">
            <text:p>1,329</text:p>
          </table:table-cell>
          <table:table-cell office:value-type="float" office:value="1296066192.6026921" table:style-name="ce26">
            <text:p>1,296</text:p>
          </table:table-cell>
          <table:table-cell office:value-type="float" office:value="1330985256.7035642" table:style-name="ce26">
            <text:p>1,331</text:p>
          </table:table-cell>
          <table:table-cell office:value-type="float" office:value="1294617523.8488753" table:style-name="ce26">
            <text:p>1,295</text:p>
          </table:table-cell>
          <table:table-cell office:value-type="float" office:value="1292915959.0836775" table:style-name="ce26">
            <text:p>1,293</text:p>
          </table:table-cell>
          <table:table-cell office:value-type="float" office:value="1272346457.4767859" table:style-name="ce26">
            <text:p>1,272</text:p>
          </table:table-cell>
          <table:table-cell office:value-type="float" office:value="1312807803.6909373" table:style-name="ce26">
            <text:p>1,313</text:p>
          </table:table-cell>
          <table:table-cell office:value-type="float" office:value="1411218286.6448603" table:style-name="ce26">
            <text:p>1,411</text:p>
          </table:table-cell>
          <table:table-cell office:value-type="float" office:value="1534485602.6913235" table:style-name="ce26">
            <text:p>1,534</text:p>
          </table:table-cell>
          <table:table-cell office:value-type="float" office:value="1719626437.8630927" table:style-name="ce26">
            <text:p>1,720</text:p>
          </table:table-cell>
          <table:table-cell table:number-columns-repeated="51" table:style-name="ce31"/>
          <table:table-cell table:number-columns-repeated="16304" table:style-name="ce32"/>
        </table:table-row>
        <table:table-row table:style-name="ro3">
          <table:table-cell table:number-columns-repeated="2" table:style-name="ce44"/>
          <table:table-cell table:number-columns-repeated="16" table:style-name="ce35"/>
          <table:table-cell table:number-columns-repeated="10" table:style-name="ce38"/>
          <table:table-cell table:number-columns-repeated="52" table:style-name="ce31"/>
          <table:table-cell table:number-columns-repeated="16304" table:style-name="ce32"/>
        </table:table-row>
        <table:table-row table:style-name="ro3">
          <table:table-cell office:value-type="string" table:style-name="ce44">
            <text:p>Ethnicity<text:span text:style-name="T3">3</text:span></text:p>
          </table:table-cell>
          <table:table-cell table:style-name="ce44"/>
          <table:table-cell table:number-columns-repeated="16" table:style-name="ce35"/>
          <table:table-cell table:number-columns-repeated="10" table:style-name="ce38"/>
          <table:table-cell table:number-columns-repeated="52" table:style-name="ce31"/>
          <table:table-cell table:number-columns-repeated="16304" table:style-name="ce32"/>
        </table:table-row>
        <table:table-row table:style-name="ro3">
          <table:table-cell table:style-name="ce44"/>
          <table:table-cell office:value-type="string" table:style-name="ce44">
            <text:p>White</text:p>
          </table:table-cell>
          <table:table-cell office:value-type="float" office:value="15322963521.044601" table:style-name="ce26">
            <text:p>15,323</text:p>
          </table:table-cell>
          <table:table-cell office:value-type="float" office:value="15763654957.220591" table:style-name="ce26">
            <text:p>15,764</text:p>
          </table:table-cell>
          <table:table-cell office:value-type="float" office:value="13848305235.750881" table:style-name="ce26">
            <text:p>13,848</text:p>
          </table:table-cell>
          <table:table-cell office:value-type="float" office:value="14091436754.559633" table:style-name="ce26">
            <text:p>14,091</text:p>
          </table:table-cell>
          <table:table-cell office:value-type="float" office:value="14378166964.069986" table:style-name="ce26">
            <text:p>14,378</text:p>
          </table:table-cell>
          <table:table-cell office:value-type="float" office:value="13884085645.462942" table:style-name="ce26">
            <text:p>13,884</text:p>
          </table:table-cell>
          <table:table-cell office:value-type="float" office:value="14088502070.193027" table:style-name="ce26">
            <text:p>14,089</text:p>
          </table:table-cell>
          <table:table-cell office:value-type="float" office:value="13925980450.499994" table:style-name="ce26">
            <text:p>13,926</text:p>
          </table:table-cell>
          <table:table-cell office:value-type="float" office:value="13594388099.378483" table:style-name="ce26">
            <text:p>13,594</text:p>
          </table:table-cell>
          <table:table-cell office:value-type="float" office:value="13448128021.957382" table:style-name="ce26">
            <text:p>13,448</text:p>
          </table:table-cell>
          <table:table-cell office:value-type="float" office:value="13153983353.86783" table:style-name="ce26">
            <text:p>13,154</text:p>
          </table:table-cell>
          <table:table-cell office:value-type="float" office:value="15241558709.812687" table:style-name="ce77">
            <text:p>15,242</text:p>
          </table:table-cell>
          <table:table-cell office:value-type="float" office:value="15882913882.55332" table:style-name="ce77">
            <text:p>15,883</text:p>
          </table:table-cell>
          <table:table-cell office:value-type="float" office:value="16154729352.298452" table:style-name="ce26">
            <text:p>16,155</text:p>
          </table:table-cell>
          <table:table-cell table:style-name="ce26"/>
          <table:table-cell office:value-type="float" office:value="14979454866.621161" table:style-name="ce26">
            <text:p>14,979</text:p>
          </table:table-cell>
          <table:table-cell office:value-type="float" office:value="14575531945.394665" table:style-name="ce26">
            <text:p>14,576</text:p>
          </table:table-cell>
          <table:table-cell office:value-type="float" office:value="14102021438.218241" table:style-name="ce26">
            <text:p>14,102</text:p>
          </table:table-cell>
          <table:table-cell office:value-type="float" office:value="14121561994.052019" table:style-name="ce26">
            <text:p>14,122</text:p>
          </table:table-cell>
          <table:table-cell office:value-type="float" office:value="14123634498.110729" table:style-name="ce26">
            <text:p>14,124</text:p>
          </table:table-cell>
          <table:table-cell office:value-type="float" office:value="13963336386.528744" table:style-name="ce26">
            <text:p>13,963</text:p>
          </table:table-cell>
          <table:table-cell office:value-type="float" office:value="13868841831.782246" table:style-name="ce26">
            <text:p>13,869</text:p>
          </table:table-cell>
          <table:table-cell office:value-type="float" office:value="13656765858.756042" table:style-name="ce26">
            <text:p>13,657</text:p>
          </table:table-cell>
          <table:table-cell office:value-type="float" office:value="13400658179.161188" table:style-name="ce26">
            <text:p>13,401</text:p>
          </table:table-cell>
          <table:table-cell office:value-type="float" office:value="13936291250.697844" table:style-name="ce26">
            <text:p>13,936</text:p>
          </table:table-cell>
          <table:table-cell office:value-type="float" office:value="14732893296.252998" table:style-name="ce26">
            <text:p>14,733</text:p>
          </table:table-cell>
          <table:table-cell office:value-type="float" office:value="15743613362.076155" table:style-name="ce26">
            <text:p>15,744</text:p>
          </table:table-cell>
          <table:table-cell table:number-columns-repeated="51" table:style-name="ce37"/>
          <table:table-cell table:number-columns-repeated="16304" table:style-name="ce36"/>
        </table:table-row>
        <table:table-row table:style-name="ro3">
          <table:table-cell table:style-name="ce45"/>
          <table:table-cell office:value-type="string" table:style-name="ce45">
            <text:p>Ethnic minority</text:p>
          </table:table-cell>
          <table:table-cell office:value-type="float" office:value="1993287433.7825232" table:style-name="ce26">
            <text:p>1,993</text:p>
          </table:table-cell>
          <table:table-cell office:value-type="float" office:value="2095650786.5679874" table:style-name="ce26">
            <text:p>2,096</text:p>
          </table:table-cell>
          <table:table-cell office:value-type="float" office:value="2183985815.5569406" table:style-name="ce26">
            <text:p>2,184</text:p>
          </table:table-cell>
          <table:table-cell office:value-type="float" office:value="2205504313.3918715" table:style-name="ce26">
            <text:p>2,206</text:p>
          </table:table-cell>
          <table:table-cell office:value-type="float" office:value="2695295969.9449019" table:style-name="ce26">
            <text:p>2,695</text:p>
          </table:table-cell>
          <table:table-cell office:value-type="float" office:value="2525717163.7754536" table:style-name="ce26">
            <text:p>2,526</text:p>
          </table:table-cell>
          <table:table-cell office:value-type="float" office:value="2673922370.8033295" table:style-name="ce26">
            <text:p>2,674</text:p>
          </table:table-cell>
          <table:table-cell office:value-type="float" office:value="2663086877.1035538" table:style-name="ce26">
            <text:p>2,663</text:p>
          </table:table-cell>
          <table:table-cell office:value-type="float" office:value="2705754852.1597943" table:style-name="ce26">
            <text:p>2,706</text:p>
          </table:table-cell>
          <table:table-cell office:value-type="float" office:value="2627517820.3627501" table:style-name="ce26">
            <text:p>2,628</text:p>
          </table:table-cell>
          <table:table-cell office:value-type="float" office:value="3300114747.7325029" table:style-name="ce26">
            <text:p>3,300</text:p>
          </table:table-cell>
          <table:table-cell office:value-type="float" office:value="3110885037.1788726" table:style-name="ce77">
            <text:p>3,111</text:p>
          </table:table-cell>
          <table:table-cell office:value-type="float" office:value="3216283472.1781459" table:style-name="ce77">
            <text:p>3,216</text:p>
          </table:table-cell>
          <table:table-cell office:value-type="float" office:value="3276530579.9612279" table:style-name="ce26">
            <text:p>3,277</text:p>
          </table:table-cell>
          <table:table-cell table:style-name="ce35"/>
          <table:table-cell office:value-type="float" office:value="2092612016.6379461" table:style-name="ce26">
            <text:p>2,093</text:p>
          </table:table-cell>
          <table:table-cell office:value-type="float" office:value="2162237755.1121159" table:style-name="ce26">
            <text:p>2,162</text:p>
          </table:table-cell>
          <table:table-cell office:value-type="float" office:value="2365351622.533155" table:style-name="ce26">
            <text:p>2,365</text:p>
          </table:table-cell>
          <table:table-cell office:value-type="float" office:value="2478011617.4470649" table:style-name="ce26">
            <text:p>2,478</text:p>
          </table:table-cell>
          <table:table-cell office:value-type="float" office:value="2634280274.585886" table:style-name="ce26">
            <text:p>2,634</text:p>
          </table:table-cell>
          <table:table-cell office:value-type="float" office:value="2620658489.8438482" table:style-name="ce26">
            <text:p>2,621</text:p>
          </table:table-cell>
          <table:table-cell office:value-type="float" office:value="2679920894.5196342" table:style-name="ce26">
            <text:p>2,680</text:p>
          </table:table-cell>
          <table:table-cell office:value-type="float" office:value="2669005100.3700113" table:style-name="ce26">
            <text:p>2,669</text:p>
          </table:table-cell>
          <table:table-cell office:value-type="float" office:value="2874943762.6801648" table:style-name="ce26">
            <text:p>2,875</text:p>
          </table:table-cell>
          <table:table-cell office:value-type="float" office:value="3012149654.6324043" table:style-name="ce26">
            <text:p>3,012</text:p>
          </table:table-cell>
          <table:table-cell office:value-type="float" office:value="3210825481.4312906" table:style-name="ce26">
            <text:p>3,211</text:p>
          </table:table-cell>
          <table:table-cell office:value-type="float" office:value="3200429356.6889386" table:style-name="ce26">
            <text:p>3,200</text:p>
          </table:table-cell>
          <table:table-cell table:number-columns-repeated="51" table:style-name="ce46"/>
          <table:table-cell table:number-columns-repeated="16304" table:style-name="ce47"/>
        </table:table-row>
        <table:table-row table:style-name="ro3">
          <table:table-cell table:style-name="ce40"/>
          <table:table-cell table:style-name="ce44"/>
          <table:table-cell table:number-columns-repeated="14" table:style-name="ce48"/>
          <table:table-cell table:style-name="ce35"/>
          <table:table-cell table:style-name="ce48"/>
          <table:table-cell table:number-columns-repeated="10" table:style-name="ce49"/>
          <table:table-cell table:number-columns-repeated="52" table:style-name="ce50"/>
          <table:table-cell table:number-columns-repeated="16304" table:style-name="ce51"/>
        </table:table-row>
        <table:table-row table:style-name="ro3">
          <table:table-cell office:value-type="string" table:style-name="ce40">
            <text:p>Disability (aged 16+ only)<text:span text:style-name="T4">4</text:span></text:p>
          </table:table-cell>
          <table:table-cell table:style-name="ce44"/>
          <table:table-cell table:style-name="ce52"/>
          <table:table-cell table:style-name="ce26"/>
          <table:table-cell table:style-name="ce51"/>
          <table:table-cell table:number-columns-repeated="11" table:style-name="ce48"/>
          <table:table-cell table:style-name="ce35"/>
          <table:table-cell table:style-name="ce48"/>
          <table:table-cell table:number-columns-repeated="10" table:style-name="ce49"/>
          <table:table-cell table:number-columns-repeated="52" table:style-name="ce50"/>
          <table:table-cell table:number-columns-repeated="16304" table:style-name="ce51"/>
        </table:table-row>
        <table:table-row table:style-name="ro3">
          <table:table-cell table:style-name="ce45"/>
          <table:table-cell office:value-type="string" table:style-name="ce53">
            <text:p>No mobility difficulties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11646209527.719429" table:style-name="ce26">
            <text:p>11,646</text:p>
          </table:table-cell>
          <table:table-cell office:value-type="float" office:value="12032183034.914042" table:style-name="ce26">
            <text:p>12,032</text:p>
          </table:table-cell>
          <table:table-cell office:value-type="float" office:value="12396649535.60885" table:style-name="ce26">
            <text:p>12,397</text:p>
          </table:table-cell>
          <table:table-cell office:value-type="float" office:value="12150885000.763983" table:style-name="ce26">
            <text:p>12,151</text:p>
          </table:table-cell>
          <table:table-cell office:value-type="float" office:value="12505303897.479427" table:style-name="ce26">
            <text:p>12,505</text:p>
          </table:table-cell>
          <table:table-cell office:value-type="float" office:value="12282798932.696392" table:style-name="ce26">
            <text:p>12,283</text:p>
          </table:table-cell>
          <table:table-cell office:value-type="float" office:value="12205849608.849186" table:style-name="ce26">
            <text:p>12,206</text:p>
          </table:table-cell>
          <table:table-cell office:value-type="float" office:value="12104826009.849771" table:style-name="ce26">
            <text:p>12,105</text:p>
          </table:table-cell>
          <table:table-cell office:value-type="float" office:value="12440696213.701485" table:style-name="ce26">
            <text:p>12,441</text:p>
          </table:table-cell>
          <table:table-cell office:value-type="float" office:value="13905814714.424156" table:style-name="ce26">
            <text:p>13,906</text:p>
          </table:table-cell>
          <table:table-cell office:value-type="float" office:value="14642834765.223625" table:style-name="ce26">
            <text:p>14,643</text:p>
          </table:table-cell>
          <table:table-cell office:value-type="float" office:value="15061355170.067179" table:style-name="ce26">
            <text:p>15,061</text:p>
          </table:table-cell>
          <table:table-cell table:style-name="ce35"/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12022866893.811892" table:style-name="ce26">
            <text:p>12,023</text:p>
          </table:table-cell>
          <table:table-cell office:value-type="float" office:value="12195874732.888596" table:style-name="ce26">
            <text:p>12,196</text:p>
          </table:table-cell>
          <table:table-cell office:value-type="float" office:value="12352840649.660295" table:style-name="ce26">
            <text:p>12,353</text:p>
          </table:table-cell>
          <table:table-cell office:value-type="float" office:value="12309756516.080172" table:style-name="ce26">
            <text:p>12,310</text:p>
          </table:table-cell>
          <table:table-cell office:value-type="float" office:value="12328870365.856178" table:style-name="ce26">
            <text:p>12,329</text:p>
          </table:table-cell>
          <table:table-cell office:value-type="float" office:value="12200326843.513662" table:style-name="ce26">
            <text:p>12,200</text:p>
          </table:table-cell>
          <table:table-cell office:value-type="float" office:value="12248333865.69854" table:style-name="ce26">
            <text:p>12,248</text:p>
          </table:table-cell>
          <table:table-cell office:value-type="float" office:value="12807095402.57148" table:style-name="ce26">
            <text:p>12,807</text:p>
          </table:table-cell>
          <table:table-cell office:value-type="float" office:value="13640511924.193871" table:style-name="ce26">
            <text:p>13,641</text:p>
          </table:table-cell>
          <table:table-cell office:value-type="float" office:value="14517668223.442823" table:style-name="ce26">
            <text:p>14,518</text:p>
          </table:table-cell>
          <table:table-cell table:number-columns-repeated="51" table:style-name="ce46"/>
          <table:table-cell table:number-columns-repeated="16304" table:style-name="ce47"/>
        </table:table-row>
        <table:table-row table:style-name="ro3">
          <table:table-cell table:style-name="ce45"/>
          <table:table-cell office:value-type="string" table:style-name="ce53">
            <text:p>Mobility difficulties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854043223.07672656" table:style-name="ce26">
            <text:p>854</text:p>
          </table:table-cell>
          <table:table-cell office:value-type="float" office:value="754225444.9824214" table:style-name="ce26">
            <text:p>754</text:p>
          </table:table-cell>
          <table:table-cell office:value-type="float" office:value="865480699.23993492" table:style-name="ce26">
            <text:p>865</text:p>
          </table:table-cell>
          <table:table-cell office:value-type="float" office:value="724278723.20309722" table:style-name="ce26">
            <text:p>724</text:p>
          </table:table-cell>
          <table:table-cell office:value-type="float" office:value="789500892.60572124" table:style-name="ce26">
            <text:p>790</text:p>
          </table:table-cell>
          <table:table-cell office:value-type="float" office:value="704134727.85481274" table:style-name="ce26">
            <text:p>704</text:p>
          </table:table-cell>
          <table:table-cell office:value-type="float" office:value="453271493.38224554" table:style-name="ce26">
            <text:p>453</text:p>
          </table:table-cell>
          <table:table-cell office:value-type="float" office:value="548157148.84513354" table:style-name="ce26">
            <text:p>548</text:p>
          </table:table-cell>
          <table:table-cell office:value-type="float" office:value="540763668.71010137" table:style-name="ce26">
            <text:p>541</text:p>
          </table:table-cell>
          <table:table-cell office:value-type="float" office:value="572874332.32547247" table:style-name="ce26">
            <text:p>573</text:p>
          </table:table-cell>
          <table:table-cell office:value-type="float" office:value="742076260.13584542" table:style-name="ce26">
            <text:p>742</text:p>
          </table:table-cell>
          <table:table-cell office:value-type="float" office:value="686105579.10871875" table:style-name="ce26">
            <text:p>686</text:p>
          </table:table-cell>
          <table:table-cell table:style-name="ce35"/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825492557.22730541" table:style-name="ce26">
            <text:p>825</text:p>
          </table:table-cell>
          <table:table-cell office:value-type="float" office:value="782568621.57415676" table:style-name="ce26">
            <text:p>783</text:p>
          </table:table-cell>
          <table:table-cell office:value-type="float" office:value="794350667.90426683" table:style-name="ce26">
            <text:p>794</text:p>
          </table:table-cell>
          <table:table-cell office:value-type="float" office:value="738103783.91151464" table:style-name="ce26">
            <text:p>738</text:p>
          </table:table-cell>
          <table:table-cell office:value-type="float" office:value="648478797.97754884" table:style-name="ce26">
            <text:p>648</text:p>
          </table:table-cell>
          <table:table-cell office:value-type="float" office:value="569523025.80710351" table:style-name="ce26">
            <text:p>570</text:p>
          </table:table-cell>
          <table:table-cell office:value-type="float" office:value="513966044.33807904" table:style-name="ce26">
            <text:p>514</text:p>
          </table:table-cell>
          <table:table-cell office:value-type="float" office:value="554000847.54469573" table:style-name="ce26">
            <text:p>554</text:p>
          </table:table-cell>
          <table:table-cell office:value-type="float" office:value="616264234.26084828" table:style-name="ce26">
            <text:p>616</text:p>
          </table:table-cell>
          <table:table-cell office:value-type="float" office:value="664025031.95817041" table:style-name="ce26">
            <text:p>664</text:p>
          </table:table-cell>
          <table:table-cell table:number-columns-repeated="51" table:style-name="ce46"/>
          <table:table-cell table:number-columns-repeated="16304" table:style-name="ce47"/>
        </table:table-row>
        <table:table-row table:style-name="ro3">
          <table:table-cell table:number-columns-repeated="2" table:style-name="ce40"/>
          <table:table-cell table:style-name="ce54"/>
          <table:table-cell table:style-name="ce35"/>
          <table:table-cell table:style-name="ce55"/>
          <table:table-cell table:number-columns-repeated="13" table:style-name="ce35"/>
          <table:table-cell table:number-columns-repeated="10" table:style-name="ce30"/>
          <table:table-cell table:number-columns-repeated="52" table:style-name="ce50"/>
          <table:table-cell table:number-columns-repeated="16304" table:style-name="ce51"/>
        </table:table-row>
        <table:table-row table:style-name="ro3">
          <table:table-cell office:value-type="string" table:style-name="ce40">
            <text:p>Purpose</text:p>
          </table:table-cell>
          <table:table-cell table:style-name="ce40"/>
          <table:table-cell table:number-columns-repeated="16" table:style-name="ce35"/>
          <table:table-cell table:number-columns-repeated="10" table:style-name="ce30"/>
          <table:table-cell table:number-columns-repeated="52" table:style-name="ce50"/>
          <table:table-cell table:number-columns-repeated="16304" table:style-name="ce51"/>
        </table:table-row>
        <table:table-row table:style-name="ro3">
          <table:table-cell table:style-name="ce45"/>
          <table:table-cell office:value-type="string" table:style-name="ce45">
            <text:p>Utility</text:p>
          </table:table-cell>
          <table:table-cell office:value-type="float" office:value="8114436741.3385086" table:style-name="ce56">
            <text:p>8,114</text:p>
          </table:table-cell>
          <table:table-cell office:value-type="float" office:value="8082565998.1393261" table:style-name="ce56">
            <text:p>8,083</text:p>
          </table:table-cell>
          <table:table-cell office:value-type="float" office:value="7847161226.5764627" table:style-name="ce56">
            <text:p>7,847</text:p>
          </table:table-cell>
          <table:table-cell office:value-type="float" office:value="7801972899.8476315" table:style-name="ce56">
            <text:p>7,802</text:p>
          </table:table-cell>
          <table:table-cell office:value-type="float" office:value="8149141129.7668209" table:style-name="ce56">
            <text:p>8,149</text:p>
          </table:table-cell>
          <table:table-cell office:value-type="float" office:value="7935878347.9109287" table:style-name="ce56">
            <text:p>7,936</text:p>
          </table:table-cell>
          <table:table-cell office:value-type="float" office:value="7738625872.8421602" table:style-name="ce56">
            <text:p>7,739</text:p>
          </table:table-cell>
          <table:table-cell office:value-type="float" office:value="7942177624.8625689" table:style-name="ce56">
            <text:p>7,942</text:p>
          </table:table-cell>
          <table:table-cell office:value-type="float" office:value="7921183822.4246597" table:style-name="ce56">
            <text:p>7,921</text:p>
          </table:table-cell>
          <table:table-cell office:value-type="float" office:value="8000010822.2829285" table:style-name="ce56">
            <text:p>8,000</text:p>
          </table:table-cell>
          <table:table-cell office:value-type="float" office:value="7961247195.8366137" table:style-name="ce56">
            <text:p>7,961</text:p>
          </table:table-cell>
          <table:table-cell office:value-type="float" office:value="8927407280.3504791" table:style-name="ce56">
            <text:p>8,927</text:p>
          </table:table-cell>
          <table:table-cell office:value-type="float" office:value="9147398695.3808899" table:style-name="ce56">
            <text:p>9,147</text:p>
          </table:table-cell>
          <table:table-cell office:value-type="float" office:value="9162980492.0747852" table:style-name="ce56">
            <text:p>9,163</text:p>
          </table:table-cell>
          <table:table-cell table:style-name="ce56"/>
          <table:table-cell office:value-type="float" office:value="8015902862.2674179" table:style-name="ce56">
            <text:p>8,016</text:p>
          </table:table-cell>
          <table:table-cell office:value-type="float" office:value="7913083497.2430258" table:style-name="ce56">
            <text:p>7,913</text:p>
          </table:table-cell>
          <table:table-cell office:value-type="float" office:value="7933801833.5171623" table:style-name="ce56">
            <text:p>7,934</text:p>
          </table:table-cell>
          <table:table-cell office:value-type="float" office:value="7964550210.2642059" table:style-name="ce56">
            <text:p>7,965</text:p>
          </table:table-cell>
          <table:table-cell office:value-type="float" office:value="7950131362.2532253" table:style-name="ce56">
            <text:p>7,950</text:p>
          </table:table-cell>
          <table:table-cell office:value-type="float" office:value="7874684280.9923725" table:style-name="ce56">
            <text:p>7,875</text:p>
          </table:table-cell>
          <table:table-cell office:value-type="float" office:value="7868727804.9193316" table:style-name="ce56">
            <text:p>7,869</text:p>
          </table:table-cell>
          <table:table-cell office:value-type="float" office:value="7954996486.7182159" table:style-name="ce56">
            <text:p>7,955</text:p>
          </table:table-cell>
          <table:table-cell office:value-type="float" office:value="7962135349.2732477" table:style-name="ce56">
            <text:p>7,962</text:p>
          </table:table-cell>
          <table:table-cell office:value-type="float" office:value="8292904842.6949921" table:style-name="ce56">
            <text:p>8,293</text:p>
          </table:table-cell>
          <table:table-cell office:value-type="float" office:value="8668818825.6837769" table:style-name="ce56">
            <text:p>8,669</text:p>
          </table:table-cell>
          <table:table-cell office:value-type="float" office:value="9076322223.748373" table:style-name="ce56">
            <text:p>9,076</text:p>
          </table:table-cell>
          <table:table-cell table:number-columns-repeated="51" table:style-name="ce57"/>
          <table:table-cell table:number-columns-repeated="16304" table:style-name="ce58"/>
        </table:table-row>
        <table:table-row table:style-name="ro3">
          <table:table-cell table:style-name="ce45"/>
          <table:table-cell office:value-type="string" table:style-name="ce59">
            <text:p>Commuting and Business</text:p>
          </table:table-cell>
          <table:table-cell office:value-type="float" office:value="2467971858.1110744" table:style-name="ce26">
            <text:p>2,468</text:p>
          </table:table-cell>
          <table:table-cell office:value-type="float" office:value="2533424290.0715618" table:style-name="ce26">
            <text:p>2,533</text:p>
          </table:table-cell>
          <table:table-cell office:value-type="float" office:value="2558233746.6623025" table:style-name="ce26">
            <text:p>2,558</text:p>
          </table:table-cell>
          <table:table-cell office:value-type="float" office:value="2534309528.2026639" table:style-name="ce26">
            <text:p>2,534</text:p>
          </table:table-cell>
          <table:table-cell office:value-type="float" office:value="2559166514.649354" table:style-name="ce26">
            <text:p>2,559</text:p>
          </table:table-cell>
          <table:table-cell office:value-type="float" office:value="2559666752.9895449" table:style-name="ce26">
            <text:p>2,560</text:p>
          </table:table-cell>
          <table:table-cell office:value-type="float" office:value="2372086800.7207942" table:style-name="ce26">
            <text:p>2,372</text:p>
          </table:table-cell>
          <table:table-cell office:value-type="float" office:value="2609379659.1553888" table:style-name="ce26">
            <text:p>2,609</text:p>
          </table:table-cell>
          <table:table-cell office:value-type="float" office:value="2410672160.1915121" table:style-name="ce26">
            <text:p>2,411</text:p>
          </table:table-cell>
          <table:table-cell office:value-type="float" office:value="2626650293.0848169" table:style-name="ce26">
            <text:p>2,627</text:p>
          </table:table-cell>
          <table:table-cell office:value-type="float" office:value="2665694297.2908511" table:style-name="ce26">
            <text:p>2,666</text:p>
          </table:table-cell>
          <table:table-cell office:value-type="float" office:value="3247829808.4436083" table:style-name="ce26">
            <text:p>3,248</text:p>
          </table:table-cell>
          <table:table-cell office:value-type="float" office:value="3003858884.927485" table:style-name="ce26">
            <text:p>3,004</text:p>
          </table:table-cell>
          <table:table-cell office:value-type="float" office:value="3328469490.4406548" table:style-name="ce26">
            <text:p>3,328</text:p>
          </table:table-cell>
          <table:table-cell table:style-name="ce26"/>
          <table:table-cell office:value-type="float" office:value="2519630523.7413893" table:style-name="ce26">
            <text:p>2,520</text:p>
          </table:table-cell>
          <table:table-cell office:value-type="float" office:value="2542405041.6577911" table:style-name="ce26">
            <text:p>2,542</text:p>
          </table:table-cell>
          <table:table-cell office:value-type="float" office:value="2550881392.67802" table:style-name="ce26">
            <text:p>2,551</text:p>
          </table:table-cell>
          <table:table-cell office:value-type="float" office:value="2551198952.9088774" table:style-name="ce26">
            <text:p>2,551</text:p>
          </table:table-cell>
          <table:table-cell office:value-type="float" office:value="2500803899.5284657" table:style-name="ce26">
            <text:p>2,501</text:p>
          </table:table-cell>
          <table:table-cell office:value-type="float" office:value="2516330793.955389" table:style-name="ce26">
            <text:p>2,516</text:p>
          </table:table-cell>
          <table:table-cell office:value-type="float" office:value="2466325690.6155787" table:style-name="ce26">
            <text:p>2,466</text:p>
          </table:table-cell>
          <table:table-cell office:value-type="float" office:value="2549949415.1555419" table:style-name="ce26">
            <text:p>2,550</text:p>
          </table:table-cell>
          <table:table-cell office:value-type="float" office:value="2566342306.9315138" table:style-name="ce26">
            <text:p>2,566</text:p>
          </table:table-cell>
          <table:table-cell office:value-type="float" office:value="2843581122.4237556" table:style-name="ce26">
            <text:p>2,844</text:p>
          </table:table-cell>
          <table:table-cell office:value-type="float" office:value="2972862533.4100604" table:style-name="ce26">
            <text:p>2,973</text:p>
          </table:table-cell>
          <table:table-cell office:value-type="float" office:value="3194665810.8015437" table:style-name="ce26">
            <text:p>3,195</text:p>
          </table:table-cell>
          <table:table-cell table:number-columns-repeated="51" table:style-name="ce46"/>
          <table:table-cell table:number-columns-repeated="16304" table:style-name="ce47"/>
        </table:table-row>
        <table:table-row table:style-name="ro3">
          <table:table-cell table:style-name="ce45"/>
          <table:table-cell office:value-type="string" table:style-name="ce59">
            <text:p>Education and escorting</text:p>
          </table:table-cell>
          <table:table-cell office:value-type="float" office:value="3840418129.1011791" table:style-name="ce26">
            <text:p>3,840</text:p>
          </table:table-cell>
          <table:table-cell office:value-type="float" office:value="3680162121.1913881" table:style-name="ce26">
            <text:p>3,680</text:p>
          </table:table-cell>
          <table:table-cell office:value-type="float" office:value="3693396749.249908" table:style-name="ce26">
            <text:p>3,693</text:p>
          </table:table-cell>
          <table:table-cell office:value-type="float" office:value="3586468303.9971409" table:style-name="ce26">
            <text:p>3,586</text:p>
          </table:table-cell>
          <table:table-cell office:value-type="float" office:value="3798070433.4053903" table:style-name="ce26">
            <text:p>3,798</text:p>
          </table:table-cell>
          <table:table-cell office:value-type="float" office:value="3713713384.5944591" table:style-name="ce26">
            <text:p>3,714</text:p>
          </table:table-cell>
          <table:table-cell office:value-type="float" office:value="3733434267.3148336" table:style-name="ce26">
            <text:p>3,733</text:p>
          </table:table-cell>
          <table:table-cell office:value-type="float" office:value="3859600696.5907187" table:style-name="ce26">
            <text:p>3,860</text:p>
          </table:table-cell>
          <table:table-cell office:value-type="float" office:value="4128107639.296061" table:style-name="ce26">
            <text:p>4,128</text:p>
          </table:table-cell>
          <table:table-cell office:value-type="float" office:value="3739580531.0478234" table:style-name="ce26">
            <text:p>3,740</text:p>
          </table:table-cell>
          <table:table-cell office:value-type="float" office:value="3773573492.328898" table:style-name="ce26">
            <text:p>3,774</text:p>
          </table:table-cell>
          <table:table-cell office:value-type="float" office:value="4199565418.437335" table:style-name="ce26">
            <text:p>4,200</text:p>
          </table:table-cell>
          <table:table-cell office:value-type="float" office:value="4369758365.1053314" table:style-name="ce26">
            <text:p>4,370</text:p>
          </table:table-cell>
          <table:table-cell office:value-type="float" office:value="4308458699.3765078" table:style-name="ce26">
            <text:p>4,308</text:p>
          </table:table-cell>
          <table:table-cell table:style-name="ce26"/>
          <table:table-cell office:value-type="float" office:value="3738956542.2195454" table:style-name="ce26">
            <text:p>3,739</text:p>
          </table:table-cell>
          <table:table-cell office:value-type="float" office:value="3654744479.7349319" table:style-name="ce26">
            <text:p>3,655</text:p>
          </table:table-cell>
          <table:table-cell office:value-type="float" office:value="3693759648.4766521" table:style-name="ce26">
            <text:p>3,694</text:p>
          </table:table-cell>
          <table:table-cell office:value-type="float" office:value="3700402084.849144" table:style-name="ce26">
            <text:p>3,700</text:p>
          </table:table-cell>
          <table:table-cell office:value-type="float" office:value="3750470597.1142445" table:style-name="ce26">
            <text:p>3,750</text:p>
          </table:table-cell>
          <table:table-cell office:value-type="float" office:value="3769641766.03934" table:style-name="ce26">
            <text:p>3,770</text:p>
          </table:table-cell>
          <table:table-cell office:value-type="float" office:value="3907449759.7412939" table:style-name="ce26">
            <text:p>3,907</text:p>
          </table:table-cell>
          <table:table-cell office:value-type="float" office:value="3908547653.2655764" table:style-name="ce26">
            <text:p>3,909</text:p>
          </table:table-cell>
          <table:table-cell office:value-type="float" office:value="3882817482.3474951" table:style-name="ce26">
            <text:p>3,883</text:p>
          </table:table-cell>
          <table:table-cell office:value-type="float" office:value="3902155954.7592049" table:style-name="ce26">
            <text:p>3,902</text:p>
          </table:table-cell>
          <table:table-cell office:value-type="float" office:value="4108688169.424634" table:style-name="ce26">
            <text:p>4,109</text:p>
          </table:table-cell>
          <table:table-cell office:value-type="float" office:value="4290771465.8987174" table:style-name="ce26">
            <text:p>4,291</text:p>
          </table:table-cell>
          <table:table-cell table:number-columns-repeated="51" table:style-name="ce46"/>
          <table:table-cell table:number-columns-repeated="16304" table:style-name="ce47"/>
        </table:table-row>
        <table:table-row table:style-name="ro3">
          <table:table-cell table:style-name="ce45"/>
          <table:table-cell office:value-type="string" table:style-name="ce59">
            <text:p>Personal business</text:p>
          </table:table-cell>
          <table:table-cell office:value-type="float" office:value="1806046754.1262553" table:style-name="ce26">
            <text:p>1,806</text:p>
          </table:table-cell>
          <table:table-cell office:value-type="float" office:value="1868979586.8763778" table:style-name="ce26">
            <text:p>1,869</text:p>
          </table:table-cell>
          <table:table-cell office:value-type="float" office:value="1595530730.6642516" table:style-name="ce26">
            <text:p>1,596</text:p>
          </table:table-cell>
          <table:table-cell office:value-type="float" office:value="1681195067.647826" table:style-name="ce26">
            <text:p>1,681</text:p>
          </table:table-cell>
          <table:table-cell office:value-type="float" office:value="1791904181.7120764" table:style-name="ce26">
            <text:p>1,792</text:p>
          </table:table-cell>
          <table:table-cell office:value-type="float" office:value="1662498210.326925" table:style-name="ce26">
            <text:p>1,662</text:p>
          </table:table-cell>
          <table:table-cell office:value-type="float" office:value="1633104804.8065338" table:style-name="ce26">
            <text:p>1,633</text:p>
          </table:table-cell>
          <table:table-cell office:value-type="float" office:value="1473197269.1164622" table:style-name="ce26">
            <text:p>1,473</text:p>
          </table:table-cell>
          <table:table-cell office:value-type="float" office:value="1382404022.9370871" table:style-name="ce26">
            <text:p>1,382</text:p>
          </table:table-cell>
          <table:table-cell office:value-type="float" office:value="1633779998.1502886" table:style-name="ce26">
            <text:p>1,634</text:p>
          </table:table-cell>
          <table:table-cell office:value-type="float" office:value="1521979406.2168648" table:style-name="ce26">
            <text:p>1,522</text:p>
          </table:table-cell>
          <table:table-cell office:value-type="float" office:value="1480012053.4695365" table:style-name="ce26">
            <text:p>1,480</text:p>
          </table:table-cell>
          <table:table-cell office:value-type="float" office:value="1773781445.348074" table:style-name="ce26">
            <text:p>1,774</text:p>
          </table:table-cell>
          <table:table-cell office:value-type="float" office:value="1526052302.257622" table:style-name="ce26">
            <text:p>1,526</text:p>
          </table:table-cell>
          <table:table-cell table:style-name="ce26"/>
          <table:table-cell office:value-type="float" office:value="1757315796.3064835" table:style-name="ce26">
            <text:p>1,757</text:p>
          </table:table-cell>
          <table:table-cell office:value-type="float" office:value="1715933975.8503027" table:style-name="ce26">
            <text:p>1,716</text:p>
          </table:table-cell>
          <table:table-cell office:value-type="float" office:value="1689160792.3624921" table:style-name="ce26">
            <text:p>1,689</text:p>
          </table:table-cell>
          <table:table-cell office:value-type="float" office:value="1712949172.5061846" table:style-name="ce26">
            <text:p>1,713</text:p>
          </table:table-cell>
          <table:table-cell office:value-type="float" office:value="1698856865.6105149" table:style-name="ce26">
            <text:p>1,699</text:p>
          </table:table-cell>
          <table:table-cell office:value-type="float" office:value="1588711720.9976451" table:style-name="ce26">
            <text:p>1,589</text:p>
          </table:table-cell>
          <table:table-cell office:value-type="float" office:value="1494952354.5624602" table:style-name="ce26">
            <text:p>1,495</text:p>
          </table:table-cell>
          <table:table-cell office:value-type="float" office:value="1496499418.2970979" table:style-name="ce26">
            <text:p>1,496</text:p>
          </table:table-cell>
          <table:table-cell office:value-type="float" office:value="1512975559.9942408" table:style-name="ce26">
            <text:p>1,513</text:p>
          </table:table-cell>
          <table:table-cell office:value-type="float" office:value="1547167765.5120306" table:style-name="ce26">
            <text:p>1,547</text:p>
          </table:table-cell>
          <table:table-cell office:value-type="float" office:value="1587268122.8490787" table:style-name="ce26">
            <text:p>1,587</text:p>
          </table:table-cell>
          <table:table-cell office:value-type="float" office:value="1590884947.0481112" table:style-name="ce26">
            <text:p>1,591</text:p>
          </table:table-cell>
          <table:table-cell table:number-columns-repeated="51" table:style-name="ce46"/>
          <table:table-cell table:number-columns-repeated="16304" table:style-name="ce47"/>
        </table:table-row>
        <table:table-row table:style-name="ro3">
          <table:table-cell table:style-name="ce45"/>
          <table:table-cell office:value-type="string" table:style-name="ce45">
            <text:p>Leisure</text:p>
          </table:table-cell>
          <table:table-cell office:value-type="float" office:value="9201814213.4886417" table:style-name="ce56">
            <text:p>9,202</text:p>
          </table:table-cell>
          <table:table-cell office:value-type="float" office:value="9776739745.6492348" table:style-name="ce56">
            <text:p>9,777</text:p>
          </table:table-cell>
          <table:table-cell office:value-type="float" office:value="8185129824.7313538" table:style-name="ce56">
            <text:p>8,185</text:p>
          </table:table-cell>
          <table:table-cell office:value-type="float" office:value="8494968168.1038485" table:style-name="ce56">
            <text:p>8,495</text:p>
          </table:table-cell>
          <table:table-cell office:value-type="float" office:value="8924321804.2480488" table:style-name="ce56">
            <text:p>8,924</text:p>
          </table:table-cell>
          <table:table-cell office:value-type="float" office:value="8473924461.3274746" table:style-name="ce56">
            <text:p>8,474</text:p>
          </table:table-cell>
          <table:table-cell office:value-type="float" office:value="9023798568.1541786" table:style-name="ce56">
            <text:p>9,024</text:p>
          </table:table-cell>
          <table:table-cell office:value-type="float" office:value="8646889702.740984" table:style-name="ce56">
            <text:p>8,647</text:p>
          </table:table-cell>
          <table:table-cell office:value-type="float" office:value="8378959129.1136332" table:style-name="ce56">
            <text:p>8,379</text:p>
          </table:table-cell>
          <table:table-cell office:value-type="float" office:value="8075635020.0372229" table:style-name="ce56">
            <text:p>8,076</text:p>
          </table:table-cell>
          <table:table-cell office:value-type="float" office:value="8492850905.7637634" table:style-name="ce56">
            <text:p>8,493</text:p>
          </table:table-cell>
          <table:table-cell office:value-type="float" office:value="9425036466.6411304" table:style-name="ce56">
            <text:p>9,425</text:p>
          </table:table-cell>
          <table:table-cell office:value-type="float" office:value="9951798659.3506241" table:style-name="ce56">
            <text:p>9,952</text:p>
          </table:table-cell>
          <table:table-cell office:value-type="float" office:value="10268279440.18486" table:style-name="ce56">
            <text:p>10,268</text:p>
          </table:table-cell>
          <table:table-cell table:style-name="ce56"/>
          <table:table-cell office:value-type="float" office:value="9056164020.9916992" table:style-name="ce56">
            <text:p>9,056</text:p>
          </table:table-cell>
          <table:table-cell office:value-type="float" office:value="8824686203.2637348" table:style-name="ce56">
            <text:p>8,825</text:p>
          </table:table-cell>
          <table:table-cell office:value-type="float" office:value="8533571227.2342129" table:style-name="ce56">
            <text:p>8,534</text:p>
          </table:table-cell>
          <table:table-cell office:value-type="float" office:value="8635023401.2348614" table:style-name="ce56">
            <text:p>8,635</text:p>
          </table:table-cell>
          <table:table-cell office:value-type="float" office:value="8807783410.4433823" table:style-name="ce56">
            <text:p>8,808</text:p>
          </table:table-cell>
          <table:table-cell office:value-type="float" office:value="8709310595.3802242" table:style-name="ce56">
            <text:p>8,709</text:p>
          </table:table-cell>
          <table:table-cell office:value-type="float" office:value="8680034921.3825531" table:style-name="ce56">
            <text:p>8,680</text:p>
          </table:table-cell>
          <table:table-cell office:value-type="float" office:value="8370774472.4078531" table:style-name="ce56">
            <text:p>8,371</text:p>
          </table:table-cell>
          <table:table-cell office:value-type="float" office:value="8313466592.5681314" table:style-name="ce56">
            <text:p>8,313</text:p>
          </table:table-cell>
          <table:table-cell office:value-type="float" office:value="8655536062.6352921" table:style-name="ce56">
            <text:p>8,656</text:p>
          </table:table-cell>
          <table:table-cell office:value-type="float" office:value="9274899952.0005646" table:style-name="ce56">
            <text:p>9,275</text:p>
          </table:table-cell>
          <table:table-cell office:value-type="float" office:value="9867720495.0167446" table:style-name="ce56">
            <text:p>9,868</text:p>
          </table:table-cell>
          <table:table-cell table:number-columns-repeated="51" table:style-name="ce57"/>
          <table:table-cell table:number-columns-repeated="16304" table:style-name="ce58"/>
        </table:table-row>
        <table:table-row table:style-name="ro3">
          <table:table-cell table:style-name="ce45"/>
          <table:table-cell office:value-type="string" table:style-name="ce59">
            <text:p>Shopping</text:p>
          </table:table-cell>
          <table:table-cell office:value-type="float" office:value="3423702639.0329933" table:style-name="ce26">
            <text:p>3,424</text:p>
          </table:table-cell>
          <table:table-cell office:value-type="float" office:value="3758819773.9510822" table:style-name="ce26">
            <text:p>3,759</text:p>
          </table:table-cell>
          <table:table-cell office:value-type="float" office:value="2848748774.3837562" table:style-name="ce26">
            <text:p>2,849</text:p>
          </table:table-cell>
          <table:table-cell office:value-type="float" office:value="3115963333.6919065" table:style-name="ce26">
            <text:p>3,116</text:p>
          </table:table-cell>
          <table:table-cell office:value-type="float" office:value="3030224930.9531317" table:style-name="ce26">
            <text:p>3,030</text:p>
          </table:table-cell>
          <table:table-cell office:value-type="float" office:value="3004425556.008441" table:style-name="ce26">
            <text:p>3,004</text:p>
          </table:table-cell>
          <table:table-cell office:value-type="float" office:value="3185348776.6823206" table:style-name="ce26">
            <text:p>3,185</text:p>
          </table:table-cell>
          <table:table-cell office:value-type="float" office:value="3007093720.1138325" table:style-name="ce26">
            <text:p>3,007</text:p>
          </table:table-cell>
          <table:table-cell office:value-type="float" office:value="2804713046.8473749" table:style-name="ce26">
            <text:p>2,805</text:p>
          </table:table-cell>
          <table:table-cell office:value-type="float" office:value="2803180064.1586595" table:style-name="ce26">
            <text:p>2,803</text:p>
          </table:table-cell>
          <table:table-cell office:value-type="float" office:value="2894589696.8687062" table:style-name="ce26">
            <text:p>2,895</text:p>
          </table:table-cell>
          <table:table-cell office:value-type="float" office:value="3112901122.4448342" table:style-name="ce26">
            <text:p>3,113</text:p>
          </table:table-cell>
          <table:table-cell office:value-type="float" office:value="3315226936.9116898" table:style-name="ce26">
            <text:p>3,315</text:p>
          </table:table-cell>
          <table:table-cell office:value-type="float" office:value="3326494338.8026705" table:style-name="ce26">
            <text:p>3,326</text:p>
          </table:table-cell>
          <table:table-cell table:style-name="ce26"/>
          <table:table-cell office:value-type="float" office:value="3344541156.8822637" table:style-name="ce26">
            <text:p>3,345</text:p>
          </table:table-cell>
          <table:table-cell office:value-type="float" office:value="3243378399.2991233" table:style-name="ce26">
            <text:p>3,243</text:p>
          </table:table-cell>
          <table:table-cell office:value-type="float" office:value="2996573761.2630353" table:style-name="ce26">
            <text:p>2,997</text:p>
          </table:table-cell>
          <table:table-cell office:value-type="float" office:value="3050441890.5870657" table:style-name="ce26">
            <text:p>3,050</text:p>
          </table:table-cell>
          <table:table-cell office:value-type="float" office:value="3071584960.1257024" table:style-name="ce26">
            <text:p>3,072</text:p>
          </table:table-cell>
          <table:table-cell office:value-type="float" office:value="3063435586.5379214" table:style-name="ce26">
            <text:p>3,063</text:p>
          </table:table-cell>
          <table:table-cell office:value-type="float" office:value="2997740038.9688258" table:style-name="ce26">
            <text:p>2,998</text:p>
          </table:table-cell>
          <table:table-cell office:value-type="float" office:value="2873427961.3870978" table:style-name="ce26">
            <text:p>2,873</text:p>
          </table:table-cell>
          <table:table-cell office:value-type="float" office:value="2833437036.5271287" table:style-name="ce26">
            <text:p>2,833</text:p>
          </table:table-cell>
          <table:table-cell office:value-type="float" office:value="2935013551.7749434" table:style-name="ce26">
            <text:p>2,935</text:p>
          </table:table-cell>
          <table:table-cell office:value-type="float" office:value="3102813380.4746671" table:style-name="ce26">
            <text:p>3,103</text:p>
          </table:table-cell>
          <table:table-cell office:value-type="float" office:value="3247685332.868916" table:style-name="ce26">
            <text:p>3,248</text:p>
          </table:table-cell>
          <table:table-cell table:number-columns-repeated="51" table:style-name="ce46"/>
          <table:table-cell table:number-columns-repeated="16304" table:style-name="ce47"/>
        </table:table-row>
        <table:table-row table:style-name="ro3">
          <table:table-cell table:style-name="ce45"/>
          <table:table-cell office:value-type="string" table:style-name="ce59">
            <text:p>Other leisure</text:p>
          </table:table-cell>
          <table:table-cell office:value-type="float" office:value="5778111574.4556484" table:style-name="ce26">
            <text:p>5,778</text:p>
          </table:table-cell>
          <table:table-cell office:value-type="float" office:value="6017919971.6981544" table:style-name="ce26">
            <text:p>6,018</text:p>
          </table:table-cell>
          <table:table-cell office:value-type="float" office:value="5336381050.3475971" table:style-name="ce26">
            <text:p>5,336</text:p>
          </table:table-cell>
          <table:table-cell office:value-type="float" office:value="5379004834.4119425" table:style-name="ce26">
            <text:p>5,379</text:p>
          </table:table-cell>
          <table:table-cell office:value-type="float" office:value="5894096873.2949162" table:style-name="ce26">
            <text:p>5,894</text:p>
          </table:table-cell>
          <table:table-cell office:value-type="float" office:value="5469498905.3190346" table:style-name="ce26">
            <text:p>5,469</text:p>
          </table:table-cell>
          <table:table-cell office:value-type="float" office:value="5838449791.471858" table:style-name="ce26">
            <text:p>5,838</text:p>
          </table:table-cell>
          <table:table-cell office:value-type="float" office:value="5639795982.6271496" table:style-name="ce26">
            <text:p>5,640</text:p>
          </table:table-cell>
          <table:table-cell office:value-type="float" office:value="5574246082.2662582" table:style-name="ce26">
            <text:p>5,574</text:p>
          </table:table-cell>
          <table:table-cell office:value-type="float" office:value="5272454955.878562" table:style-name="ce26">
            <text:p>5,272</text:p>
          </table:table-cell>
          <table:table-cell office:value-type="float" office:value="5598261208.8950586" table:style-name="ce26">
            <text:p>5,598</text:p>
          </table:table-cell>
          <table:table-cell office:value-type="float" office:value="6312135344.1962986" table:style-name="ce26">
            <text:p>6,312</text:p>
          </table:table-cell>
          <table:table-cell office:value-type="float" office:value="6636571722.4389334" table:style-name="ce26">
            <text:p>6,637</text:p>
          </table:table-cell>
          <table:table-cell office:value-type="float" office:value="6941785101.3821888" table:style-name="ce26">
            <text:p>6,942</text:p>
          </table:table-cell>
          <table:table-cell table:style-name="ce26"/>
          <table:table-cell office:value-type="float" office:value="5711622864.1094332" table:style-name="ce26">
            <text:p>5,712</text:p>
          </table:table-cell>
          <table:table-cell office:value-type="float" office:value="5581307803.9646111" table:style-name="ce26">
            <text:p>5,581</text:p>
          </table:table-cell>
          <table:table-cell office:value-type="float" office:value="5536997465.971179" table:style-name="ce26">
            <text:p>5,537</text:p>
          </table:table-cell>
          <table:table-cell office:value-type="float" office:value="5584581510.6477966" table:style-name="ce26">
            <text:p>5,585</text:p>
          </table:table-cell>
          <table:table-cell office:value-type="float" office:value="5736198450.3176813" table:style-name="ce26">
            <text:p>5,736</text:p>
          </table:table-cell>
          <table:table-cell office:value-type="float" office:value="5645875008.8423033" table:style-name="ce26">
            <text:p>5,646</text:p>
          </table:table-cell>
          <table:table-cell office:value-type="float" office:value="5682294882.4137287" table:style-name="ce26">
            <text:p>5,682</text:p>
          </table:table-cell>
          <table:table-cell office:value-type="float" office:value="5497346511.0207558" table:style-name="ce26">
            <text:p>5,497</text:p>
          </table:table-cell>
          <table:table-cell office:value-type="float" office:value="5480029556.0410051" table:style-name="ce26">
            <text:p>5,480</text:p>
          </table:table-cell>
          <table:table-cell office:value-type="float" office:value="5720522510.8603506" table:style-name="ce26">
            <text:p>5,721</text:p>
          </table:table-cell>
          <table:table-cell office:value-type="float" office:value="6172086571.5258989" table:style-name="ce26">
            <text:p>6,172</text:p>
          </table:table-cell>
          <table:table-cell office:value-type="float" office:value="6620035162.1478252" table:style-name="ce26">
            <text:p>6,620</text:p>
          </table:table-cell>
          <table:table-cell table:number-columns-repeated="51" table:style-name="ce46"/>
          <table:table-cell table:number-columns-repeated="16304" table:style-name="ce47"/>
        </table:table-row>
        <table:table-row table:style-name="ro7">
          <table:table-cell table:number-columns-repeated="2" table:style-name="ce60"/>
          <table:table-cell table:number-columns-repeated="2" table:style-name="ce61"/>
          <table:table-cell table:number-columns-repeated="4" table:style-name="ce62"/>
          <table:table-cell table:style-name="ce63"/>
          <table:table-cell table:number-columns-repeated="7" table:style-name="ce62"/>
          <table:table-cell table:style-name="ce64"/>
          <table:table-cell table:number-columns-repeated="12" table:style-name="ce65"/>
          <table:table-cell table:number-columns-repeated="51" table:style-name="ce31"/>
          <table:table-cell table:number-columns-repeated="16304" table:style-name="ce32"/>
        </table:table-row>
        <table:table-row table:style-name="ro2">
          <table:table-cell table:number-columns-repeated="2" table:style-name="ce66"/>
          <table:table-cell table:number-columns-repeated="2" table:style-name="ce67"/>
          <table:table-cell table:number-columns-repeated="3" table:style-name="ce68"/>
          <table:table-cell table:number-columns-repeated="2" table:style-name="ce69"/>
          <table:table-cell table:number-columns-repeated="3" table:style-name="ce68"/>
          <table:table-cell table:number-columns-repeated="5" table:style-name="ce69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66">
            <text:p>.. not available</text:p>
          </table:table-cell>
          <table:table-cell table:style-name="ce66"/>
          <table:table-cell table:number-columns-repeated="2" table:style-name="ce67"/>
          <table:table-cell table:number-columns-repeated="3" table:style-name="ce68"/>
          <table:table-cell table:number-columns-repeated="2" table:style-name="ce69"/>
          <table:table-cell table:number-columns-repeated="3" table:style-name="ce68"/>
          <table:table-cell table:number-columns-repeated="5" table:style-name="ce69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8">
          <table:table-cell office:value-type="string" table:style-name="ce70">
            <text:p>1 There is an apparent under-recording of short walks in 2002 and 2003 and short trips in 2007 and 2008 compared to other years.</text:p>
          </table:table-cell>
          <table:table-cell table:number-columns-repeated="4" table:style-name="ce70"/>
          <table:table-cell table:number-columns-repeated="6" table:style-name="ce71"/>
          <table:table-cell table:number-columns-repeated="9" table:style-name="ce72"/>
          <table:table-cell table:number-columns-repeated="8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73">
            <text:p>2 2011 Rural-Urban classifications for local authorities are available from DEFRA here:<text:s/></text:p>
          </table:table-cell>
          <table:table-cell table:style-name="ce66"/>
          <table:table-cell table:number-columns-repeated="2" table:style-name="ce67"/>
          <table:table-cell table:number-columns-repeated="3" table:style-name="ce68"/>
          <table:table-cell table:number-columns-repeated="2" table:style-name="ce69"/>
          <table:table-cell table:number-columns-repeated="3" table:style-name="ce68"/>
          <table:table-cell table:number-columns-repeated="5" table:style-name="ce69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10">
            <text:p><text:a xlink:href="https://www.gov.uk/government/statistics/2011-rural-urban-classification-of-local-authority-and-other-higher-level-geographies-for-statistical-purposes">https://www.gov.uk/government/statistics/2011-rural-urban-classification-of-local-authority-and-other-higher-level-geographies-for-statistical-purposes</text:a></text:p>
          </table:table-cell>
          <table:table-cell table:style-name="ce66"/>
          <table:table-cell table:number-columns-repeated="2" table:style-name="ce67"/>
          <table:table-cell table:number-columns-repeated="3" table:style-name="ce68"/>
          <table:table-cell table:number-columns-repeated="2" table:style-name="ce69"/>
          <table:table-cell table:number-columns-repeated="3" table:style-name="ce68"/>
          <table:table-cell table:number-columns-repeated="5" table:style-name="ce69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number-columns-spanned="26" table:number-rows-spanned="1" table:style-name="ce79">
            <text:p>3 Ethnicity data from the Annual Population Survey for 2012 onwards has been reweighted to 2017 population estimates.</text:p>
          </table:table-cell>
          <table:covered-table-cell table:number-columns-repeated="25"/>
          <table:table-cell table:number-columns-repeated="2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73">
            <text:p>4 The NTS definition of having a mobility difficulty is based on those adults who responded to say they have difficulties travelling on foot, by bus or both.</text:p>
          </table:table-cell>
          <table:table-cell table:style-name="ce66"/>
          <table:table-cell table:number-columns-repeated="2" table:style-name="ce67"/>
          <table:table-cell table:number-columns-repeated="3" table:style-name="ce68"/>
          <table:table-cell table:number-columns-repeated="2" table:style-name="ce69"/>
          <table:table-cell table:number-columns-repeated="3" table:style-name="ce68"/>
          <table:table-cell table:number-columns-repeated="5" table:style-name="ce69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73">
            <text:p><text:s text:c="2"/>Those that said they only have difficulty getting in/out of a car are classified in this table as having no mobility difficulty.<text:s/></text:p>
          </table:table-cell>
          <table:table-cell table:style-name="ce66"/>
          <table:table-cell table:number-columns-repeated="2" table:style-name="ce67"/>
          <table:table-cell table:number-columns-repeated="3" table:style-name="ce68"/>
          <table:table-cell table:number-columns-repeated="2" table:style-name="ce69"/>
          <table:table-cell table:number-columns-repeated="3" table:style-name="ce68"/>
          <table:table-cell table:number-columns-repeated="5" table:style-name="ce69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table:number-columns-repeated="2" table:style-name="ce66"/>
          <table:table-cell table:number-columns-repeated="2" table:style-name="ce16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74">
            <text:p>Source: National Travel Survey</text:p>
          </table:table-cell>
          <table:table-cell table:style-name="ce74"/>
          <table:table-cell table:number-columns-repeated="2" table:style-name="ce16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66">
            <text:p>Last updated: July 2019</text:p>
          </table:table-cell>
          <table:table-cell table:style-name="ce66"/>
          <table:table-cell table:number-columns-repeated="2" table:style-name="ce16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66">
            <text:p>Next update: Summer 2020</text:p>
          </table:table-cell>
          <table:table-cell table:style-name="ce66"/>
          <table:table-cell table:number-columns-repeated="2" table:style-name="ce16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table:number-columns-repeated="2" table:style-name="ce66"/>
          <table:table-cell table:number-columns-repeated="2" table:style-name="ce16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10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10"/>
          <table:table-cell table:number-columns-repeated="2" table:style-name="ce16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75">
            <text:p>Telephone: 020 7944 3077</text:p>
          </table:table-cell>
          <table:table-cell table:style-name="ce75"/>
          <table:table-cell table:number-columns-repeated="2" table:style-name="ce16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76">
            <text:p><text:a xlink:href="mailto:subnational.stats@dft.gov.uk">Email: subnational.stats@dft.gov.uk</text:a></text:p>
          </table:table-cell>
          <table:table-cell table:style-name="ce66"/>
          <table:table-cell table:number-columns-repeated="2" table:style-name="ce16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16" table:style-name="ce2"/>
          <table:table-cell table:number-columns-repeated="11" table:style-name="ce9"/>
          <table:table-cell table:number-columns-repeated="52" table:style-name="ce31"/>
          <table:table-cell table:number-columns-repeated="16304" table:style-name="ce32"/>
        </table:table-row>
        <table:table-row table:number-rows-repeated="8" table:style-name="ro2">
          <table:table-cell table:number-columns-repeated="28" table:style-name="ce9"/>
          <table:table-cell table:number-columns-repeated="52" table:style-name="ce31"/>
          <table:table-cell table:number-columns-repeated="16304" table:style-name="ce32"/>
        </table:table-row>
        <table:table-row table:number-rows-repeated="1048495" table:style-name="ro2">
          <table:table-cell table:number-columns-repeated="16384"/>
        </table:table-row>
        <table:named-expressions>
          <table:named-expression table:name="activeCell" table:expression="of:=[.#REF!]" table:base-cell-address="CW0401.$A$1"/>
          <table:named-expression table:name="AVON" table:expression="of:=[.#REF!]" table:base-cell-address="CW0401.$A$1"/>
          <table:named-expression table:name="BEDS" table:expression="of:=[.#REF!]" table:base-cell-address="CW0401.$A$1"/>
          <table:named-expression table:name="BERKS" table:expression="of:=[.#REF!]" table:base-cell-address="CW0401.$A$1"/>
          <table:named-expression table:name="BUCKS" table:expression="of:=[.#REF!]" table:base-cell-address="CW0401.$A$1"/>
          <table:named-expression table:name="CAMBS" table:expression="of:=[.#REF!]" table:base-cell-address="CW0401.$A$1"/>
          <table:named-expression table:name="CategoryTitle" table:expression="of:=[.#REF!]" table:base-cell-address="CW0401.$A$1"/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01.$A$1"/>
          <table:named-expression table:name="CHESHIRE" table:expression="of:=[.#REF!]" table:base-cell-address="CW0401.$A$1"/>
          <table:named-expression table:name="CLEVELAND" table:expression="of:=[.#REF!]" table:base-cell-address="CW0401.$A$1"/>
          <table:named-expression table:name="CLWYD" table:expression="of:=[.#REF!]" table:base-cell-address="CW0401.$A$1"/>
          <table:named-expression table:name="components_by_LA" table:expression="of:=[.#REF!]" table:base-cell-address="CW0401.$A$1"/>
          <table:named-expression table:name="CORNWALL" table:expression="of:=[.#REF!]" table:base-cell-address="CW0401.$A$1"/>
          <table:named-expression table:name="CUMBRIA" table:expression="of:=[.#REF!]" table:base-cell-address="CW0401.$A$1"/>
          <table:named-expression table:name="Database" table:expression="of:=[.#REF!]" table:base-cell-address="CW0401.$A$1"/>
          <table:named-expression table:name="DERBYSHIRE" table:expression="of:=[.#REF!]" table:base-cell-address="CW0401.$A$1"/>
          <table:named-expression table:name="DEVON" table:expression="of:=[.#REF!]" table:base-cell-address="CW0401.$A$1"/>
          <table:named-expression table:name="dgdsfyh" table:expression="of:=[.#REF!]" table:base-cell-address="CW0401.$A$1"/>
          <table:named-expression table:name="Dialog" table:expression="of:='http://www.dft.gov.uk/TSGB00/8-01-98.XLS'#$$Dialog" table:base-cell-address="CW0401.$A$1"/>
          <table:named-expression table:name="dialog2" table:expression="of:='http://www.dft.gov.uk/TSGB00/8-01-98.XLS'#$$dialog2" table:base-cell-address="CW0401.$A$1"/>
          <table:named-expression table:name="DORSET" table:expression="of:=[.#REF!]" table:base-cell-address="CW0401.$A$1"/>
          <table:named-expression table:name="DURHAM" table:expression="of:=[.#REF!]" table:base-cell-address="CW0401.$A$1"/>
          <table:named-expression table:name="DYFED" table:expression="of:=[.#REF!]" table:base-cell-address="CW0401.$A$1"/>
          <table:named-expression table:name="E_SUSSEX" table:expression="of:=[.#REF!]" table:base-cell-address="CW0401.$A$1"/>
          <table:named-expression table:name="ESSEX" table:expression="of:=[.#REF!]" table:base-cell-address="CW0401.$A$1"/>
          <table:named-expression table:name="fayear" table:expression="of:=[.#REF!]" table:base-cell-address="CW0401.$A$1"/>
          <table:named-expression table:name="fdafda" table:expression="of:=[.#REF!]" table:base-cell-address="CW0401.$A$1"/>
          <table:named-expression table:name="Female" table:expression="of:=[.#REF!]" table:base-cell-address="CW0401.$A$1"/>
          <table:named-expression table:name="females_UK" table:expression="of:=[.#REF!]" table:base-cell-address="CW0401.$A$1"/>
          <table:named-expression table:name="Footnotes" table:expression="of:=[.#REF!]" table:base-cell-address="CW0401.$A$1"/>
          <table:named-expression table:name="fyear2" table:expression="of:=[.#REF!]" table:base-cell-address="CW0401.$A$1"/>
          <table:named-expression table:name="GLOS" table:expression="of:=[.#REF!]" table:base-cell-address="CW0401.$A$1"/>
          <table:named-expression table:name="GraphTitle" table:expression="of:=[.#REF!]" table:base-cell-address="CW0401.$A$1"/>
          <table:named-expression table:name="GTR_MAN" table:expression="of:=[.#REF!]" table:base-cell-address="CW0401.$A$1"/>
          <table:named-expression table:name="GWENT" table:expression="of:=[.#REF!]" table:base-cell-address="CW0401.$A$1"/>
          <table:named-expression table:name="GWYNEDD" table:expression="of:=[.#REF!]" table:base-cell-address="CW0401.$A$1"/>
          <table:named-expression table:name="HANTS" table:expression="of:=[.#REF!]" table:base-cell-address="CW0401.$A$1"/>
          <table:named-expression table:name="HEREFORD_W" table:expression="of:=[.#REF!]" table:base-cell-address="CW0401.$A$1"/>
          <table:named-expression table:name="HERTS" table:expression="of:=[.#REF!]" table:base-cell-address="CW0401.$A$1"/>
          <table:named-expression table:name="HUMBERSIDE" table:expression="of:=[.#REF!]" table:base-cell-address="CW0401.$A$1"/>
          <table:named-expression table:name="I_OF_WIGHT" table:expression="of:=[.#REF!]" table:base-cell-address="CW0401.$A$1"/>
          <table:named-expression table:name="KENT" table:expression="of:=[.#REF!]" table:base-cell-address="CW0401.$A$1"/>
          <table:named-expression table:name="LANCS" table:expression="of:=[.#REF!]" table:base-cell-address="CW0401.$A$1"/>
          <table:named-expression table:name="LEICS" table:expression="of:=[.#REF!]" table:base-cell-address="CW0401.$A$1"/>
          <table:named-expression table:name="LFS" table:expression="of:=[.#REF!]" table:base-cell-address="CW0401.$A$1"/>
          <table:named-expression table:name="LINCS" table:expression="of:=[.#REF!]" table:base-cell-address="CW0401.$A$1"/>
          <table:named-expression table:name="LONDON" table:expression="of:=[.#REF!]" table:base-cell-address="CW0401.$A$1"/>
          <table:named-expression table:name="M_GLAM" table:expression="of:=[.#REF!]" table:base-cell-address="CW0401.$A$1"/>
          <table:named-expression table:name="Male" table:expression="of:=[.#REF!]" table:base-cell-address="CW0401.$A$1"/>
          <table:named-expression table:name="males_UK" table:expression="of:=[.#REF!]" table:base-cell-address="CW0401.$A$1"/>
          <table:named-expression table:name="MERSEYSIDE" table:expression="of:=[.#REF!]" table:base-cell-address="CW0401.$A$1"/>
          <table:named-expression table:name="MYE_Age" table:expression="of:=[.#REF!]" table:base-cell-address="CW0401.$A$1"/>
          <table:named-expression table:name="MYE_Formatted" table:expression="of:=[.#REF!]" table:base-cell-address="CW0401.$A$1"/>
          <table:named-expression table:name="MYE_Region_Gender" table:expression="of:=[.#REF!]" table:base-cell-address="CW0401.$A$1"/>
          <table:named-expression table:name="N_YORKS" table:expression="of:=[.#REF!]" table:base-cell-address="CW0401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01.$A$1"/>
          <table:named-expression table:name="new_dialog" table:expression="of:='file://tslan10/COMQ/TSGB00/8-01-98.XLS'#$$Dialog" table:base-cell-address="CW0401.$A$1"/>
          <table:named-expression table:name="new_table" table:expression="of:=[.#REF!]" table:base-cell-address="CW0401.$A$1"/>
          <table:named-expression table:name="NORFOLK" table:expression="of:=[.#REF!]" table:base-cell-address="CW0401.$A$1"/>
          <table:named-expression table:name="NORTHANTS" table:expression="of:=[.#REF!]" table:base-cell-address="CW0401.$A$1"/>
          <table:named-expression table:name="NORTHUMBERLAND" table:expression="of:=[.#REF!]" table:base-cell-address="CW0401.$A$1"/>
          <table:named-expression table:name="NOTTS" table:expression="of:=[.#REF!]" table:base-cell-address="CW0401.$A$1"/>
          <table:named-expression table:name="Obj1_Purpose" table:expression="of:=[.#REF!]" table:base-cell-address="CW0401.$A$1"/>
          <table:named-expression table:name="Obj1_purpose3yr" table:expression="of:=[.#REF!]" table:base-cell-address="CW0401.$A$1"/>
          <table:named-expression table:name="Obj1Table" table:expression="of:=[.#REF!]" table:base-cell-address="CW0401.$A$1"/>
          <table:named-expression table:name="Obj1Table3yr" table:expression="of:=[.#REF!]" table:base-cell-address="CW0401.$A$1"/>
          <table:named-expression table:name="Obj3_region" table:expression="of:=[.#REF!]" table:base-cell-address="CW0401.$A$1"/>
          <table:named-expression table:name="Obj4_Region" table:expression="of:=[.#REF!]" table:base-cell-address="CW0401.$A$1"/>
          <table:named-expression table:name="OldData" table:expression="of:=[.#REF!]" table:base-cell-address="CW0401.$A$1"/>
          <table:named-expression table:name="OXON" table:expression="of:=[.#REF!]" table:base-cell-address="CW0401.$A$1"/>
          <table:named-expression table:name="persons_UK" table:expression="of:=[.#REF!]" table:base-cell-address="CW0401.$A$1"/>
          <table:named-expression table:name="POWYS" table:expression="of:=[.#REF!]" table:base-cell-address="CW0401.$A$1"/>
          <table:named-range table:name="Print_Area" table:cell-range-address="CW0401.$A$1:CW0401.$AC$73" table:base-cell-address="CW0401.$A$1"/>
          <table:named-expression table:name="printarea" table:expression="of:=[.#REF!]" table:base-cell-address="CW0401.$A$1"/>
          <table:named-expression table:name="PUBLISH1998_Print_Area" table:expression="of:=[.#REF!]" table:base-cell-address="CW0401.$A$1"/>
          <table:named-expression table:name="PurposeCycle" table:expression="of:=[.#REF!]" table:base-cell-address="CW0401.$A$1"/>
          <table:named-expression table:name="PurposeWalk" table:expression="of:=[.#REF!]" table:base-cell-address="CW0401.$A$1"/>
          <table:named-expression table:name="S_GLAM" table:expression="of:=[.#REF!]" table:base-cell-address="CW0401.$A$1"/>
          <table:named-expression table:name="S_YORKS" table:expression="of:=[.#REF!]" table:base-cell-address="CW0401.$A$1"/>
          <table:named-expression table:name="SAM_CTRY_UK" table:expression="of:=[.#REF!]" table:base-cell-address="CW0401.$A$1"/>
          <table:named-expression table:name="sheet1" table:expression="of:=[.#REF!]" table:base-cell-address="CW0401.$A$1"/>
          <table:named-expression table:name="SHROPS" table:expression="of:=[.#REF!]" table:base-cell-address="CW0401.$A$1"/>
          <table:named-expression table:name="SOMERSET" table:expression="of:=[.#REF!]" table:base-cell-address="CW0401.$A$1"/>
          <table:named-expression table:name="STAFFS" table:expression="of:=[.#REF!]" table:base-cell-address="CW0401.$A$1"/>
          <table:named-expression table:name="SUFFOLK" table:expression="of:=[.#REF!]" table:base-cell-address="CW0401.$A$1"/>
          <table:named-expression table:name="SURREY" table:expression="of:=[.#REF!]" table:base-cell-address="CW0401.$A$1"/>
          <table:named-expression table:name="TableTitle" table:expression="of:=[.#REF!]" table:base-cell-address="CW0401.$A$1"/>
          <table:named-expression table:name="testing" table:expression="of:=[.#REF!]" table:base-cell-address="CW0401.$A$1"/>
          <table:named-expression table:name="TravelTracker" table:expression="of:=[.#REF!]" table:base-cell-address="CW0401.$A$1"/>
          <table:named-expression table:name="TYNE_WEAR" table:expression="of:=[.#REF!]" table:base-cell-address="CW0401.$A$1"/>
          <table:named-expression table:name="UK" table:expression="of:=[.#REF!]" table:base-cell-address="CW0401.$A$1"/>
          <table:named-expression table:name="ValueTitle" table:expression="of:=[.#REF!]" table:base-cell-address="CW0401.$A$1"/>
          <table:named-expression table:name="W_GLAM" table:expression="of:=[.#REF!]" table:base-cell-address="CW0401.$A$1"/>
          <table:named-expression table:name="W_MIDS" table:expression="of:=[.#REF!]" table:base-cell-address="CW0401.$A$1"/>
          <table:named-expression table:name="W_SUSSEX" table:expression="of:=[.#REF!]" table:base-cell-address="CW0401.$A$1"/>
          <table:named-expression table:name="W_YORKS" table:expression="of:=[.#REF!]" table:base-cell-address="CW0401.$A$1"/>
          <table:named-expression table:name="WARWICKS" table:expression="of:=[.#REF!]" table:base-cell-address="CW0401.$A$1"/>
          <table:named-expression table:name="WILTS" table:expression="of:=[.#REF!]" table:base-cell-address="CW0401.$A$1"/>
          <table:named-expression table:name="year" table:expression="of:=[.#REF!]" table:base-cell-address="CW0401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etadata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etadata" table:mode="copy-results-only"/>
        <table:table-column/>
        <table:table-row table:number-rows-repeated="52">
          <table:table-cell table:number-columns-repeated="16384"/>
        </table:table-row>
        <table:table-row>
          <table:table-cell/>
          <table:table-cell office:value-type="string" office:string-value="Commuting"/>
          <table:table-cell office:value-type="string" office:string-value="Commuting and Business"/>
          <table:table-cell office:value-type="float" office:value="1"/>
          <table:table-cell table:number-columns-repeated="16380"/>
        </table:table-row>
        <table:table-row>
          <table:table-cell/>
          <table:table-cell office:value-type="string" office:string-value="Business"/>
          <table:table-cell office:value-type="string" office:string-value="Commuting and Business"/>
          <table:table-cell office:value-type="float" office:value="2"/>
          <table:table-cell table:number-columns-repeated="16380"/>
        </table:table-row>
        <table:table-row>
          <table:table-cell/>
          <table:table-cell office:value-type="string" office:string-value="Education"/>
          <table:table-cell office:value-type="string" office:string-value="Education and escorting"/>
          <table:table-cell office:value-type="float" office:value="3"/>
          <table:table-cell table:number-columns-repeated="16380"/>
        </table:table-row>
        <table:table-row>
          <table:table-cell/>
          <table:table-cell office:value-type="string" office:string-value="Escort education"/>
          <table:table-cell office:value-type="string" office:string-value="Education and escorting"/>
          <table:table-cell office:value-type="float" office:value="4"/>
          <table:table-cell table:number-columns-repeated="16380"/>
        </table:table-row>
        <table:table-row>
          <table:table-cell/>
          <table:table-cell office:value-type="string" office:string-value="Shopping"/>
          <table:table-cell office:value-type="string" office:string-value="Shopping"/>
          <table:table-cell office:value-type="float" office:value="7"/>
          <table:table-cell table:number-columns-repeated="16380"/>
        </table:table-row>
        <table:table-row>
          <table:table-cell/>
          <table:table-cell office:value-type="string" office:string-value="Other escort"/>
          <table:table-cell office:value-type="string" office:string-value="Education and escorting"/>
          <table:table-cell office:value-type="float" office:value="5"/>
          <table:table-cell table:number-columns-repeated="16380"/>
        </table:table-row>
        <table:table-row>
          <table:table-cell/>
          <table:table-cell office:value-type="string" office:string-value="Personal business"/>
          <table:table-cell office:value-type="string" office:string-value="Personal business"/>
          <table:table-cell office:value-type="float" office:value="6"/>
          <table:table-cell table:number-columns-repeated="16380"/>
        </table:table-row>
        <table:table-row>
          <table:table-cell/>
          <table:table-cell office:value-type="string" office:string-value="Visit friends at private home"/>
          <table:table-cell office:value-type="string" office:string-value="Other leisure"/>
          <table:table-cell office:value-type="float" office:value="8"/>
          <table:table-cell table:number-columns-repeated="16380"/>
        </table:table-row>
        <table:table-row>
          <table:table-cell/>
          <table:table-cell office:value-type="string" office:string-value="Visit friends elsewhere"/>
          <table:table-cell office:value-type="string" office:string-value="Other leisure"/>
          <table:table-cell office:value-type="float" office:value="9"/>
          <table:table-cell table:number-columns-repeated="16380"/>
        </table:table-row>
        <table:table-row>
          <table:table-cell/>
          <table:table-cell office:value-type="string" office:string-value="Sport / entertainment"/>
          <table:table-cell office:value-type="string" office:string-value="Other leisure"/>
          <table:table-cell office:value-type="float" office:value="10"/>
          <table:table-cell table:number-columns-repeated="16380"/>
        </table:table-row>
        <table:table-row>
          <table:table-cell/>
          <table:table-cell office:value-type="string" office:string-value="Holiday / day trip"/>
          <table:table-cell office:value-type="string" office:string-value="Other leisure"/>
          <table:table-cell office:value-type="float" office:value="11"/>
          <table:table-cell table:number-columns-repeated="16380"/>
        </table:table-row>
        <table:table-row>
          <table:table-cell/>
          <table:table-cell office:value-type="string" office:string-value="Other including just walk"/>
          <table:table-cell office:value-type="string" office:string-value="Other leisure"/>
          <table:table-cell office:value-type="float" office:value="12"/>
          <table:table-cell table:number-columns-repeated="16380"/>
        </table:table-row>
        <table:table-row table:number-rows-repeated="1048512">
          <table:table-cell table:number-columns-repeated="16380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2017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20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2018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20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" table:mode="copy-results-only"/>
        <table:table-column/>
        <table:table-row>
          <table:table-cell/>
          <table:table-cell office:value-type="string" office:string-value="England"/>
          <table:table-cell office:value-type="float" office:value="50606034"/>
          <table:table-cell office:value-type="float" office:value="50965186"/>
          <table:table-cell office:value-type="float" office:value="51381093"/>
          <table:table-cell office:value-type="float" office:value="51815853"/>
          <table:table-cell office:value-type="float" office:value="52196381"/>
          <table:table-cell office:value-type="float" office:value="52642452"/>
          <table:table-cell office:value-type="float" office:value="53107169"/>
          <table:table-cell office:value-type="float" office:value="53493729"/>
          <table:table-cell office:value-type="float" office:value="53865817"/>
          <table:table-cell office:value-type="float" office:value="54316618"/>
          <table:table-cell office:value-type="float" office:value="54786327"/>
          <table:table-cell office:value-type="float" office:value="55268067"/>
          <table:table-cell office:value-type="float" office:value="55619430"/>
          <table:table-cell office:value-type="float" office:value="55977178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float" office:value="2005"/>
          <table:table-cell office:value-type="float" office:value="2006"/>
          <table:table-cell office:value-type="float" office:value="2007"/>
          <table:table-cell office:value-type="float" office:value="2008"/>
          <table:table-cell office:value-type="float" office:value="2009"/>
          <table:table-cell office:value-type="float" office:value="2010"/>
          <table:table-cell office:value-type="float" office:value="2011"/>
          <table:table-cell office:value-type="float" office:value="2012"/>
          <table:table-cell office:value-type="float" office:value="2013"/>
          <table:table-cell office:value-type="float" office:value="2014"/>
          <table:table-cell office:value-type="float" office:value="2015"/>
          <table:table-cell office:value-type="float" office:value="2016"/>
          <table:table-cell office:value-type="float" office:value="2017"/>
          <table:table-cell office:value-type="float" office:value="2018"/>
          <table:table-cell table:number-columns-repeated="16368"/>
        </table:table-row>
        <table:table-row>
          <table:table-cell/>
          <table:table-cell office:value-type="string" office:string-value="North East"/>
          <table:table-cell office:value-type="float" office:value="2547127"/>
          <table:table-cell office:value-type="float" office:value="2552568"/>
          <table:table-cell office:value-type="float" office:value="2562045"/>
          <table:table-cell office:value-type="float" office:value="2569312"/>
          <table:table-cell office:value-type="float" office:value="2575441"/>
          <table:table-cell office:value-type="float" office:value="2586868"/>
          <table:table-cell office:value-type="float" office:value="2596441"/>
          <table:table-cell office:value-type="float" office:value="2602310"/>
          <table:table-cell office:value-type="float" office:value="2610481"/>
          <table:table-cell office:value-type="float" office:value="2618710"/>
          <table:table-cell office:value-type="float" office:value="2624621"/>
          <table:table-cell office:value-type="float" office:value="2636848"/>
          <table:table-cell office:value-type="float" office:value="2644727"/>
          <table:table-cell office:value-type="float" office:value="2657909"/>
          <table:table-cell table:number-columns-repeated="16368"/>
        </table:table-row>
        <table:table-row>
          <table:table-cell/>
          <table:table-cell office:value-type="string" office:string-value="North West"/>
          <table:table-cell office:value-type="float" office:value="6870021"/>
          <table:table-cell office:value-type="float" office:value="6901585"/>
          <table:table-cell office:value-type="float" office:value="6929277"/>
          <table:table-cell office:value-type="float" office:value="6958547"/>
          <table:table-cell office:value-type="float" office:value="6986156"/>
          <table:table-cell office:value-type="float" office:value="7019921"/>
          <table:table-cell office:value-type="float" office:value="7055961"/>
          <table:table-cell office:value-type="float" office:value="7084337"/>
          <table:table-cell office:value-type="float" office:value="7103261"/>
          <table:table-cell office:value-type="float" office:value="7132991"/>
          <table:table-cell office:value-type="float" office:value="7173835"/>
          <table:table-cell office:value-type="float" office:value="7219623"/>
          <table:table-cell office:value-type="float" office:value="7258627"/>
          <table:table-cell office:value-type="float" office:value="7292093"/>
          <table:table-cell table:number-columns-repeated="16368"/>
        </table:table-row>
        <table:table-row>
          <table:table-cell/>
          <table:table-cell office:value-type="string" office:string-value="Yorkshire and The Humber"/>
          <table:table-cell office:value-type="float" office:value="5108408"/>
          <table:table-cell office:value-type="float" office:value="5134016"/>
          <table:table-cell office:value-type="float" office:value="5164138"/>
          <table:table-cell office:value-type="float" office:value="5198675"/>
          <table:table-cell office:value-type="float" office:value="5223344"/>
          <table:table-cell office:value-type="float" office:value="5254788"/>
          <table:table-cell office:value-type="float" office:value="5288212"/>
          <table:table-cell office:value-type="float" office:value="5316691"/>
          <table:table-cell office:value-type="float" office:value="5337711"/>
          <table:table-cell office:value-type="float" office:value="5360027"/>
          <table:table-cell office:value-type="float" office:value="5390576"/>
          <table:table-cell office:value-type="float" office:value="5425741"/>
          <table:table-cell office:value-type="float" office:value="5450130"/>
          <table:table-cell office:value-type="float" office:value="5479615"/>
          <table:table-cell table:number-columns-repeated="16368"/>
        </table:table-row>
        <table:table-row>
          <table:table-cell/>
          <table:table-cell office:value-type="string" office:string-value="East Midlands"/>
          <table:table-cell office:value-type="float" office:value="4329112"/>
          <table:table-cell office:value-type="float" office:value="4366676"/>
          <table:table-cell office:value-type="float" office:value="4404774"/>
          <table:table-cell office:value-type="float" office:value="4441125"/>
          <table:table-cell office:value-type="float" office:value="4471653"/>
          <table:table-cell office:value-type="float" office:value="4507071"/>
          <table:table-cell office:value-type="float" office:value="4537448"/>
          <table:table-cell office:value-type="float" office:value="4567731"/>
          <table:table-cell office:value-type="float" office:value="4598431"/>
          <table:table-cell office:value-type="float" office:value="4637413"/>
          <table:table-cell office:value-type="float" office:value="4677038"/>
          <table:table-cell office:value-type="float" office:value="4724437"/>
          <table:table-cell office:value-type="float" office:value="4771666"/>
          <table:table-cell office:value-type="float" office:value="4804149"/>
          <table:table-cell table:number-columns-repeated="16368"/>
        </table:table-row>
        <table:table-row>
          <table:table-cell/>
          <table:table-cell office:value-type="string" office:string-value="West Midlands"/>
          <table:table-cell office:value-type="float" office:value="5380687"/>
          <table:table-cell office:value-type="float" office:value="5415521"/>
          <table:table-cell office:value-type="float" office:value="5451924"/>
          <table:table-cell office:value-type="float" office:value="5496240"/>
          <table:table-cell office:value-type="float" office:value="5528007"/>
          <table:table-cell office:value-type="float" office:value="5565866"/>
          <table:table-cell office:value-type="float" office:value="5608667"/>
          <table:table-cell office:value-type="float" office:value="5642569"/>
          <table:table-cell office:value-type="float" office:value="5674712"/>
          <table:table-cell office:value-type="float" office:value="5713284"/>
          <table:table-cell office:value-type="float" office:value="5751000"/>
          <table:table-cell office:value-type="float" office:value="5800734"/>
          <table:table-cell office:value-type="float" office:value="5860706"/>
          <table:table-cell office:value-type="float" office:value="5900757"/>
          <table:table-cell table:number-columns-repeated="16368"/>
        </table:table-row>
        <table:table-row>
          <table:table-cell/>
          <table:table-cell office:value-type="string" office:string-value="East of England"/>
          <table:table-cell office:value-type="float" office:value="5562653"/>
          <table:table-cell office:value-type="float" office:value="5606294"/>
          <table:table-cell office:value-type="float" office:value="5653534"/>
          <table:table-cell office:value-type="float" office:value="5708350"/>
          <table:table-cell office:value-type="float" office:value="5751443"/>
          <table:table-cell office:value-type="float" office:value="5807402"/>
          <table:table-cell office:value-type="float" office:value="5862418"/>
          <table:table-cell office:value-type="float" office:value="5907348"/>
          <table:table-cell office:value-type="float" office:value="5954316"/>
          <table:table-cell office:value-type="float" office:value="6018383"/>
          <table:table-cell office:value-type="float" office:value="6076451"/>
          <table:table-cell office:value-type="float" office:value="6130542"/>
          <table:table-cell office:value-type="float" office:value="6168432"/>
          <table:table-cell office:value-type="float" office:value="6201214"/>
          <table:table-cell table:number-columns-repeated="16368"/>
        </table:table-row>
        <table:table-row>
          <table:table-cell/>
          <table:table-cell office:value-type="string" office:string-value="London"/>
          <table:table-cell office:value-type="float" office:value="7519009"/>
          <table:table-cell office:value-type="float" office:value="7597825"/>
          <table:table-cell office:value-type="float" office:value="7693473"/>
          <table:table-cell office:value-type="float" office:value="7812161"/>
          <table:table-cell office:value-type="float" office:value="7942594"/>
          <table:table-cell office:value-type="float" office:value="8061495"/>
          <table:table-cell office:value-type="float" office:value="8204407"/>
          <table:table-cell office:value-type="float" office:value="8308369"/>
          <table:table-cell office:value-type="float" office:value="8416543"/>
          <table:table-cell office:value-type="float" office:value="8538689"/>
          <table:table-cell office:value-type="float" office:value="8673713"/>
          <table:table-cell office:value-type="float" office:value="8787892"/>
          <table:table-cell office:value-type="float" office:value="8825001"/>
          <table:table-cell office:value-type="float" office:value="8908081"/>
          <table:table-cell table:number-columns-repeated="16368"/>
        </table:table-row>
        <table:table-row>
          <table:table-cell/>
          <table:table-cell office:value-type="string" office:string-value="South East"/>
          <table:table-cell office:value-type="float" office:value="8202896"/>
          <table:table-cell office:value-type="float" office:value="8270861"/>
          <table:table-cell office:value-type="float" office:value="8351391"/>
          <table:table-cell office:value-type="float" office:value="8426399"/>
          <table:table-cell office:value-type="float" office:value="8490922"/>
          <table:table-cell office:value-type="float" office:value="8577771"/>
          <table:table-cell office:value-type="float" office:value="8652784"/>
          <table:table-cell office:value-type="float" office:value="8724737"/>
          <table:table-cell office:value-type="float" office:value="8792766"/>
          <table:table-cell office:value-type="float" office:value="8873818"/>
          <table:table-cell office:value-type="float" office:value="8947913"/>
          <table:table-cell office:value-type="float" office:value="9026297"/>
          <table:table-cell office:value-type="float" office:value="9080825"/>
          <table:table-cell office:value-type="float" office:value="9133625"/>
          <table:table-cell table:number-columns-repeated="16368"/>
        </table:table-row>
        <table:table-row>
          <table:table-cell/>
          <table:table-cell office:value-type="string" office:string-value="South West"/>
          <table:table-cell office:value-type="float" office:value="5086121"/>
          <table:table-cell office:value-type="float" office:value="5119840"/>
          <table:table-cell office:value-type="float" office:value="5170537"/>
          <table:table-cell office:value-type="float" office:value="5205044"/>
          <table:table-cell office:value-type="float" office:value="5226821"/>
          <table:table-cell office:value-type="float" office:value="5261270"/>
          <table:table-cell office:value-type="float" office:value="5300831"/>
          <table:table-cell office:value-type="float" office:value="5339637"/>
          <table:table-cell office:value-type="float" office:value="5377596"/>
          <table:table-cell office:value-type="float" office:value="5423303"/>
          <table:table-cell office:value-type="float" office:value="5471180"/>
          <table:table-cell office:value-type="float" office:value="5515953"/>
          <table:table-cell office:value-type="float" office:value="5559316"/>
          <table:table-cell office:value-type="float" office:value="5599735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Urban"/>
          <table:table-cell office:value-type="float" office:value="41727324"/>
          <table:table-cell office:value-type="float" office:value="42033761"/>
          <table:table-cell office:value-type="float" office:value="42382103"/>
          <table:table-cell office:value-type="float" office:value="42767851"/>
          <table:table-cell office:value-type="float" office:value="43127682"/>
          <table:table-cell office:value-type="float" office:value="43536278"/>
          <table:table-cell office:value-type="float" office:value="43971688"/>
          <table:table-cell office:value-type="float" office:value="44324584"/>
          <table:table-cell office:value-type="float" office:value="44659638"/>
          <table:table-cell office:value-type="float" office:value="45055726"/>
          <table:table-cell office:value-type="float" office:value="45475312"/>
          <table:table-cell office:value-type="float" office:value="45897840"/>
          <table:table-cell office:value-type="float" office:value="46161300"/>
          <table:table-cell office:value-type="float" office:value="46461057.739999995"/>
          <table:table-cell table:number-columns-repeated="16368"/>
        </table:table-row>
        <table:table-row>
          <table:table-cell/>
          <table:table-cell office:value-type="string" office:string-value="Rural"/>
          <table:table-cell office:value-type="float" office:value="8878710"/>
          <table:table-cell office:value-type="float" office:value="8931425"/>
          <table:table-cell office:value-type="float" office:value="8998990"/>
          <table:table-cell office:value-type="float" office:value="9048002"/>
          <table:table-cell office:value-type="float" office:value="9068699"/>
          <table:table-cell office:value-type="float" office:value="9106174"/>
          <table:table-cell office:value-type="float" office:value="9135481"/>
          <table:table-cell office:value-type="float" office:value="9169145"/>
          <table:table-cell office:value-type="float" office:value="9206179"/>
          <table:table-cell office:value-type="float" office:value="9260892"/>
          <table:table-cell office:value-type="float" office:value="9311015"/>
          <table:table-cell office:value-type="float" office:value="9370227"/>
          <table:table-cell office:value-type="float" office:value="9458100"/>
          <table:table-cell office:value-type="float" office:value="9516120.2599999998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Male"/>
          <table:table-cell office:value-type="float" office:value="24786643"/>
          <table:table-cell office:value-type="float" office:value="24977690"/>
          <table:table-cell office:value-type="float" office:value="25200533"/>
          <table:table-cell office:value-type="float" office:value="25434926"/>
          <table:table-cell office:value-type="float" office:value="25633832"/>
          <table:table-cell office:value-type="float" office:value="25877244"/>
          <table:table-cell office:value-type="float" office:value="26133162"/>
          <table:table-cell office:value-type="float" office:value="26333448"/>
          <table:table-cell office:value-type="float" office:value="26533969"/>
          <table:table-cell office:value-type="float" office:value="26773196"/>
          <table:table-cell office:value-type="float" office:value="27029286"/>
          <table:table-cell office:value-type="float" office:value="27300920"/>
          <table:table-cell office:value-type="float" office:value="27481053"/>
          <table:table-cell office:value-type="float" office:value="27667942"/>
          <table:table-cell table:number-columns-repeated="16368"/>
        </table:table-row>
        <table:table-row>
          <table:table-cell/>
          <table:table-cell office:value-type="string" office:string-value="Female"/>
          <table:table-cell office:value-type="float" office:value="25819391"/>
          <table:table-cell office:value-type="float" office:value="25987496"/>
          <table:table-cell office:value-type="float" office:value="26180560"/>
          <table:table-cell office:value-type="float" office:value="26380927"/>
          <table:table-cell office:value-type="float" office:value="26562549"/>
          <table:table-cell office:value-type="float" office:value="26765208"/>
          <table:table-cell office:value-type="float" office:value="26974007"/>
          <table:table-cell office:value-type="float" office:value="27160281"/>
          <table:table-cell office:value-type="float" office:value="27331848"/>
          <table:table-cell office:value-type="float" office:value="27543422"/>
          <table:table-cell office:value-type="float" office:value="27757041"/>
          <table:table-cell office:value-type="float" office:value="27967147"/>
          <table:table-cell office:value-type="float" office:value="28138377"/>
          <table:table-cell office:value-type="float" office:value="28309236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0 - 16 years"/>
          <table:table-cell office:value-type="float" office:value="10455659"/>
          <table:table-cell office:value-type="float" office:value="10458690"/>
          <table:table-cell office:value-type="float" office:value="10491851"/>
          <table:table-cell office:value-type="float" office:value="10519880"/>
          <table:table-cell office:value-type="float" office:value="10557716"/>
          <table:table-cell office:value-type="float" office:value="10619118"/>
          <table:table-cell office:value-type="float" office:value="10673755"/>
          <table:table-cell office:value-type="float" office:value="10776543"/>
          <table:table-cell office:value-type="float" office:value="10857103"/>
          <table:table-cell office:value-type="float" office:value="10938432"/>
          <table:table-cell office:value-type="float" office:value="11036749"/>
          <table:table-cell office:value-type="float" office:value="11146803"/>
          <table:table-cell office:value-type="float" office:value="11243695"/>
          <table:table-cell office:value-type="float" office:value="11342413"/>
          <table:table-cell table:number-columns-repeated="16368"/>
        </table:table-row>
        <table:table-row>
          <table:table-cell/>
          <table:table-cell office:value-type="string" office:string-value="17 - 20 years"/>
          <table:table-cell office:value-type="float" office:value="2608884"/>
          <table:table-cell office:value-type="float" office:value="2624993"/>
          <table:table-cell office:value-type="float" office:value="2656304"/>
          <table:table-cell office:value-type="float" office:value="2705467"/>
          <table:table-cell office:value-type="float" office:value="2724932"/>
          <table:table-cell office:value-type="float" office:value="2743178"/>
          <table:table-cell office:value-type="float" office:value="2756685"/>
          <table:table-cell office:value-type="float" office:value="2699735"/>
          <table:table-cell office:value-type="float" office:value="2661111"/>
          <table:table-cell office:value-type="float" office:value="2657488"/>
          <table:table-cell office:value-type="float" office:value="2642739"/>
          <table:table-cell office:value-type="float" office:value="2640560"/>
          <table:table-cell office:value-type="float" office:value="2608625"/>
          <table:table-cell office:value-type="float" office:value="2568568"/>
          <table:table-cell table:number-columns-repeated="16368"/>
        </table:table-row>
        <table:table-row>
          <table:table-cell/>
          <table:table-cell office:value-type="string" office:string-value="21 - 29 years"/>
          <table:table-cell office:value-type="float" office:value="5881460"/>
          <table:table-cell office:value-type="float" office:value="6039411"/>
          <table:table-cell office:value-type="float" office:value="6216630"/>
          <table:table-cell office:value-type="float" office:value="6346774"/>
          <table:table-cell office:value-type="float" office:value="6386648"/>
          <table:table-cell office:value-type="float" office:value="6444061"/>
          <table:table-cell office:value-type="float" office:value="6533610"/>
          <table:table-cell office:value-type="float" office:value="6575965"/>
          <table:table-cell office:value-type="float" office:value="6604050"/>
          <table:table-cell office:value-type="float" office:value="6636210"/>
          <table:table-cell office:value-type="float" office:value="6676464"/>
          <table:table-cell office:value-type="float" office:value="6691156"/>
          <table:table-cell office:value-type="float" office:value="6674540"/>
          <table:table-cell office:value-type="float" office:value="6658884"/>
          <table:table-cell table:number-columns-repeated="16368"/>
        </table:table-row>
        <table:table-row>
          <table:table-cell/>
          <table:table-cell office:value-type="string" office:string-value="30 - 39 years"/>
          <table:table-cell office:value-type="float" office:value="7483215"/>
          <table:table-cell office:value-type="float" office:value="7360256"/>
          <table:table-cell office:value-type="float" office:value="7221912"/>
          <table:table-cell office:value-type="float" office:value="7129437"/>
          <table:table-cell office:value-type="float" office:value="7078438"/>
          <table:table-cell office:value-type="float" office:value="7070941"/>
          <table:table-cell office:value-type="float" office:value="7051522"/>
          <table:table-cell office:value-type="float" office:value="7030570"/>
          <table:table-cell office:value-type="float" office:value="7051199"/>
          <table:table-cell office:value-type="float" office:value="7103213"/>
          <table:table-cell office:value-type="float" office:value="7198946"/>
          <table:table-cell office:value-type="float" office:value="7306634"/>
          <table:table-cell office:value-type="float" office:value="7400043"/>
          <table:table-cell office:value-type="float" office:value="7505080"/>
          <table:table-cell table:number-columns-repeated="16368"/>
        </table:table-row>
        <table:table-row>
          <table:table-cell/>
          <table:table-cell office:value-type="string" office:string-value="40 - 49 years"/>
          <table:table-cell office:value-type="float" office:value="7235112"/>
          <table:table-cell office:value-type="float" office:value="7385707"/>
          <table:table-cell office:value-type="float" office:value="7516042"/>
          <table:table-cell office:value-type="float" office:value="7605992"/>
          <table:table-cell office:value-type="float" office:value="7694872"/>
          <table:table-cell office:value-type="float" office:value="7741277"/>
          <table:table-cell office:value-type="float" office:value="7773559"/>
          <table:table-cell office:value-type="float" office:value="7764324"/>
          <table:table-cell office:value-type="float" office:value="7715667"/>
          <table:table-cell office:value-type="float" office:value="7625767"/>
          <table:table-cell office:value-type="float" office:value="7525814"/>
          <table:table-cell office:value-type="float" office:value="7418345"/>
          <table:table-cell office:value-type="float" office:value="7292866"/>
          <table:table-cell office:value-type="float" office:value="7189826"/>
          <table:table-cell table:number-columns-repeated="16368"/>
        </table:table-row>
        <table:table-row>
          <table:table-cell/>
          <table:table-cell office:value-type="string" office:string-value="50 - 59 years"/>
          <table:table-cell office:value-type="float" office:value="6323931"/>
          <table:table-cell office:value-type="float" office:value="6339346"/>
          <table:table-cell office:value-type="float" office:value="6229272"/>
          <table:table-cell office:value-type="float" office:value="6203043"/>
          <table:table-cell office:value-type="float" office:value="6240683"/>
          <table:table-cell office:value-type="float" office:value="6308716"/>
          <table:table-cell office:value-type="float" office:value="6426080"/>
          <table:table-cell office:value-type="float" office:value="6577190"/>
          <table:table-cell office:value-type="float" office:value="6731737"/>
          <table:table-cell office:value-type="float" office:value="6903869"/>
          <table:table-cell office:value-type="float" office:value="7089322"/>
          <table:table-cell office:value-type="float" office:value="7250755"/>
          <table:table-cell office:value-type="float" office:value="7386230"/>
          <table:table-cell office:value-type="float" office:value="7488780"/>
          <table:table-cell table:number-columns-repeated="16368"/>
        </table:table-row>
        <table:table-row>
          <table:table-cell/>
          <table:table-cell office:value-type="string" office:string-value="60 - 69 years"/>
          <table:table-cell office:value-type="float" office:value="4838275"/>
          <table:table-cell office:value-type="float" office:value="4927346"/>
          <table:table-cell office:value-type="float" office:value="5154335"/>
          <table:table-cell office:value-type="float" office:value="5337144"/>
          <table:table-cell office:value-type="float" office:value="5472063"/>
          <table:table-cell office:value-type="float" office:value="5594121"/>
          <table:table-cell office:value-type="float" office:value="5719911"/>
          <table:table-cell office:value-type="float" office:value="5804951"/>
          <table:table-cell office:value-type="float" office:value="5857570"/>
          <table:table-cell office:value-type="float" office:value="5889392"/>
          <table:table-cell office:value-type="float" office:value="5921856"/>
          <table:table-cell office:value-type="float" office:value="5963028"/>
          <table:table-cell office:value-type="float" office:value="5873566"/>
          <table:table-cell office:value-type="float" office:value="5866967"/>
          <table:table-cell table:number-columns-repeated="16368"/>
        </table:table-row>
        <table:table-row>
          <table:table-cell/>
          <table:table-cell office:value-type="string" office:string-value="70 years +"/>
          <table:table-cell office:value-type="float" office:value="5779498"/>
          <table:table-cell office:value-type="float" office:value="5829437"/>
          <table:table-cell office:value-type="float" office:value="5894747"/>
          <table:table-cell office:value-type="float" office:value="5968116"/>
          <table:table-cell office:value-type="float" office:value="6041029"/>
          <table:table-cell office:value-type="float" office:value="6121040"/>
          <table:table-cell office:value-type="float" office:value="6172047"/>
          <table:table-cell office:value-type="float" office:value="6264451"/>
          <table:table-cell office:value-type="float" office:value="6387380"/>
          <table:table-cell office:value-type="float" office:value="6562247"/>
          <table:table-cell office:value-type="float" office:value="6694437"/>
          <table:table-cell office:value-type="float" office:value="6850786"/>
          <table:table-cell office:value-type="float" office:value="7139865"/>
          <table:table-cell office:value-type="float" office:value="7356660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From NOMIS, white UK and white non UK born"/>
          <table:table-cell table:number-columns-repeated="16382"/>
        </table:table-row>
        <table:table-row>
          <table:table-cell/>
          <table:table-cell office:value-type="string" office:string-value="White"/>
          <table:table-cell office:value-type="float" office:value="45191188.361999996"/>
          <table:table-cell office:value-type="float" office:value="45155154.795999996"/>
          <table:table-cell office:value-type="float" office:value="45215361.840000004"/>
          <table:table-cell office:value-type="float" office:value="45390687.227999993"/>
          <table:table-cell office:value-type="float" office:value="45515244.232000001"/>
          <table:table-cell office:value-type="float" office:value="45746290.787999995"/>
          <table:table-cell office:value-type="float" office:value="45778379.678000003"/>
          <table:table-cell office:value-type="float" office:value="46004606.939999998"/>
          <table:table-cell office:value-type="float" office:value="46163005.169000007"/>
          <table:table-cell office:value-type="float" office:value="46440708.390000001"/>
          <table:table-cell office:value-type="float" office:value="46623164.27700001"/>
          <table:table-cell office:value-type="float" office:value="46756784.682000011"/>
          <table:table-cell office:value-type="float" office:value="47054037.780000001"/>
          <table:table-cell office:value-type="float" office:value="47132783.876000002"/>
          <table:table-cell table:number-columns-repeated="16368"/>
        </table:table-row>
        <table:table-row>
          <table:table-cell/>
          <table:table-cell office:value-type="string" office:string-value="Ethnic minority"/>
          <table:table-cell office:value-type="float" office:value="5414845.638000004"/>
          <table:table-cell office:value-type="float" office:value="5810031.2040000036"/>
          <table:table-cell office:value-type="float" office:value="6165731.1599999964"/>
          <table:table-cell office:value-type="float" office:value="6425165.7720000073"/>
          <table:table-cell office:value-type="float" office:value="6681136.7679999992"/>
          <table:table-cell office:value-type="float" office:value="6896161.2120000049"/>
          <table:table-cell office:value-type="float" office:value="7328789.3219999969"/>
          <table:table-cell office:value-type="float" office:value="7489122.0600000024"/>
          <table:table-cell office:value-type="float" office:value="7702811.8309999928"/>
          <table:table-cell office:value-type="float" office:value="7875909.6099999994"/>
          <table:table-cell office:value-type="float" office:value="8163162.72299999"/>
          <table:table-cell office:value-type="float" office:value="8511282.3179999888"/>
          <table:table-cell office:value-type="float" office:value="8565392.2199999988"/>
          <table:table-cell office:value-type="float" office:value="8844394.123999998"/>
          <table:table-cell table:number-columns-repeated="16368"/>
        </table:table-row>
        <table:table-row>
          <table:table-cell/>
          <table:table-cell office:value-type="string" office:string-value="white_proportion"/>
          <table:table-cell office:value-type="float" office:value="89.3"/>
          <table:table-cell office:value-type="float" office:value="88.6"/>
          <table:table-cell office:value-type="float" office:value="88"/>
          <table:table-cell office:value-type="float" office:value="87.6"/>
          <table:table-cell office:value-type="float" office:value="87.2"/>
          <table:table-cell office:value-type="float" office:value="86.899999999999991"/>
          <table:table-cell office:value-type="float" office:value="86.2"/>
          <table:table-cell office:value-type="float" office:value="86"/>
          <table:table-cell office:value-type="float" office:value="85.7"/>
          <table:table-cell office:value-type="float" office:value="85.5"/>
          <table:table-cell office:value-type="float" office:value="85.100000000000009"/>
          <table:table-cell office:value-type="float" office:value="84.600000000000009"/>
          <table:table-cell office:value-type="float" office:value="84.6"/>
          <table:table-cell office:value-type="float" office:value="84.2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aged_16+"/>
          <table:table-cell office:value-type="float" office:value="40797855"/>
          <table:table-cell office:value-type="float" office:value="41162249"/>
          <table:table-cell office:value-type="float" office:value="41565540"/>
          <table:table-cell office:value-type="float" office:value="41962986"/>
          <table:table-cell office:value-type="float" office:value="42292484"/>
          <table:table-cell office:value-type="float" office:value="42681660"/>
          <table:table-cell office:value-type="float" office:value="43077039"/>
          <table:table-cell office:value-type="float" office:value="43363503"/>
          <table:table-cell office:value-type="float" office:value="43656579"/>
          <table:table-cell office:value-type="float" office:value="44013062"/>
          <table:table-cell office:value-type="float" office:value="44381213"/>
          <table:table-cell office:value-type="float" office:value="44738967"/>
          <table:table-cell office:value-type="float" office:value="44981459"/>
          <table:table-cell office:value-type="float" office:value="45228720"/>
          <table:table-cell table:number-columns-repeated="16368"/>
        </table:table-row>
        <table:table-row>
          <table:table-cell/>
          <table:table-cell office:value-type="string" office:string-value="md_proportion"/>
          <table:table-cell table:formula="of:=#N/A"/>
          <table:table-cell table:formula="of:=#N/A"/>
          <table:table-cell office:value-type="float" office:value="11.907258402788539"/>
          <table:table-cell office:value-type="float" office:value="12.059771354620265"/>
          <table:table-cell office:value-type="float" office:value="11.475198124170468"/>
          <table:table-cell office:value-type="float" office:value="11.170234301045607"/>
          <table:table-cell office:value-type="float" office:value="11.083240072603347"/>
          <table:table-cell office:value-type="float" office:value="11.122996788096229"/>
          <table:table-cell office:value-type="float" office:value="8.7745539546153459"/>
          <table:table-cell office:value-type="float" office:value="9.1302513678698567"/>
          <table:table-cell office:value-type="float" office:value="9.0944435925973366"/>
          <table:table-cell office:value-type="float" office:value="9.3331766280207908"/>
          <table:table-cell office:value-type="float" office:value="9.5021862950498583"/>
          <table:table-cell office:value-type="float" office:value="8.8995108138080994"/>
          <table:table-cell table:number-columns-repeated="16368"/>
        </table:table-row>
        <table:table-row>
          <table:table-cell/>
          <table:table-cell office:value-type="string" office:string-value="No mobility difficulties"/>
          <table:table-cell office:value-type="string" office:string-value=".."/>
          <table:table-cell office:value-type="string" office:string-value=".."/>
          <table:table-cell office:value-type="float" office:value="36616223.74568557"/>
          <table:table-cell office:value-type="float" office:value="36902345.83482869"/>
          <table:table-cell office:value-type="float" office:value="37439337.669366904"/>
          <table:table-cell office:value-type="float" office:value="37914018.574424341"/>
          <table:table-cell office:value-type="float" office:value="38302707.351461031"/>
          <table:table-cell office:value-type="float" office:value="38540181.954103991"/>
          <table:table-cell office:value-type="float" office:value="39825908.920905724"/>
          <table:table-cell office:value-type="float" office:value="39994558.804703593"/>
          <table:table-cell office:value-type="float" office:value="40344988.618004523"/>
          <table:table-cell office:value-type="float" office:value="40563400.188338064"/>
          <table:table-cell office:value-type="float" office:value="40707236.967588529"/>
          <table:table-cell office:value-type="float" office:value="41203585.172653012"/>
          <table:table-cell table:number-columns-repeated="16368"/>
        </table:table-row>
        <table:table-row>
          <table:table-cell/>
          <table:table-cell office:value-type="string" office:string-value="Mobility difficulties"/>
          <table:table-cell office:value-type="string" office:string-value=".."/>
          <table:table-cell office:value-type="string" office:string-value=".."/>
          <table:table-cell office:value-type="float" office:value="4949316.2543144319"/>
          <table:table-cell office:value-type="float" office:value="5060640.1651713122"/>
          <table:table-cell office:value-type="float" office:value="4853146.3306330955"/>
          <table:table-cell office:value-type="float" office:value="4767641.4255756624"/>
          <table:table-cell office:value-type="float" office:value="4774331.6485389723"/>
          <table:table-cell office:value-type="float" office:value="4823321.0458960114"/>
          <table:table-cell office:value-type="float" office:value="3830670.079094273"/>
          <table:table-cell office:value-type="float" office:value="4018503.1952964081"/>
          <table:table-cell office:value-type="float" office:value="4036224.3819954759"/>
          <table:table-cell office:value-type="float" office:value="4175566.8116619345"/>
          <table:table-cell office:value-type="float" office:value="4274222.032411471"/>
          <table:table-cell office:value-type="float" office:value="4025134.8273469866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Year average"/>
          <table:table-cell/>
          <table:table-cell office:value-type="float" office:value="41175214.666666664"/>
          <table:table-cell office:value-type="float" office:value="41563591.666666664"/>
          <table:table-cell office:value-type="float" office:value="41940336.666666664"/>
          <table:table-cell office:value-type="float" office:value="42312376.666666664"/>
          <table:table-cell office:value-type="float" office:value="42683727.666666664"/>
          <table:table-cell office:value-type="float" office:value="43040734"/>
          <table:table-cell office:value-type="float" office:value="43365707"/>
          <table:table-cell office:value-type="float" office:value="43677714.666666664"/>
          <table:table-cell office:value-type="float" office:value="44016951.333333336"/>
          <table:table-cell office:value-type="float" office:value="44377747.333333336"/>
          <table:table-cell office:value-type="float" office:value="44700546.333333336"/>
          <table:table-cell office:value-type="float" office:value="44983048.666666664"/>
          <table:table-cell table:number-columns-repeated="16369"/>
        </table:table-row>
        <table:table-row table:number-rows-repeated="1048533">
          <table:table-cell table:number-columns-repeated="16369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th_pop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th_po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_rounded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_rounde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2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_rounded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_rounde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4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ngland_16+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ngland_16+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2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2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4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4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Region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Reg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UR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U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Gender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Gend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Ag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thnicity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thnicit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Disability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Disabilit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Purpos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Purpo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CW0401.$A$1"/>
        <table:named-expression table:name="activeCell" table:expression="of:=[.#REF!]" table:base-cell-address="CW0401.$A$1"/>
        <table:named-expression table:name="AVON" table:expression="of:=[.#REF!]" table:base-cell-address="CW0401.$A$1"/>
        <table:named-range table:name="ayear" table:cell-range-address="'file:///W:/SECTION1/1-15-98.XLS'#RAWDATA.$J$2" table:base-cell-address="CW0401.$A$1"/>
        <table:named-expression table:name="BEDS" table:expression="of:=[.#REF!]" table:base-cell-address="CW0401.$A$1"/>
        <table:named-expression table:name="BERKS" table:expression="of:=[.#REF!]" table:base-cell-address="CW0401.$A$1"/>
        <table:named-expression table:name="BUCKS" table:expression="of:=[.#REF!]" table:base-cell-address="CW0401.$A$1"/>
        <table:named-range table:name="byear" table:cell-range-address="'file:///W:/SECTION1/1-15-98.XLS'#RAWDATA.$L$2" table:base-cell-address="CW0401.$A$1"/>
        <table:named-expression table:name="CAMBS" table:expression="of:=[.#REF!]" table:base-cell-address="CW0401.$A$1"/>
        <table:named-expression table:name="CategoryTitle" table:expression="of:=[.#REF!]" table:base-cell-address="CW0401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01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CW0401.$A$1"/>
        <table:named-expression table:name="CHESHIRE" table:expression="of:=[.#REF!]" table:base-cell-address="CW0401.$A$1"/>
        <table:named-expression table:name="CLEVELAND" table:expression="of:=[.#REF!]" table:base-cell-address="CW0401.$A$1"/>
        <table:named-expression table:name="CLWYD" table:expression="of:=[.#REF!]" table:base-cell-address="CW0401.$A$1"/>
        <table:named-expression table:name="components_by_LA" table:expression="of:=[.#REF!]" table:base-cell-address="CW0401.$A$1"/>
        <table:named-expression table:name="CORNWALL" table:expression="of:=[.#REF!]" table:base-cell-address="CW0401.$A$1"/>
        <table:named-expression table:name="CUMBRIA" table:expression="of:=[.#REF!]" table:base-cell-address="CW0401.$A$1"/>
        <table:named-range table:name="cyear" table:cell-range-address="'file:///W:/SECTION1/1-15-98.XLS'#RAWDATA.$J$2" table:base-cell-address="CW0401.$A$1"/>
        <table:named-expression table:name="Database" table:expression="of:=[.#REF!]" table:base-cell-address="CW0401.$A$1"/>
        <table:named-expression table:name="DERBYSHIRE" table:expression="of:=[.#REF!]" table:base-cell-address="CW0401.$A$1"/>
        <table:named-expression table:name="DEVON" table:expression="of:=[.#REF!]" table:base-cell-address="CW0401.$A$1"/>
        <table:named-expression table:name="dgdsfyh" table:expression="of:=[.#REF!]" table:base-cell-address="CW0401.$A$1"/>
        <table:named-expression table:name="Dialog" table:expression="of:='http://www.dft.gov.uk/TSGB00/8-01-98.XLS'#$$Dialog" table:base-cell-address="CW0401.$A$1"/>
        <table:named-expression table:name="dialog2" table:expression="of:='http://www.dft.gov.uk/TSGB00/8-01-98.XLS'#$$dialog2" table:base-cell-address="CW0401.$A$1"/>
        <table:named-expression table:name="DORSET" table:expression="of:=[.#REF!]" table:base-cell-address="CW0401.$A$1"/>
        <table:named-expression table:name="DURHAM" table:expression="of:=[.#REF!]" table:base-cell-address="CW0401.$A$1"/>
        <table:named-expression table:name="DYFED" table:expression="of:=[.#REF!]" table:base-cell-address="CW0401.$A$1"/>
        <table:named-expression table:name="E_SUSSEX" table:expression="of:=[.#REF!]" table:base-cell-address="CW0401.$A$1"/>
        <table:named-expression table:name="ESSEX" table:expression="of:=[.#REF!]" table:base-cell-address="CW0401.$A$1"/>
        <table:named-expression table:name="fayear" table:expression="of:=[.#REF!]" table:base-cell-address="CW0401.$A$1"/>
        <table:named-expression table:name="fdafda" table:expression="of:=[.#REF!]" table:base-cell-address="CW0401.$A$1"/>
        <table:named-expression table:name="Female" table:expression="of:=[.#REF!]" table:base-cell-address="CW0401.$A$1"/>
        <table:named-expression table:name="females_UK" table:expression="of:=[.#REF!]" table:base-cell-address="CW0401.$A$1"/>
        <table:named-range table:name="fendyear" table:cell-range-address="'file:///W:/SECTION1/1-15-98.XLS'#RAWDATA.$L$2" table:base-cell-address="CW0401.$A$1"/>
        <table:named-range table:name="ffyear" table:cell-range-address="'file:///W:/SECTION1/1-15-98.XLS'#RAWDATA.$J$2" table:base-cell-address="CW0401.$A$1"/>
        <table:named-expression table:name="Footnotes" table:expression="of:=[.#REF!]" table:base-cell-address="CW0401.$A$1"/>
        <table:named-range table:name="fyear" table:cell-range-address="'file:///W:/SECTION1/1-15-98.XLS'#RAWDATA.$J$2" table:base-cell-address="CW0401.$A$1"/>
        <table:named-expression table:name="fyear2" table:expression="of:=[.#REF!]" table:base-cell-address="CW0401.$A$1"/>
        <table:named-expression table:name="GLOS" table:expression="of:=[.#REF!]" table:base-cell-address="CW0401.$A$1"/>
        <table:named-expression table:name="GraphData" table:expression="of:=['file://Fs5/afp6$/TSGB1998/SECTION1/1-13-98.XLS'#'TIS-INDEX'.$B$13:.$Q$44]~['file://Fs5/afp6$/TSGB1998/SECTION1/1-13-98.XLS'#'TIS-INDEX'.$E$9:.$R$9]" table:base-cell-address="CW0401.$A$1"/>
        <table:named-expression table:name="GraphTitle" table:expression="of:=[.#REF!]" table:base-cell-address="CW0401.$A$1"/>
        <table:named-expression table:name="GTR_MAN" table:expression="of:=[.#REF!]" table:base-cell-address="CW0401.$A$1"/>
        <table:named-expression table:name="GWENT" table:expression="of:=[.#REF!]" table:base-cell-address="CW0401.$A$1"/>
        <table:named-expression table:name="GWYNEDD" table:expression="of:=[.#REF!]" table:base-cell-address="CW0401.$A$1"/>
        <table:named-expression table:name="HANTS" table:expression="of:=[.#REF!]" table:base-cell-address="CW0401.$A$1"/>
        <table:named-expression table:name="HEREFORD_W" table:expression="of:=[.#REF!]" table:base-cell-address="CW0401.$A$1"/>
        <table:named-expression table:name="HERTS" table:expression="of:=[.#REF!]" table:base-cell-address="CW0401.$A$1"/>
        <table:named-expression table:name="HUMBERSIDE" table:expression="of:=[.#REF!]" table:base-cell-address="CW0401.$A$1"/>
        <table:named-expression table:name="I_OF_WIGHT" table:expression="of:=[.#REF!]" table:base-cell-address="CW0401.$A$1"/>
        <table:named-expression table:name="KENT" table:expression="of:=[.#REF!]" table:base-cell-address="CW0401.$A$1"/>
        <table:named-expression table:name="LANCS" table:expression="of:=[.#REF!]" table:base-cell-address="CW0401.$A$1"/>
        <table:named-expression table:name="LEICS" table:expression="of:=[.#REF!]" table:base-cell-address="CW0401.$A$1"/>
        <table:named-expression table:name="LFS" table:expression="of:=[.#REF!]" table:base-cell-address="CW0401.$A$1"/>
        <table:named-expression table:name="LINCS" table:expression="of:=[.#REF!]" table:base-cell-address="CW0401.$A$1"/>
        <table:named-expression table:name="LONDON" table:expression="of:=[.#REF!]" table:base-cell-address="CW0401.$A$1"/>
        <table:named-expression table:name="M_GLAM" table:expression="of:=[.#REF!]" table:base-cell-address="CW0401.$A$1"/>
        <table:named-expression table:name="MACRO" table:expression="of:=#N/A" table:base-cell-address="CW0401.$A$1"/>
        <table:named-expression table:name="Male" table:expression="of:=[.#REF!]" table:base-cell-address="CW0401.$A$1"/>
        <table:named-expression table:name="males_UK" table:expression="of:=[.#REF!]" table:base-cell-address="CW0401.$A$1"/>
        <table:named-expression table:name="MERSEYSIDE" table:expression="of:=[.#REF!]" table:base-cell-address="CW0401.$A$1"/>
        <table:named-range table:name="MYE" table:cell-range-address="'file://virago.internal.dtlr.gov.uk/Data/AFP/RLTDAll/STS/006%20NATIONAL%20TRAVEL%20SURVEY/003%20OTHER%20REGULAR%20OUTPUTS/0013%20Walking%20and%20Cycling/2018%20data/2019_Tables_CW0401-02-03-04.xlsx'#MYE.$B$1:MYE.$P$1048576" table:base-cell-address="CW0401.$A$1"/>
        <table:named-expression table:name="MYE_Age" table:expression="of:=[.#REF!]" table:base-cell-address="CW0401.$A$1"/>
        <table:named-expression table:name="MYE_Formatted" table:expression="of:=[.#REF!]" table:base-cell-address="CW0401.$A$1"/>
        <table:named-expression table:name="MYE_Region_Gender" table:expression="of:=[.#REF!]" table:base-cell-address="CW0401.$A$1"/>
        <table:named-expression table:name="N_YORKS" table:expression="of:=[.#REF!]" table:base-cell-address="CW0401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01.$A$1"/>
        <table:named-expression table:name="new_dialog" table:expression="of:='file://tslan10/COMQ/TSGB00/8-01-98.XLS'#$$Dialog" table:base-cell-address="CW0401.$A$1"/>
        <table:named-expression table:name="new_table" table:expression="of:=[.#REF!]" table:base-cell-address="CW0401.$A$1"/>
        <table:named-expression table:name="NORFOLK" table:expression="of:=[.#REF!]" table:base-cell-address="CW0401.$A$1"/>
        <table:named-expression table:name="NORTHANTS" table:expression="of:=[.#REF!]" table:base-cell-address="CW0401.$A$1"/>
        <table:named-expression table:name="NORTHUMBERLAND" table:expression="of:=[.#REF!]" table:base-cell-address="CW0401.$A$1"/>
        <table:named-expression table:name="NOTTS" table:expression="of:=[.#REF!]" table:base-cell-address="CW0401.$A$1"/>
        <table:named-expression table:name="Obj1_Purpose" table:expression="of:=[.#REF!]" table:base-cell-address="CW0401.$A$1"/>
        <table:named-expression table:name="Obj1_purpose3yr" table:expression="of:=[.#REF!]" table:base-cell-address="CW0401.$A$1"/>
        <table:named-expression table:name="Obj1Table" table:expression="of:=[.#REF!]" table:base-cell-address="CW0401.$A$1"/>
        <table:named-expression table:name="Obj1Table3yr" table:expression="of:=[.#REF!]" table:base-cell-address="CW0401.$A$1"/>
        <table:named-expression table:name="Obj3_region" table:expression="of:=[.#REF!]" table:base-cell-address="CW0401.$A$1"/>
        <table:named-expression table:name="Obj4_Region" table:expression="of:=[.#REF!]" table:base-cell-address="CW0401.$A$1"/>
        <table:named-expression table:name="OldData" table:expression="of:=[.#REF!]" table:base-cell-address="CW0401.$A$1"/>
        <table:named-expression table:name="OXON" table:expression="of:=[.#REF!]" table:base-cell-address="CW0401.$A$1"/>
        <table:named-expression table:name="persons_UK" table:expression="of:=[.#REF!]" table:base-cell-address="CW0401.$A$1"/>
        <table:named-expression table:name="POWYS" table:expression="of:=[.#REF!]" table:base-cell-address="CW0401.$A$1"/>
        <table:named-expression table:name="Print_Area" table:expression="of:=[.#REF!]" table:base-cell-address="CW0401.$A$1"/>
        <table:named-expression table:name="printarea" table:expression="of:=[.#REF!]" table:base-cell-address="CW0401.$A$1"/>
        <table:named-expression table:name="PUBLISH1998_Print_Area" table:expression="of:=[.#REF!]" table:base-cell-address="CW0401.$A$1"/>
        <table:named-range table:name="Purpose" table:cell-range-address="'file://virago.internal.dtlr.gov.uk/Data/AFP/RLTDAll/STS/006%20NATIONAL%20TRAVEL%20SURVEY/003%20OTHER%20REGULAR%20OUTPUTS/0013%20Walking%20and%20Cycling/2018%20data/2019_Tables_CW0401-02-03-04.xlsx'#Metadata.$B$53:Metadata.$D$64" table:base-cell-address="CW0401.$A$1"/>
        <table:named-expression table:name="PurposeCycle" table:expression="of:=[.#REF!]" table:base-cell-address="CW0401.$A$1"/>
        <table:named-expression table:name="PurposeWalk" table:expression="of:=[.#REF!]" table:base-cell-address="CW0401.$A$1"/>
        <table:named-expression table:name="S_GLAM" table:expression="of:=[.#REF!]" table:base-cell-address="CW0401.$A$1"/>
        <table:named-expression table:name="S_YORKS" table:expression="of:=[.#REF!]" table:base-cell-address="CW0401.$A$1"/>
        <table:named-expression table:name="SAM_CTRY_UK" table:expression="of:=[.#REF!]" table:base-cell-address="CW0401.$A$1"/>
        <table:named-expression table:name="sheet1" table:expression="of:=[.#REF!]" table:base-cell-address="CW0401.$A$1"/>
        <table:named-expression table:name="SHROPS" table:expression="of:=[.#REF!]" table:base-cell-address="CW0401.$A$1"/>
        <table:named-expression table:name="SOMERSET" table:expression="of:=[.#REF!]" table:base-cell-address="CW0401.$A$1"/>
        <table:named-expression table:name="STAFFS" table:expression="of:=[.#REF!]" table:base-cell-address="CW0401.$A$1"/>
        <table:named-expression table:name="SUFFOLK" table:expression="of:=[.#REF!]" table:base-cell-address="CW0401.$A$1"/>
        <table:named-expression table:name="SURREY" table:expression="of:=[.#REF!]" table:base-cell-address="CW0401.$A$1"/>
        <table:named-expression table:name="TABA1_2" table:expression="of:=#N/A" table:base-cell-address="CW0401.$A$1"/>
        <table:named-expression table:name="TABA3" table:expression="of:=#N/A" table:base-cell-address="CW0401.$A$1"/>
        <table:named-expression table:name="TABB1_2" table:expression="of:=#N/A" table:base-cell-address="CW0401.$A$1"/>
        <table:named-expression table:name="TableTitle" table:expression="of:=[.#REF!]" table:base-cell-address="CW0401.$A$1"/>
        <table:named-expression table:name="testing" table:expression="of:=[.#REF!]" table:base-cell-address="CW0401.$A$1"/>
        <table:named-expression table:name="TravelTracker" table:expression="of:=[.#REF!]" table:base-cell-address="CW0401.$A$1"/>
        <table:named-expression table:name="TYNE_WEAR" table:expression="of:=[.#REF!]" table:base-cell-address="CW0401.$A$1"/>
        <table:named-expression table:name="UK" table:expression="of:=[.#REF!]" table:base-cell-address="CW0401.$A$1"/>
        <table:named-expression table:name="ValueTitle" table:expression="of:=[.#REF!]" table:base-cell-address="CW0401.$A$1"/>
        <table:named-expression table:name="W_GLAM" table:expression="of:=[.#REF!]" table:base-cell-address="CW0401.$A$1"/>
        <table:named-expression table:name="W_MIDS" table:expression="of:=[.#REF!]" table:base-cell-address="CW0401.$A$1"/>
        <table:named-expression table:name="W_SUSSEX" table:expression="of:=[.#REF!]" table:base-cell-address="CW0401.$A$1"/>
        <table:named-expression table:name="W_YORKS" table:expression="of:=[.#REF!]" table:base-cell-address="CW0401.$A$1"/>
        <table:named-expression table:name="WARWICKS" table:expression="of:=[.#REF!]" table:base-cell-address="CW0401.$A$1"/>
        <table:named-expression table:name="WILTS" table:expression="of:=[.#REF!]" table:base-cell-address="CW0401.$A$1"/>
        <table:named-expression table:name="year" table:expression="of:=[.#REF!]" table:base-cell-address="CW04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0" number:min-integer-digits="0" number:grouping="true" number:display-factor="1000000"/>
    </number:number-style>
    <number:number-style style:name="N39">
      <number:number number:decimal-places="0" number:min-integer-digits="1" number:grouping="true" number:display-factor="1000000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">
      <number:number number:decimal-places="1" number:min-integer-digits="1"/>
    </number:number-style>
    <style:style style:name="Comma" style:family="table-cell" style:data-style-name="N35"/>
    <style:style style:name="Comma_32_2" style:display-name="Comma 2" style:family="table-cell" style:data-style-name="N37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rmal_2003_32_main_32_NTS_32_tables_32_raw" style:display-name="Normal_2003 main NTS tables raw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2003_32_main_32_tables" style:display-name="Normal_2003 main tables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5_32_Tables_32_2002" style:display-name="Normal_5 Tables 2002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3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Isi Avbulimen</meta:initial-creator>
    <dc:creator>Isi Avbulimen</dc:creator>
    <meta:creation-date>2019-07-26T10:36:23Z</meta:creation-date>
    <dc:date>2019-07-26T11:55:11Z</dc:date>
  </office:meta>
</office:document-meta>
</file>